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output_with_updated_condi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8" table:default-cell-style-name="ce2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pk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1.7201186" calcext:value-type="float">
            <text:p>1.72011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fta</text:p>
          </table:table-cell>
          <table:table-cell office:value-type="float" office:value="4" calcext:value-type="float">
            <text:p>4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4.667989E-020" calcext:value-type="float">
            <text:p>4.667989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crftb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291558E-027" calcext:value-type="float">
            <text:p>3.291558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port</text:p>
          </table:table-cell>
          <table:table-cell office:value-type="float" office:value="15" calcext:value-type="float">
            <text:p>15</text:p>
          </table:table-cell>
          <table:table-cell office:value-type="float" office:value="0.033327" calcext:value-type="float">
            <text:p>0.033327</text:p>
          </table:table-cell>
          <table:table-cell office:value-type="float" office:value="47952.7" calcext:value-type="float">
            <text:p>4795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jazzaf</text:p>
          </table:table-cell>
          <table:table-cell office:value-type="float" office:value="26" calcext:value-type="float">
            <text:p>26</text:p>
          </table:table-cell>
          <table:table-cell office:value-type="float" office:value="0.003455" calcext:value-type="float">
            <text:p>0.003455</text:p>
          </table:table-cell>
          <table:table-cell office:value-type="float" office:value="74.9975" calcext:value-type="float">
            <text:p>74.99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nit</text:p>
          </table:table-cell>
          <table:table-cell office:value-type="float" office:value="11" calcext:value-type="float">
            <text:p>11</text:p>
          </table:table-cell>
          <table:table-cell office:value-type="float" office:value="0.005938" calcext:value-type="float">
            <text:p>0.005938</text:p>
          </table:table-cell>
          <table:table-cell office:value-type="float" office:value="16.70597" calcext:value-type="float">
            <text:p>16.70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nitc</text:p>
          </table:table-cell>
          <table:table-cell office:value-type="float" office:value="28" calcext:value-type="float">
            <text:p>28</text:p>
          </table:table-cell>
          <table:table-cell office:value-type="float" office:value="0.016757" calcext:value-type="float">
            <text:p>0.016757</text:p>
          </table:table-cell>
          <table:table-cell office:value-type="float" office:value="30.49172" calcext:value-type="float">
            <text:p>30.49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linitu</text:p>
          </table:table-cell>
          <table:table-cell office:value-type="float" office:value="14" calcext:value-type="float">
            <text:p>14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5.744385" calcext:value-type="float">
            <text:p>5.744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sotame</text:p>
          </table:table-cell>
          <table:table-cell office:value-type="float" office:value="8" calcext:value-type="float">
            <text:p>8</text:p>
          </table:table-cell>
          <table:table-cell office:value-type="float" office:value="0.008311" calcext:value-type="float">
            <text:p>0.008311</text:p>
          </table:table-cell>
          <table:table-cell office:value-type="float" office:value="0.082085" calcext:value-type="float">
            <text:p>0.0820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auss</text:p>
          </table:table-cell>
          <table:table-cell office:value-type="float" office:value="2" calcext:value-type="float">
            <text:p>2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00001127933" calcext:value-type="float">
            <text:p>1.127933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lina</text:p>
          </table:table-cell>
          <table:table-cell office:value-type="float" office:value="1" calcext:value-type="float">
            <text:p>1</text:p>
          </table:table-cell>
          <table:table-cell office:value-type="float" office:value="0.004843" calcext:value-type="float">
            <text:p>0.004843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lin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1469851" calcext:value-type="float">
            <text:p>0.00014698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linc</text:p>
          </table:table-cell>
          <table:table-cell office:value-type="float" office:value="2" calcext:value-type="float">
            <text:p>2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0003679793" calcext:value-type="float">
            <text:p>0.00036797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gtrig</text:p>
          </table:table-cell>
          <table:table-cell office:value-type="float" office:value="5" calcext:value-type="float">
            <text:p>5</text:p>
          </table:table-cell>
          <table:table-cell office:value-type="float" office:value="0.032061" calcext:value-type="float">
            <text:p>0.032061</text:p>
          </table:table-cell>
          <table:table-cell office:value-type="float" office:value="3.753939E-027" calcext:value-type="float">
            <text:p>3.753939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tif</text:p>
          </table:table-cell>
          <table:table-cell office:value-type="float" office:value="39" calcext:value-type="float">
            <text:p>39</text:p>
          </table:table-cell>
          <table:table-cell office:value-type="float" office:value="0.324038" calcext:value-type="float">
            <text:p>0.324038</text:p>
          </table:table-cell>
          <table:table-cell office:value-type="float" office:value="1.897534E-017" calcext:value-type="float">
            <text:p>1.897534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rwhead</text:p>
          </table:table-cell>
          <table:table-cell office:value-type="float" office:value="6" calcext:value-type="float">
            <text:p>6</text:p>
          </table:table-cell>
          <table:table-cell office:value-type="float" office:value="0.048821" calcext:value-type="float">
            <text:p>0.048821</text:p>
          </table:table-cell>
          <table:table-cell office:value-type="float" office:value="-6.662671E-018" calcext:value-type="float">
            <text:p>-6.662671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</text:p>
          </table:table-cell>
          <table:table-cell office:value-type="float" office:value="1" calcext:value-type="float">
            <text:p>1</text:p>
          </table:table-cell>
          <table:table-cell office:value-type="float" office:value="0.07193" calcext:value-type="float">
            <text:p>0.07193</text:p>
          </table:table-cell>
          <table:table-cell office:value-type="float" office:value="1687412" calcext:value-type="float">
            <text:p>1687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c</text:p>
          </table:table-cell>
          <table:table-cell office:value-type="float" office:value="13" calcext:value-type="float">
            <text:p>13</text:p>
          </table:table-cell>
          <table:table-cell office:value-type="float" office:value="0.328621" calcext:value-type="float">
            <text:p>0.328621</text:p>
          </table:table-cell>
          <table:table-cell office:value-type="float" office:value="1818393" calcext:value-type="float">
            <text:p>1818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cqp</text:p>
          </table:table-cell>
          <table:table-cell office:value-type="float" office:value="28" calcext:value-type="float">
            <text:p>28</text:p>
          </table:table-cell>
          <table:table-cell office:value-type="float" office:value="0.741363" calcext:value-type="float">
            <text:p>0.741363</text:p>
          </table:table-cell>
          <table:table-cell office:value-type="float" office:value="6498179" calcext:value-type="float">
            <text:p>6498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2dqp</text:p>
          </table:table-cell>
          <table:table-cell office:value-type="float" office:value="30" calcext:value-type="float">
            <text:p>30</text:p>
          </table:table-cell>
          <table:table-cell office:value-type="float" office:value="0.767353" calcext:value-type="float">
            <text:p>0.767353</text:p>
          </table:table-cell>
          <table:table-cell office:value-type="float" office:value="6237012" calcext:value-type="float">
            <text:p>6237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</text:p>
          </table:table-cell>
          <table:table-cell office:value-type="float" office:value="2" calcext:value-type="float">
            <text:p>2</text:p>
          </table:table-cell>
          <table:table-cell office:value-type="float" office:value="0.276265" calcext:value-type="float">
            <text:p>0.276265</text:p>
          </table:table-cell>
          <table:table-cell office:value-type="float" office:value="554.0677" calcext:value-type="float">
            <text:p>554.06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c</text:p>
          </table:table-cell>
          <table:table-cell office:value-type="float" office:value="1" calcext:value-type="float">
            <text:p>1</text:p>
          </table:table-cell>
          <table:table-cell office:value-type="float" office:value="0.008067" calcext:value-type="float">
            <text:p>0.008067</text:p>
          </table:table-cell>
          <table:table-cell office:value-type="float" office:value="771.2624" calcext:value-type="float">
            <text:p>771.2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cqp</text:p>
          </table:table-cell>
          <table:table-cell office:value-type="float" office:value="21" calcext:value-type="float">
            <text:p>21</text:p>
          </table:table-cell>
          <table:table-cell office:value-type="float" office:value="0.18491" calcext:value-type="float">
            <text:p>0.18491</text:p>
          </table:table-cell>
          <table:table-cell office:value-type="float" office:value="993.3621" calcext:value-type="float">
            <text:p>993.36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g3dqp</text:p>
          </table:table-cell>
          <table:table-cell office:value-type="float" office:value="21" calcext:value-type="float">
            <text:p>21</text:p>
          </table:table-cell>
          <table:table-cell office:value-type="float" office:value="0.151907" calcext:value-type="float">
            <text:p>0.151907</text:p>
          </table:table-cell>
          <table:table-cell office:value-type="float" office:value="675.2377" calcext:value-type="float">
            <text:p>675.2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asa</text:p>
          </table:table-cell>
          <table:table-cell office:value-type="float" office:value="10" calcext:value-type="float">
            <text:p>10</text:p>
          </table:table-cell>
          <table:table-cell office:value-type="float" office:value="0.004862" calcext:value-type="float">
            <text:p>0.004862</text:p>
          </table:table-cell>
          <table:table-cell office:value-type="float" office:value="-4.168702" calcext:value-type="float">
            <text:p>-4.1687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gasb</text:p>
          </table:table-cell>
          <table:table-cell office:value-type="float" office:value="11" calcext:value-type="float">
            <text:p>11</text:p>
          </table:table-cell>
          <table:table-cell office:value-type="float" office:value="0.010012" calcext:value-type="float">
            <text:p>0.010012</text:p>
          </table:table-cell>
          <table:table-cell office:value-type="float" office:value="-4.132819" calcext:value-type="float">
            <text:p>-4.1328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vion2</text:p>
          </table:table-cell>
          <table:table-cell office:value-type="float" office:value="90" calcext:value-type="float">
            <text:p>90</text:p>
          </table:table-cell>
          <table:table-cell office:value-type="float" office:value="0.081064" calcext:value-type="float">
            <text:p>0.081064</text:p>
          </table:table-cell>
          <table:table-cell office:value-type="float" office:value="411510.8" calcext:value-type="float">
            <text:p>41151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d</text:p>
          </table:table-cell>
          <table:table-cell office:value-type="float" office:value="8" calcext:value-type="float">
            <text:p>8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8214877" calcext:value-type="float">
            <text:p>0.0082148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tch</text:p>
          </table:table-cell>
          <table:table-cell office:value-type="float" office:value="33" calcext:value-type="float">
            <text:p>33</text:p>
          </table:table-cell>
          <table:table-cell office:value-type="float" office:value="0.031417" calcext:value-type="float">
            <text:p>0.031417</text:p>
          </table:table-cell>
          <table:table-cell office:value-type="float" office:value="3383.68" calcext:value-type="float">
            <text:p>3383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dexp</text:p>
          </table:table-cell>
          <table:table-cell office:value-type="float" office:value="17" calcext:value-type="float">
            <text:p>17</text:p>
          </table:table-cell>
          <table:table-cell office:value-type="float" office:value="0.161503" calcext:value-type="float">
            <text:p>0.161503</text:p>
          </table:table-cell>
          <table:table-cell office:value-type="float" office:value="0.000001324858" calcext:value-type="float">
            <text:p>1.324858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dqrtic</text:p>
          </table:table-cell>
          <table:table-cell office:value-type="float" office:value="9" calcext:value-type="float">
            <text:p>9</text:p>
          </table:table-cell>
          <table:table-cell office:value-type="float" office:value="0.007113" calcext:value-type="float">
            <text:p>0.007113</text:p>
          </table:table-cell>
          <table:table-cell office:value-type="float" office:value="1.333272" calcext:value-type="float">
            <text:p>1.3332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dvalue</text:p>
          </table:table-cell>
          <table:table-cell office:value-type="float" office:value="1" calcext:value-type="float">
            <text:p>1</text:p>
          </table:table-cell>
          <table:table-cell office:value-type="float" office:value="0.021852" calcext:value-type="float">
            <text:p>0.021852</text:p>
          </table:table-cell>
          <table:table-cell office:value-type="float" office:value="5.809414E-015" calcext:value-type="float">
            <text:p>5.809414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eale</text:p>
          </table:table-cell>
          <table:table-cell office:value-type="float" office:value="8" calcext:value-type="float">
            <text:p>8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4.342569E-018" calcext:value-type="float">
            <text:p>4.342569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bank</text:p>
          </table:table-cell>
          <table:table-cell office:value-type="float" office:value="27" calcext:value-type="float">
            <text:p>27</text:p>
          </table:table-cell>
          <table:table-cell office:value-type="float" office:value="0.14067" calcext:value-type="float">
            <text:p>0.14067</text:p>
          </table:table-cell>
          <table:table-cell office:value-type="float" office:value="-4205696" calcext:value-type="float">
            <text:p>-4205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3</text:p>
          </table:table-cell>
          <table:table-cell office:value-type="float" office:value="9" calcext:value-type="float">
            <text:p>9</text:p>
          </table:table-cell>
          <table:table-cell office:value-type="float" office:value="0.004137" calcext:value-type="float">
            <text:p>0.004137</text:p>
          </table:table-cell>
          <table:table-cell office:value-type="float" office:value="1.299955E-026" calcext:value-type="float">
            <text:p>1.299955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5</text:p>
          </table:table-cell>
          <table:table-cell office:value-type="float" office:value="20" calcext:value-type="float">
            <text:p>20</text:p>
          </table:table-cell>
          <table:table-cell office:value-type="float" office:value="0.003989" calcext:value-type="float">
            <text:p>0.003989</text:p>
          </table:table-cell>
          <table:table-cell office:value-type="float" office:value="1.075367E-019" calcext:value-type="float">
            <text:p>1.075367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6</text:p>
          </table:table-cell>
          <table:table-cell office:value-type="float" office:value="34" calcext:value-type="float">
            <text:p>34</text:p>
          </table:table-cell>
          <table:table-cell office:value-type="float" office:value="0.011857" calcext:value-type="float">
            <text:p>0.011857</text:p>
          </table:table-cell>
          <table:table-cell office:value-type="float" office:value="5.984988E-021" calcext:value-type="float">
            <text:p>5.984988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b1</text:p>
          </table:table-cell>
          <table:table-cell office:value-type="float" office:value="17" calcext:value-type="float">
            <text:p>17</text:p>
          </table:table-cell>
          <table:table-cell office:value-type="float" office:value="0.021185" calcext:value-type="float">
            <text:p>0.021185</text:p>
          </table:table-cell>
          <table:table-cell office:value-type="float" office:value="0.01500116" calcext:value-type="float">
            <text:p>0.01500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iggsc4</text:p>
          </table:table-cell>
          <table:table-cell office:value-type="float" office:value="26" calcext:value-type="float">
            <text:p>26</text:p>
          </table:table-cell>
          <table:table-cell office:value-type="float" office:value="0.007466" calcext:value-type="float">
            <text:p>0.007466</text:p>
          </table:table-cell>
          <table:table-cell office:value-type="float" office:value="-24.5" calcext:value-type="float">
            <text:p>-2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1</text:p>
          </table:table-cell>
          <table:table-cell office:value-type="float" office:value="11" calcext:value-type="float">
            <text:p>11</text:p>
          </table:table-cell>
          <table:table-cell office:value-type="float" office:value="0.068346" calcext:value-type="float">
            <text:p>0.068346</text:p>
          </table:table-cell>
          <table:table-cell office:value-type="float" office:value="-996.5" calcext:value-type="float">
            <text:p>-996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2</text:p>
          </table:table-cell>
          <table:table-cell office:value-type="float" office:value="9" calcext:value-type="float">
            <text:p>9</text:p>
          </table:table-cell>
          <table:table-cell office:value-type="float" office:value="0.052874" calcext:value-type="float">
            <text:p>0.052874</text:p>
          </table:table-cell>
          <table:table-cell office:value-type="float" office:value="-996.1012" calcext:value-type="float">
            <text:p>-996.10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3</text:p>
          </table:table-cell>
          <table:table-cell office:value-type="float" office:value="13" calcext:value-type="float">
            <text:p>13</text:p>
          </table:table-cell>
          <table:table-cell office:value-type="float" office:value="0.064717" calcext:value-type="float">
            <text:p>0.064717</text:p>
          </table:table-cell>
          <table:table-cell office:value-type="float" office:value="-497.5" calcext:value-type="float">
            <text:p>-4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4</text:p>
          </table:table-cell>
          <table:table-cell office:value-type="float" office:value="9" calcext:value-type="float">
            <text:p>9</text:p>
          </table:table-cell>
          <table:table-cell office:value-type="float" office:value="0.047715" calcext:value-type="float">
            <text:p>0.047715</text:p>
          </table:table-cell>
          <table:table-cell office:value-type="float" office:value="-498.0982" calcext:value-type="float">
            <text:p>-498.0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ckqp5</text:p>
          </table:table-cell>
          <table:table-cell office:value-type="float" office:value="43" calcext:value-type="float">
            <text:p>43</text:p>
          </table:table-cell>
          <table:table-cell office:value-type="float" office:value="0.183393" calcext:value-type="float">
            <text:p>0.183393</text:p>
          </table:table-cell>
          <table:table-cell office:value-type="float" office:value="-497.5" calcext:value-type="float">
            <text:p>-49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ya</text:p>
          </table:table-cell>
          <table:table-cell office:value-type="float" office:value="10" calcext:value-type="float">
            <text:p>10</text:p>
          </table:table-cell>
          <table:table-cell office:value-type="float" office:value="0.042108" calcext:value-type="float">
            <text:p>0.042108</text:p>
          </table:table-cell>
          <table:table-cell office:value-type="float" office:value="-0.04553072" calcext:value-type="float">
            <text:p>-0.045530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yb</text:p>
          </table:table-cell>
          <table:table-cell office:value-type="float" office:value="7" calcext:value-type="float">
            <text:p>7</text:p>
          </table:table-cell>
          <table:table-cell office:value-type="float" office:value="0.042591" calcext:value-type="float">
            <text:p>0.042591</text:p>
          </table:table-cell>
          <table:table-cell office:value-type="float" office:value="-0.03045265" calcext:value-type="float">
            <text:p>-0.030452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weyc</text:p>
          </table:table-cell>
          <table:table-cell office:value-type="float" office:value="12" calcext:value-type="float">
            <text:p>12</text:p>
          </table:table-cell>
          <table:table-cell office:value-type="float" office:value="0.043009" calcext:value-type="float">
            <text:p>0.043009</text:p>
          </table:table-cell>
          <table:table-cell office:value-type="float" office:value="-0.03036381" calcext:value-type="float">
            <text:p>-0.03036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o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888609E-031" calcext:value-type="float">
            <text:p>7.888609E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2</text:p>
          </table:table-cell>
          <table:table-cell office:value-type="float" office:value="8" calcext:value-type="float">
            <text:p>8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1.359207E-027" calcext:value-type="float">
            <text:p>1.359207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x3</text:p>
          </table:table-cell>
          <table:table-cell office:value-type="float" office:value="9" calcext:value-type="float">
            <text:p>9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1.690653E-025" calcext:value-type="float">
            <text:p>1.690653E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p1var</text:p>
          </table:table-cell>
          <table:table-cell office:value-type="float" office:value="5" calcext:value-type="float">
            <text:p>5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-0.000000007443447" calcext:value-type="float">
            <text:p>-7.44344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pgabim</text:p>
          </table:table-cell>
          <table:table-cell office:value-type="float" office:value="15" calcext:value-type="float">
            <text:p>15</text:p>
          </table:table-cell>
          <table:table-cell office:value-type="float" office:value="0.008509" calcext:value-type="float">
            <text:p>0.008509</text:p>
          </table:table-cell>
          <table:table-cell office:value-type="float" office:value="-0.00003789187" calcext:value-type="float">
            <text:p>-3.789187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qpgasim</text:p>
          </table:table-cell>
          <table:table-cell office:value-type="float" office:value="15" calcext:value-type="float">
            <text:p>15</text:p>
          </table:table-cell>
          <table:table-cell office:value-type="float" office:value="0.007533" calcext:value-type="float">
            <text:p>0.007533</text:p>
          </table:table-cell>
          <table:table-cell office:value-type="float" office:value="-0.00005516937" calcext:value-type="float">
            <text:p>-5.516937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inpc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inpc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tu1d</text:p>
          </table:table-cell>
          <table:table-cell office:value-type="float" office:value="4" calcext:value-type="float">
            <text:p>4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-0.004242482" calcext:value-type="float">
            <text:p>-0.004242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2d</text:p>
          </table:table-cell>
          <table:table-cell office:value-type="float" office:value="3" calcext:value-type="float">
            <text:p>3</text:p>
          </table:table-cell>
          <table:table-cell office:value-type="float" office:value="0.102736" calcext:value-type="float">
            <text:p>0.102736</text:p>
          </table:table-cell>
          <table:table-cell office:value-type="float" office:value="6.45631E-016" calcext:value-type="float">
            <text:p>6.45631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2dt</text:p>
          </table:table-cell>
          <table:table-cell office:value-type="float" office:value="10" calcext:value-type="float">
            <text:p>10</text:p>
          </table:table-cell>
          <table:table-cell office:value-type="float" office:value="0.249044" calcext:value-type="float">
            <text:p>0.249044</text:p>
          </table:table-cell>
          <table:table-cell office:value-type="float" office:value="0.0000000003637277" calcext:value-type="float">
            <text:p>3.637277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tu3d</text:p>
          </table:table-cell>
          <table:table-cell office:value-type="float" office:value="4" calcext:value-type="float">
            <text:p>4</text:p>
          </table:table-cell>
          <table:table-cell office:value-type="float" office:value="0.853605" calcext:value-type="float">
            <text:p>0.853605</text:p>
          </table:table-cell>
          <table:table-cell office:value-type="float" office:value="3.882014E-021" calcext:value-type="float">
            <text:p>3.882014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tg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kmc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690427" calcext:value-type="float">
            <text:p>0.1690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nal</text:p>
          </table:table-cell>
          <table:table-cell office:value-type="float" office:value="7" calcext:value-type="float">
            <text:p>7</text:p>
          </table:table-cell>
          <table:table-cell office:value-type="float" office:value="0.003018" calcext:value-type="float">
            <text:p>0.003018</text:p>
          </table:table-cell>
          <table:table-cell office:value-type="float" office:value="1.35962E-016" calcext:value-type="float">
            <text:p>1.35962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nbs</text:p>
          </table:table-cell>
          <table:table-cell office:value-type="float" office:value="7" calcext:value-type="float">
            <text:p>7</text:p>
          </table:table-cell>
          <table:table-cell office:value-type="float" office:value="0.004241" calcext:value-type="float">
            <text:p>0.00424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wnden</text:p>
          </table:table-cell>
          <table:table-cell office:value-type="float" office:value="8" calcext:value-type="float">
            <text:p>8</text:p>
          </table:table-cell>
          <table:table-cell office:value-type="float" office:value="0.003625" calcext:value-type="float">
            <text:p>0.003625</text:p>
          </table:table-cell>
          <table:table-cell office:value-type="float" office:value="4.823391" calcext:value-type="float">
            <text:p>4.823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ydn3d</text:p>
          </table:table-cell>
          <table:table-cell office:value-type="float" office:value="6" calcext:value-type="float">
            <text:p>6</text:p>
          </table:table-cell>
          <table:table-cell office:value-type="float" office:value="0.074562" calcext:value-type="float">
            <text:p>0.074562</text:p>
          </table:table-cell>
          <table:table-cell office:value-type="float" office:value="1.326272E-029" calcext:value-type="float">
            <text:p>1.326272E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ydn7d</text:p>
          </table:table-cell>
          <table:table-cell office:value-type="float" office:value="84" calcext:value-type="float">
            <text:p>84</text:p>
          </table:table-cell>
          <table:table-cell office:value-type="float" office:value="0.221397" calcext:value-type="float">
            <text:p>0.221397</text:p>
          </table:table-cell>
          <table:table-cell office:value-type="float" office:value="345.005" calcext:value-type="float">
            <text:p>345.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ydnbd</text:p>
          </table:table-cell>
          <table:table-cell office:value-type="float" office:value="8" calcext:value-type="float">
            <text:p>8</text:p>
          </table:table-cell>
          <table:table-cell office:value-type="float" office:value="0.153255" calcext:value-type="float">
            <text:p>0.153255</text:p>
          </table:table-cell>
          <table:table-cell office:value-type="float" office:value="4.437632E-027" calcext:value-type="float">
            <text:p>4.437632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ybnd</text:p>
          </table:table-cell>
          <table:table-cell office:value-type="float" office:value="8" calcext:value-type="float">
            <text:p>8</text:p>
          </table:table-cell>
          <table:table-cell office:value-type="float" office:value="0.158785" calcext:value-type="float">
            <text:p>0.158785</text:p>
          </table:table-cell>
          <table:table-cell office:value-type="float" office:value="4.437632E-027" calcext:value-type="float">
            <text:p>4.437632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</text:p>
          </table:table-cell>
          <table:table-cell office:value-type="float" office:value="7" calcext:value-type="float">
            <text:p>7</text:p>
          </table:table-cell>
          <table:table-cell office:value-type="float" office:value="0.005863" calcext:value-type="float">
            <text:p>0.00586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0</text:p>
          </table:table-cell>
          <table:table-cell office:value-type="float" office:value="6" calcext:value-type="float">
            <text:p>6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1</text:p>
          </table:table-cell>
          <table:table-cell office:value-type="float" office:value="8" calcext:value-type="float">
            <text:p>8</text:p>
          </table:table-cell>
          <table:table-cell office:value-type="float" office:value="0.003532" calcext:value-type="float">
            <text:p>0.003532</text:p>
          </table:table-cell>
          <table:table-cell office:value-type="float" office:value="0.8248918" calcext:value-type="float">
            <text:p>0.82489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188119" calcext:value-type="float">
            <text:p>6.188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13</text:p>
          </table:table-cell>
          <table:table-cell office:value-type="float" office:value="24" calcext:value-type="float">
            <text:p>24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2</text:p>
          </table:table-cell>
          <table:table-cell office:value-type="float" office:value="12" calcext:value-type="float">
            <text:p>12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325682" calcext:value-type="float">
            <text:p>0.0325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3</text:p>
          </table:table-cell>
          <table:table-cell office:value-type="float" office:value="1" calcext:value-type="float">
            <text:p>1</text:p>
          </table:table-cell>
          <table:table-cell office:value-type="float" office:value="0.001864" calcext:value-type="float">
            <text:p>0.001864</text:p>
          </table:table-cell>
          <table:table-cell office:value-type="float" office:value="4.093023" calcext:value-type="float">
            <text:p>4.093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4</text:p>
          </table:table-cell>
          <table:table-cell office:value-type="float" office:value="9" calcext:value-type="float">
            <text:p>9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-3.704768" calcext:value-type="float">
            <text:p>-3.7047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5</text:p>
          </table:table-cell>
          <table:table-cell office:value-type="float" office:value="7" calcext:value-type="float">
            <text:p>7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961.7152" calcext:value-type="float">
            <text:p>961.7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6</text:p>
          </table:table-cell>
          <table:table-cell office:value-type="float" office:value="13" calcext:value-type="float">
            <text:p>13</text:p>
          </table:table-cell>
          <table:table-cell office:value-type="float" office:value="0.002928" calcext:value-type="float">
            <text:p>0.002928</text:p>
          </table:table-cell>
          <table:table-cell office:value-type="float" office:value="0.2770448" calcext:value-type="float">
            <text:p>0.277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7</text:p>
          </table:table-cell>
          <table:table-cell office:value-type="float" office:value="16" calcext:value-type="float">
            <text:p>16</text:p>
          </table:table-cell>
          <table:table-cell office:value-type="float" office:value="0.012666" calcext:value-type="float">
            <text:p>0.012666</text:p>
          </table:table-cell>
          <table:table-cell office:value-type="float" office:value="12.73899" calcext:value-type="float">
            <text:p>12.738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8</text:p>
          </table:table-cell>
          <table:table-cell office:value-type="float" office:value="28" calcext:value-type="float">
            <text:p>28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t9</text:p>
          </table:table-cell>
          <table:table-cell office:value-type="float" office:value="13" calcext:value-type="float">
            <text:p>13</text:p>
          </table:table-cell>
          <table:table-cell office:value-type="float" office:value="0.003742" calcext:value-type="float">
            <text:p>0.00374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yrdsphr</text:p>
          </table:table-cell>
          <table:table-cell office:value-type="float" office:value="12" calcext:value-type="float">
            <text:p>12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-4.6833" calcext:value-type="float">
            <text:p>-4.6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mel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.031628" calcext:value-type="float">
            <text:p>-1.0316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tilvr</text:p>
          </table:table-cell>
          <table:table-cell office:value-type="float" office:value="11" calcext:value-type="float">
            <text:p>11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1.339956" calcext:value-type="float">
            <text:p>1.3399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na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175.437" calcext:value-type="float">
            <text:p>-5175.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tenary</text:p>
          </table:table-cell>
          <table:table-cell office:value-type="float" office:value="56" calcext:value-type="float">
            <text:p>56</text:p>
          </table:table-cell>
          <table:table-cell office:value-type="float" office:value="0.251659" calcext:value-type="float">
            <text:p>0.251659</text:p>
          </table:table-cell>
          <table:table-cell office:value-type="float" office:value="-348403.2" calcext:value-type="float">
            <text:p>-348403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2</text:p>
          </table:table-cell>
          <table:table-cell office:value-type="float" office:value="8" calcext:value-type="float">
            <text:p>8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1.952224" calcext:value-type="float">
            <text:p>1.952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3</text:p>
          </table:table-cell>
          <table:table-cell office:value-type="float" office:value="9" calcext:value-type="float">
            <text:p>9</text:p>
          </table:table-cell>
          <table:table-cell office:value-type="float" office:value="0.003489" calcext:value-type="float">
            <text:p>0.00348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ratu2d</text:p>
          </table:table-cell>
          <table:table-cell office:value-type="float" office:value="2" calcext:value-type="float">
            <text:p>2</text:p>
          </table:table-cell>
          <table:table-cell office:value-type="float" office:value="0.010243" calcext:value-type="float">
            <text:p>0.010243</text:p>
          </table:table-cell>
          <table:table-cell office:value-type="float" office:value="1.397385E-027" calcext:value-type="float">
            <text:p>1.397385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ratu3d</text:p>
          </table:table-cell>
          <table:table-cell office:value-type="float" office:value="2" calcext:value-type="float">
            <text:p>2</text:p>
          </table:table-cell>
          <table:table-cell office:value-type="float" office:value="0.035037" calcext:value-type="float">
            <text:p>0.035037</text:p>
          </table:table-cell>
          <table:table-cell office:value-type="float" office:value="3.233502E-031" calcext:value-type="float">
            <text:p>3.233502E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conn1</text:p>
          </table:table-cell>
          <table:table-cell office:value-type="float" office:value="6" calcext:value-type="float">
            <text:p>6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1.952224" calcext:value-type="float">
            <text:p>1.952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conn2</text:p>
          </table:table-cell>
          <table:table-cell office:value-type="float" office:value="6" calcext:value-type="float">
            <text:p>6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woo</text:p>
          </table:table-cell>
          <table:table-cell office:value-type="float" office:value="78" calcext:value-type="float">
            <text:p>78</text:p>
          </table:table-cell>
          <table:table-cell office:value-type="float" office:value="0.137174" calcext:value-type="float">
            <text:p>0.137174</text:p>
          </table:table-cell>
          <table:table-cell office:value-type="float" office:value="0.2788601" calcext:value-type="float">
            <text:p>0.27886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ndheq</text:p>
          </table:table-cell>
          <table:table-cell office:value-type="float" office:value="22" calcext:value-type="float">
            <text:p>22</text:p>
          </table:table-cell>
          <table:table-cell office:value-type="float" office:value="0.203216" calcext:value-type="float">
            <text:p>0.203216</text:p>
          </table:table-cell>
          <table:table-cell office:value-type="float" office:value="0.00000000004441524" calcext:value-type="float">
            <text:p>4.441524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byqad</text:p>
          </table:table-cell>
          <table:table-cell office:value-type="float" office:value="104" calcext:value-type="float">
            <text:p>104</text:p>
          </table:table-cell>
          <table:table-cell office:value-type="float" office:value="4.765053" calcext:value-type="float">
            <text:p>4.765053</text:p>
          </table:table-cell>
          <table:table-cell office:value-type="float" office:value="0.005386315" calcext:value-type="float">
            <text:p>0.005386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mrc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mrct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nhark</text:p>
          </table:table-cell>
          <table:table-cell office:value-type="float" office:value="18" calcext:value-type="float">
            <text:p>18</text:p>
          </table:table-cell>
          <table:table-cell office:value-type="float" office:value="0.020884" calcext:value-type="float">
            <text:p>0.020884</text:p>
          </table:table-cell>
          <table:table-cell office:value-type="float" office:value="-2.000002" calcext:value-type="float">
            <text:p>-2.0000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nrosnb</text:p>
          </table:table-cell>
          <table:table-cell office:value-type="float" office:value="42" calcext:value-type="float">
            <text:p>42</text:p>
          </table:table-cell>
          <table:table-cell office:value-type="float" office:value="0.016155" calcext:value-type="float">
            <text:p>0.016155</text:p>
          </table:table-cell>
          <table:table-cell office:value-type="float" office:value="1.18413E-023" calcext:value-type="float">
            <text:p>1.18413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iff</text:p>
          </table:table-cell>
          <table:table-cell office:value-type="float" office:value="23" calcext:value-type="float">
            <text:p>23</text:p>
          </table:table-cell>
          <table:table-cell office:value-type="float" office:value="0.010595" calcext:value-type="float">
            <text:p>0.010595</text:p>
          </table:table-cell>
          <table:table-cell office:value-type="float" office:value="0.000000002135747" calcext:value-type="float">
            <text:p>2.13574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nlbeam</text:p>
          </table:table-cell>
          <table:table-cell office:value-type="float" office:value="205" calcext:value-type="float">
            <text:p>205</text:p>
          </table:table-cell>
          <table:table-cell office:value-type="float" office:value="0.481137" calcext:value-type="float">
            <text:p>0.481137</text:p>
          </table:table-cell>
          <table:table-cell office:value-type="float" office:value="344.8762" calcext:value-type="float">
            <text:p>344.8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platea</text:p>
          </table:table-cell>
          <table:table-cell office:value-type="float" office:value="6" calcext:value-type="float">
            <text:p>6</text:p>
          </table:table-cell>
          <table:table-cell office:value-type="float" office:value="0.101138" calcext:value-type="float">
            <text:p>0.101138</text:p>
          </table:table-cell>
          <table:table-cell office:value-type="float" office:value="-0.01259209" calcext:value-type="float">
            <text:p>-0.01259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plateb</text:p>
          </table:table-cell>
          <table:table-cell office:value-type="float" office:value="6" calcext:value-type="float">
            <text:p>6</text:p>
          </table:table-cell>
          <table:table-cell office:value-type="float" office:value="0.131221" calcext:value-type="float">
            <text:p>0.131221</text:p>
          </table:table-cell>
          <table:table-cell office:value-type="float" office:value="-6.988222" calcext:value-type="float">
            <text:p>-6.9882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platec</text:p>
          </table:table-cell>
          <table:table-cell office:value-type="float" office:value="2" calcext:value-type="float">
            <text:p>2</text:p>
          </table:table-cell>
          <table:table-cell office:value-type="float" office:value="0.058423" calcext:value-type="float">
            <text:p>0.058423</text:p>
          </table:table-cell>
          <table:table-cell office:value-type="float" office:value="-0.005020724" calcext:value-type="float">
            <text:p>-0.0050207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uster</text:p>
          </table:table-cell>
          <table:table-cell office:value-type="float" office:value="17" calcext:value-type="float">
            <text:p>17</text:p>
          </table:table-cell>
          <table:table-cell office:value-type="float" office:value="0.017539" calcext:value-type="float">
            <text:p>0.017539</text:p>
          </table:table-cell>
          <table:table-cell office:value-type="float" office:value="2.724155E-018" calcext:value-type="float">
            <text:p>2.724155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on</text:p>
          </table:table-cell>
          <table:table-cell office:value-type="float" office:value="9" calcext:value-type="float">
            <text:p>9</text:p>
          </table:table-cell>
          <table:table-cell office:value-type="float" office:value="0.008983" calcext:value-type="float">
            <text:p>0.008983</text:p>
          </table:table-cell>
          <table:table-cell office:value-type="float" office:value="-6230.796" calcext:value-type="float">
            <text:p>-6230.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gigmz</text:p>
          </table:table-cell>
          <table:table-cell office:value-type="float" office:value="30" calcext:value-type="float">
            <text:p>30</text:p>
          </table:table-cell>
          <table:table-cell office:value-type="float" office:value="0.001579" calcext:value-type="float">
            <text:p>0.001579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olh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1</text:p>
          </table:table-cell>
          <table:table-cell office:value-type="float" office:value="91" calcext:value-type="float">
            <text:p>91</text:p>
          </table:table-cell>
          <table:table-cell office:value-type="float" office:value="0.063197" calcext:value-type="float">
            <text:p>0.063197</text:p>
          </table:table-cell>
          <table:table-cell office:value-type="float" office:value="91.05624" calcext:value-type="float">
            <text:p>91.05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e2</text:p>
          </table:table-cell>
          <table:table-cell office:value-type="float" office:value="217" calcext:value-type="float">
            <text:p>217</text:p>
          </table:table-cell>
          <table:table-cell office:value-type="float" office:value="0.194496" calcext:value-type="float">
            <text:p>0.194496</text:p>
          </table:table-cell>
          <table:table-cell office:value-type="float" office:value="72.9" calcext:value-type="float">
            <text:p>72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rkscrw</text:p>
          </table:table-cell>
          <table:table-cell office:value-type="float" office:value="330" calcext:value-type="float">
            <text:p>330</text:p>
          </table:table-cell>
          <table:table-cell office:value-type="float" office:value="3.263992" calcext:value-type="float">
            <text:p>3.263992</text:p>
          </table:table-cell>
          <table:table-cell office:value-type="float" office:value="90.68782" calcext:value-type="float">
            <text:p>90.687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shfu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2" calcext:value-type="float">
            <text:p>12</text:p>
          </table:table-cell>
          <table:table-cell office:value-type="float" office:value="0.175116" calcext:value-type="float">
            <text:p>0.175116</text:p>
          </table:table-cell>
          <table:table-cell office:value-type="float" office:value="-9999" calcext:value-type="float">
            <text:p>-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agglvy</text:p>
          </table:table-cell>
          <table:table-cell office:value-type="float" office:value="14" calcext:value-type="float">
            <text:p>14</text:p>
          </table:table-cell>
          <table:table-cell office:value-type="float" office:value="0.159857" calcext:value-type="float">
            <text:p>0.159857</text:p>
          </table:table-cell>
          <table:table-cell office:value-type="float" office:value="29.88096" calcext:value-type="float">
            <text:p>29.88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c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sc1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sc4</text:p>
          </table:table-cell>
          <table:table-cell office:value-type="float" office:value="91" calcext:value-type="float">
            <text:p>91</text:p>
          </table:table-cell>
          <table:table-cell office:value-type="float" office:value="0.059006" calcext:value-type="float">
            <text:p>0.059006</text:p>
          </table:table-cell>
          <table:table-cell office:value-type="float" office:value="0.8718976" calcext:value-type="float">
            <text:p>0.87189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sc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fi1</text:p>
          </table:table-cell>
          <table:table-cell office:value-type="float" office:value="11" calcext:value-type="float">
            <text:p>11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-49.0752" calcext:value-type="float">
            <text:p>-49.07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sfi2</text:p>
          </table:table-cell>
          <table:table-cell office:value-type="float" office:value="35" calcext:value-type="float">
            <text:p>35</text:p>
          </table:table-cell>
          <table:table-cell office:value-type="float" office:value="0.027021" calcext:value-type="float">
            <text:p>0.027021</text:p>
          </table:table-cell>
          <table:table-cell office:value-type="float" office:value="55.0176" calcext:value-type="float">
            <text:p>55.01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e</text:p>
          </table:table-cell>
          <table:table-cell office:value-type="float" office:value="27" calcext:value-type="float">
            <text:p>27</text:p>
          </table:table-cell>
          <table:table-cell office:value-type="float" office:value="0.014276" calcext:value-type="float">
            <text:p>0.014276</text:p>
          </table:table-cell>
          <table:table-cell office:value-type="float" office:value="7.425992E-026" calcext:value-type="float">
            <text:p>7.425992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ly10</text:p>
          </table:table-cell>
          <table:table-cell office:value-type="float" office:value="22" calcext:value-type="float">
            <text:p>22</text:p>
          </table:table-cell>
          <table:table-cell office:value-type="float" office:value="0.609755" calcext:value-type="float">
            <text:p>0.609755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ly20</text:p>
          </table:table-cell>
          <table:table-cell office:value-type="float" office:value="26" calcext:value-type="float">
            <text:p>26</text:p>
          </table:table-cell>
          <table:table-cell office:value-type="float" office:value="1.49123" calcext:value-type="float">
            <text:p>1.49123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rly30</text:p>
          </table:table-cell>
          <table:table-cell office:value-type="float" office:value="30" calcext:value-type="float">
            <text:p>30</text:p>
          </table:table-cell>
          <table:table-cell office:value-type="float" office:value="3.002812" calcext:value-type="float">
            <text:p>3.002812</text:p>
          </table:table-cell>
          <table:table-cell office:value-type="float" office:value="-1003163" calcext:value-type="float">
            <text:p>-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bqp1</text:p>
          </table:table-cell>
          <table:table-cell office:value-type="float" office:value="12" calcext:value-type="float">
            <text:p>12</text:p>
          </table:table-cell>
          <table:table-cell office:value-type="float" office:value="0.833003" calcext:value-type="float">
            <text:p>0.833003</text:p>
          </table:table-cell>
          <table:table-cell office:value-type="float" office:value="4286.142" calcext:value-type="float">
            <text:p>4286.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qp1</text:p>
          </table:table-cell>
          <table:table-cell office:value-type="float" office:value="19" calcext:value-type="float">
            <text:p>19</text:p>
          </table:table-cell>
          <table:table-cell office:value-type="float" office:value="0.375172" calcext:value-type="float">
            <text:p>0.375172</text:p>
          </table:table-cell>
          <table:table-cell office:value-type="float" office:value="20714.51" calcext:value-type="float">
            <text:p>20714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qp2</text:p>
          </table:table-cell>
          <table:table-cell office:value-type="float" office:value="23" calcext:value-type="float">
            <text:p>23</text:p>
          </table:table-cell>
          <table:table-cell office:value-type="float" office:value="59.39014" calcext:value-type="float">
            <text:p>59.39014</text:p>
          </table:table-cell>
          <table:table-cell office:value-type="float" office:value="155890.4" calcext:value-type="float">
            <text:p>155890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vxqp3</text:p>
          </table:table-cell>
          <table:table-cell office:value-type="float" office:value="18" calcext:value-type="float">
            <text:p>18</text:p>
          </table:table-cell>
          <table:table-cell office:value-type="float" office:value="341.499" calcext:value-type="float">
            <text:p>341.499</text:p>
          </table:table-cell>
          <table:table-cell office:value-type="float" office:value="220402.1" calcext:value-type="float">
            <text:p>22040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l</text:p>
          </table:table-cell>
          <table:table-cell office:value-type="float" office:value="28" calcext:value-type="float">
            <text:p>28</text:p>
          </table:table-cell>
          <table:table-cell office:value-type="float" office:value="0.079964" calcext:value-type="float">
            <text:p>0.079964</text:p>
          </table:table-cell>
          <table:table-cell office:value-type="float" office:value="-104.8696" calcext:value-type="float">
            <text:p>-104.8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m</text:p>
          </table:table-cell>
          <table:table-cell office:value-type="float" office:value="22" calcext:value-type="float">
            <text:p>22</text:p>
          </table:table-cell>
          <table:table-cell office:value-type="float" office:value="0.010553" calcext:value-type="float">
            <text:p>0.010553</text:p>
          </table:table-cell>
          <table:table-cell office:value-type="float" office:value="-53.86822" calcext:value-type="float">
            <text:p>-53.868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llass</text:p>
          </table:table-cell>
          <table:table-cell office:value-type="float" office:value="28" calcext:value-type="float">
            <text:p>28</text:p>
          </table:table-cell>
          <table:table-cell office:value-type="float" office:value="0.014447" calcext:value-type="float">
            <text:p>0.014447</text:p>
          </table:table-cell>
          <table:table-cell office:value-type="float" office:value="-40.53642" calcext:value-type="float">
            <text:p>-40.53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nv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onvc</text:p>
          </table:table-cell>
          <table:table-cell office:value-type="float" office:value="82" calcext:value-type="float">
            <text:p>82</text:p>
          </table:table-cell>
          <table:table-cell office:value-type="float" office:value="0.056641" calcext:value-type="float">
            <text:p>0.056641</text:p>
          </table:table-cell>
          <table:table-cell office:value-type="float" office:value="0.002569496" calcext:value-type="float">
            <text:p>0.002569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nvu</text:p>
          </table:table-cell>
          <table:table-cell office:value-type="float" office:value="220" calcext:value-type="float">
            <text:p>220</text:p>
          </table:table-cell>
          <table:table-cell office:value-type="float" office:value="0.202207" calcext:value-type="float">
            <text:p>0.202207</text:p>
          </table:table-cell>
          <table:table-cell office:value-type="float" office:value="0.00000000003091176" calcext:value-type="float">
            <text:p>3.091176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genlpa</text:p>
          </table:table-cell>
          <table:table-cell office:value-type="float" office:value="26" calcext:value-type="float">
            <text:p>26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2.291217" calcext:value-type="float">
            <text:p>2.2912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genlpb</text:p>
          </table:table-cell>
          <table:table-cell office:value-type="float" office:value="27" calcext:value-type="float">
            <text:p>27</text:p>
          </table:table-cell>
          <table:table-cell office:value-type="float" office:value="0.014054" calcext:value-type="float">
            <text:p>0.014054</text:p>
          </table:table-cell>
          <table:table-cell office:value-type="float" office:value="-23.07357" calcext:value-type="float">
            <text:p>-23.07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ymalo</text:p>
          </table:table-cell>
          <table:table-cell office:value-type="float" office:value="11" calcext:value-type="float">
            <text:p>11</text:p>
          </table:table-cell>
          <table:table-cell office:value-type="float" office:value="0.005062" calcext:value-type="float">
            <text:p>0.005062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a</text:p>
          </table:table-cell>
          <table:table-cell office:value-type="float" office:value="6" calcext:value-type="float">
            <text:p>6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1.102837E-023" calcext:value-type="float">
            <text:p>1.102837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b</text:p>
          </table:table-cell>
          <table:table-cell office:value-type="float" office:value="7" calcext:value-type="float">
            <text:p>7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9.860761E-032" calcext:value-type="float">
            <text:p>9.860761E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c</text:p>
          </table:table-cell>
          <table:table-cell office:value-type="float" office:value="10" calcext:value-type="float">
            <text:p>10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1.336994E-021" calcext:value-type="float">
            <text:p>1.336994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d</text:p>
          </table:table-cell>
          <table:table-cell office:value-type="float" office:value="26" calcext:value-type="float">
            <text:p>26</text:p>
          </table:table-cell>
          <table:table-cell office:value-type="float" office:value="0.005219" calcext:value-type="float">
            <text:p>0.005219</text:p>
          </table:table-cell>
          <table:table-cell office:value-type="float" office:value="0.0000000003085971" calcext:value-type="float">
            <text:p>3.085971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e</text:p>
          </table:table-cell>
          <table:table-cell office:value-type="float" office:value="14" calcext:value-type="float">
            <text:p>14</text:p>
          </table:table-cell>
          <table:table-cell office:value-type="float" office:value="0.014764" calcext:value-type="float">
            <text:p>0.014764</text:p>
          </table:table-cell>
          <table:table-cell office:value-type="float" office:value="1.107472E-017" calcext:value-type="float">
            <text:p>1.107472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nschnf</text:p>
          </table:table-cell>
          <table:table-cell office:value-type="float" office:value="6" calcext:value-type="float">
            <text:p>6</text:p>
          </table:table-cell>
          <table:table-cell office:value-type="float" office:value="0.001199" calcext:value-type="float">
            <text:p>0.001199</text:p>
          </table:table-cell>
          <table:table-cell office:value-type="float" office:value="7.269248E-023" calcext:value-type="float">
            <text:p>7.269248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pigri</text:p>
          </table:table-cell>
          <table:table-cell office:value-type="float" office:value="11" calcext:value-type="float">
            <text:p>11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680.6301" calcext:value-type="float">
            <text:p>680.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2</text:p>
          </table:table-cell>
          <table:table-cell office:value-type="float" office:value="42" calcext:value-type="float">
            <text:p>42</text:p>
          </table:table-cell>
          <table:table-cell office:value-type="float" office:value="0.026937" calcext:value-type="float">
            <text:p>0.026937</text:p>
          </table:table-cell>
          <table:table-cell office:value-type="float" office:value="1.5625" calcext:value-type="float">
            <text:p>1.5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s</text:p>
          </table:table-cell>
          <table:table-cell office:value-type="float" office:value="170" calcext:value-type="float">
            <text:p>170</text:p>
          </table:table-cell>
          <table:table-cell office:value-type="float" office:value="0.128604" calcext:value-type="float">
            <text:p>0.128604</text:p>
          </table:table-cell>
          <table:table-cell office:value-type="float" office:value="12.00007" calcext:value-type="float">
            <text:p>12.000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ttert</text:p>
          </table:table-cell>
          <table:table-cell office:value-type="float" office:value="23" calcext:value-type="float">
            <text:p>23</text:p>
          </table:table-cell>
          <table:table-cell office:value-type="float" office:value="0.255326" calcext:value-type="float">
            <text:p>0.255326</text:p>
          </table:table-cell>
          <table:table-cell office:value-type="float" office:value="-1.997597" calcext:value-type="float">
            <text:p>-1.9975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chlng</text:p>
          </table:table-cell>
          <table:table-cell office:value-type="float" office:value="10" calcext:value-type="float">
            <text:p>10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2.573386" calcext:value-type="float">
            <text:p>2.573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chlnv</text:p>
          </table:table-cell>
          <table:table-cell office:value-type="float" office:value="23" calcext:value-type="float">
            <text:p>23</text:p>
          </table:table-cell>
          <table:table-cell office:value-type="float" office:value="0.037764" calcext:value-type="float">
            <text:p>0.0377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a</text:p>
          </table:table-cell>
          <table:table-cell office:value-type="float" office:value="7" calcext:value-type="float">
            <text:p>7</text:p>
          </table:table-cell>
          <table:table-cell office:value-type="float" office:value="0.041662" calcext:value-type="float">
            <text:p>0.0416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b</text:p>
          </table:table-cell>
          <table:table-cell office:value-type="float" office:value="11" calcext:value-type="float">
            <text:p>11</text:p>
          </table:table-cell>
          <table:table-cell office:value-type="float" office:value="0.115819" calcext:value-type="float">
            <text:p>0.11581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c</text:p>
          </table:table-cell>
          <table:table-cell office:value-type="float" office:value="9" calcext:value-type="float">
            <text:p>9</text:p>
          </table:table-cell>
          <table:table-cell office:value-type="float" office:value="0.099281" calcext:value-type="float">
            <text:p>0.09928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d</text:p>
          </table:table-cell>
          <table:table-cell office:value-type="float" office:value="9" calcext:value-type="float">
            <text:p>9</text:p>
          </table:table-cell>
          <table:table-cell office:value-type="float" office:value="0.099121" calcext:value-type="float">
            <text:p>0.099121</text:p>
          </table:table-cell>
          <table:table-cell office:value-type="float" office:value="0.6503642" calcext:value-type="float">
            <text:p>0.6503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e</text:p>
          </table:table-cell>
          <table:table-cell office:value-type="float" office:value="10" calcext:value-type="float">
            <text:p>10</text:p>
          </table:table-cell>
          <table:table-cell office:value-type="float" office:value="0.040142" calcext:value-type="float">
            <text:p>0.0401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f</text:p>
          </table:table-cell>
          <table:table-cell office:value-type="float" office:value="19" calcext:value-type="float">
            <text:p>19</text:p>
          </table:table-cell>
          <table:table-cell office:value-type="float" office:value="0.162084" calcext:value-type="float">
            <text:p>0.16208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g</text:p>
          </table:table-cell>
          <table:table-cell office:value-type="float" office:value="16" calcext:value-type="float">
            <text:p>16</text:p>
          </table:table-cell>
          <table:table-cell office:value-type="float" office:value="0.152652" calcext:value-type="float">
            <text:p>0.15265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h</text:p>
          </table:table-cell>
          <table:table-cell office:value-type="float" office:value="19" calcext:value-type="float">
            <text:p>19</text:p>
          </table:table-cell>
          <table:table-cell office:value-type="float" office:value="0.163057" calcext:value-type="float">
            <text:p>0.163057</text:p>
          </table:table-cell>
          <table:table-cell office:value-type="float" office:value="0.6560532" calcext:value-type="float">
            <text:p>0.65605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i</text:p>
          </table:table-cell>
          <table:table-cell office:value-type="float" office:value="18" calcext:value-type="float">
            <text:p>18</text:p>
          </table:table-cell>
          <table:table-cell office:value-type="float" office:value="0.117077" calcext:value-type="float">
            <text:p>0.11707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j</text:p>
          </table:table-cell>
          <table:table-cell office:value-type="float" office:value="20" calcext:value-type="float">
            <text:p>20</text:p>
          </table:table-cell>
          <table:table-cell office:value-type="float" office:value="0.184984" calcext:value-type="float">
            <text:p>0.18498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k</text:p>
          </table:table-cell>
          <table:table-cell office:value-type="float" office:value="24" calcext:value-type="float">
            <text:p>24</text:p>
          </table:table-cell>
          <table:table-cell office:value-type="float" office:value="0.192749" calcext:value-type="float">
            <text:p>0.19274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maanl</text:p>
          </table:table-cell>
          <table:table-cell office:value-type="float" office:value="27" calcext:value-type="float">
            <text:p>27</text:p>
          </table:table-cell>
          <table:table-cell office:value-type="float" office:value="0.218051" calcext:value-type="float">
            <text:p>0.218051</text:p>
          </table:table-cell>
          <table:table-cell office:value-type="float" office:value="0.6599015" calcext:value-type="float">
            <text:p>0.6599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xon3dq</text:p>
          </table:table-cell>
          <table:table-cell office:value-type="float" office:value="1" calcext:value-type="float">
            <text:p>1</text:p>
          </table:table-cell>
          <table:table-cell office:value-type="float" office:value="0.001931" calcext:value-type="float">
            <text:p>0.00193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jtl</text:p>
          </table:table-cell>
          <table:table-cell office:value-type="float" office:value="227" calcext:value-type="float">
            <text:p>227</text:p>
          </table:table-cell>
          <table:table-cell office:value-type="float" office:value="0.131301" calcext:value-type="float">
            <text:p>0.131301</text:p>
          </table:table-cell>
          <table:table-cell office:value-type="float" office:value="-0.00008951545" calcext:value-type="float">
            <text:p>-8.951545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nieper</text:p>
          </table:table-cell>
          <table:table-cell office:value-type="float" office:value="30" calcext:value-type="float">
            <text:p>30</text:p>
          </table:table-cell>
          <table:table-cell office:value-type="float" office:value="0.019924" calcext:value-type="float">
            <text:p>0.019924</text:p>
          </table:table-cell>
          <table:table-cell office:value-type="float" office:value="18744.01" calcext:value-type="float">
            <text:p>1874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qdrtic</text:p>
          </table:table-cell>
          <table:table-cell office:value-type="float" office:value="1" calcext:value-type="float">
            <text:p>1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6.557488E-030" calcext:value-type="float">
            <text:p>6.557488E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qrtic</text:p>
          </table:table-cell>
          <table:table-cell office:value-type="float" office:value="23" calcext:value-type="float">
            <text:p>23</text:p>
          </table:table-cell>
          <table:table-cell office:value-type="float" office:value="0.066191" calcext:value-type="float">
            <text:p>0.066191</text:p>
          </table:table-cell>
          <table:table-cell office:value-type="float" office:value="0.0000003935732" calcext:value-type="float">
            <text:p>3.935732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1l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cav2lq</text:p>
          </table:table-cell>
          <table:table-cell office:value-type="float" office:value="222" calcext:value-type="float">
            <text:p>222</text:p>
          </table:table-cell>
          <table:table-cell office:value-type="float" office:value="129.4122" calcext:value-type="float">
            <text:p>129.4122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3lq</text:p>
          </table:table-cell>
          <table:table-cell office:value-type="float" office:value="969" calcext:value-type="float">
            <text:p>969</text:p>
          </table:table-cell>
          <table:table-cell office:value-type="float" office:value="752.4418" calcext:value-type="float">
            <text:p>752.4418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cavty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cavty2</text:p>
          </table:table-cell>
          <table:table-cell office:value-type="float" office:value="222" calcext:value-type="float">
            <text:p>222</text:p>
          </table:table-cell>
          <table:table-cell office:value-type="float" office:value="128.8489" calcext:value-type="float">
            <text:p>128.8489</text:p>
          </table:table-cell>
          <table:table-cell office:value-type="float" office:value="0.000006224858" calcext:value-type="float">
            <text:p>6.224858E-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cavty3</text:p>
          </table:table-cell>
          <table:table-cell office:value-type="float" office:value="969" calcext:value-type="float">
            <text:p>969</text:p>
          </table:table-cell>
          <table:table-cell office:value-type="float" office:value="744.6351" calcext:value-type="float">
            <text:p>744.6351</text:p>
          </table:table-cell>
          <table:table-cell office:value-type="float" office:value="0.0002027927" calcext:value-type="float">
            <text:p>0.00020279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l</text:p>
          </table:table-cell>
          <table:table-cell office:value-type="float" office:value="6" calcext:value-type="float">
            <text:p>6</text:p>
          </table:table-cell>
          <table:table-cell office:value-type="float" office:value="0.1472" calcext:value-type="float">
            <text:p>0.1472</text:p>
          </table:table-cell>
          <table:table-cell office:value-type="float" office:value="125.3381" calcext:value-type="float">
            <text:p>125.3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a</text:p>
          </table:table-cell>
          <table:table-cell office:value-type="float" office:value="6" calcext:value-type="float">
            <text:p>6</text:p>
          </table:table-cell>
          <table:table-cell office:value-type="float" office:value="0.130158" calcext:value-type="float">
            <text:p>0.130158</text:p>
          </table:table-cell>
          <table:table-cell office:value-type="float" office:value="12.70203" calcext:value-type="float">
            <text:p>12.702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b</text:p>
          </table:table-cell>
          <table:table-cell office:value-type="float" office:value="6" calcext:value-type="float">
            <text:p>6</text:p>
          </table:table-cell>
          <table:table-cell office:value-type="float" office:value="0.120302" calcext:value-type="float">
            <text:p>0.120302</text:p>
          </table:table-cell>
          <table:table-cell office:value-type="float" office:value="15.93778" calcext:value-type="float">
            <text:p>15.937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c</text:p>
          </table:table-cell>
          <table:table-cell office:value-type="float" office:value="15" calcext:value-type="float">
            <text:p>15</text:p>
          </table:table-cell>
          <table:table-cell office:value-type="float" office:value="0.345182" calcext:value-type="float">
            <text:p>0.345182</text:p>
          </table:table-cell>
          <table:table-cell office:value-type="float" office:value="24.96981" calcext:value-type="float">
            <text:p>24.969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1nd</text:p>
          </table:table-cell>
          <table:table-cell office:value-type="float" office:value="27" calcext:value-type="float">
            <text:p>27</text:p>
          </table:table-cell>
          <table:table-cell office:value-type="float" office:value="0.340918" calcext:value-type="float">
            <text:p>0.340918</text:p>
          </table:table-cell>
          <table:table-cell office:value-type="float" office:value="12.75156" calcext:value-type="float">
            <text:p>12.75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2</text:p>
          </table:table-cell>
          <table:table-cell office:value-type="float" office:value="10" calcext:value-type="float">
            <text:p>10</text:p>
          </table:table-cell>
          <table:table-cell office:value-type="float" office:value="0.154224" calcext:value-type="float">
            <text:p>0.154224</text:p>
          </table:table-cell>
          <table:table-cell office:value-type="float" office:value="0.5086762" calcext:value-type="float">
            <text:p>0.5086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3</text:p>
          </table:table-cell>
          <table:table-cell office:value-type="float" office:value="1" calcext:value-type="float">
            <text:p>1</text:p>
          </table:table-cell>
          <table:table-cell office:value-type="float" office:value="0.041169" calcext:value-type="float">
            <text:p>0.041169</text:p>
          </table:table-cell>
          <table:table-cell office:value-type="float" office:value="235.2625" calcext:value-type="float">
            <text:p>235.2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4</text:p>
          </table:table-cell>
          <table:table-cell office:value-type="float" office:value="3" calcext:value-type="float">
            <text:p>3</text:p>
          </table:table-cell>
          <table:table-cell office:value-type="float" office:value="0.080263" calcext:value-type="float">
            <text:p>0.080263</text:p>
          </table:table-cell>
          <table:table-cell office:value-type="float" office:value="2.868538" calcext:value-type="float">
            <text:p>2.868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5</text:p>
          </table:table-cell>
          <table:table-cell office:value-type="float" office:value="4" calcext:value-type="float">
            <text:p>4</text:p>
          </table:table-cell>
          <table:table-cell office:value-type="float" office:value="0.061772" calcext:value-type="float">
            <text:p>0.061772</text:p>
          </table:table-cell>
          <table:table-cell office:value-type="float" office:value="1.535112" calcext:value-type="float">
            <text:p>1.5351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oc6</text:p>
          </table:table-cell>
          <table:table-cell office:value-type="float" office:value="11" calcext:value-type="float">
            <text:p>11</text:p>
          </table:table-cell>
          <table:table-cell office:value-type="float" office:value="0.110079" calcext:value-type="float">
            <text:p>0.110079</text:p>
          </table:table-cell>
          <table:table-cell office:value-type="float" office:value="134850.6" calcext:value-type="float">
            <text:p>13485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1</text:p>
          </table:table-cell>
          <table:table-cell office:value-type="float" office:value="16" calcext:value-type="float">
            <text:p>16</text:p>
          </table:table-cell>
          <table:table-cell office:value-type="float" office:value="0.039675" calcext:value-type="float">
            <text:p>0.039675</text:p>
          </table:table-cell>
          <table:table-cell office:value-type="float" office:value="0.03501299" calcext:value-type="float">
            <text:p>0.03501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2</text:p>
          </table:table-cell>
          <table:table-cell office:value-type="float" office:value="13" calcext:value-type="float">
            <text:p>13</text:p>
          </table:table-cell>
          <table:table-cell office:value-type="float" office:value="0.067207" calcext:value-type="float">
            <text:p>0.067207</text:p>
          </table:table-cell>
          <table:table-cell office:value-type="float" office:value="0.03373368" calcext:value-type="float">
            <text:p>0.03373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3</text:p>
          </table:table-cell>
          <table:table-cell office:value-type="float" office:value="14" calcext:value-type="float">
            <text:p>14</text:p>
          </table:table-cell>
          <table:table-cell office:value-type="float" office:value="0.075812" calcext:value-type="float">
            <text:p>0.075812</text:p>
          </table:table-cell>
          <table:table-cell office:value-type="float" office:value="0.1357558" calcext:value-type="float">
            <text:p>0.13575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4</text:p>
          </table:table-cell>
          <table:table-cell office:value-type="float" office:value="13" calcext:value-type="float">
            <text:p>13</text:p>
          </table:table-cell>
          <table:table-cell office:value-type="float" office:value="0.032634" calcext:value-type="float">
            <text:p>0.032634</text:p>
          </table:table-cell>
          <table:table-cell office:value-type="float" office:value="0.7460907" calcext:value-type="float">
            <text:p>0.74609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1</text:p>
          </table:table-cell>
          <table:table-cell office:value-type="float" office:value="23" calcext:value-type="float">
            <text:p>23</text:p>
          </table:table-cell>
          <table:table-cell office:value-type="float" office:value="0.013844" calcext:value-type="float">
            <text:p>0.013844</text:p>
          </table:table-cell>
          <table:table-cell office:value-type="float" office:value="0.1826711" calcext:value-type="float">
            <text:p>0.1826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2</text:p>
          </table:table-cell>
          <table:table-cell office:value-type="float" office:value="19" calcext:value-type="float">
            <text:p>19</text:p>
          </table:table-cell>
          <table:table-cell office:value-type="float" office:value="0.012671" calcext:value-type="float">
            <text:p>0.012671</text:p>
          </table:table-cell>
          <table:table-cell office:value-type="float" office:value="1.483698" calcext:value-type="float">
            <text:p>1.4836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5</text:p>
          </table:table-cell>
          <table:table-cell office:value-type="float" office:value="10" calcext:value-type="float">
            <text:p>10</text:p>
          </table:table-cell>
          <table:table-cell office:value-type="float" office:value="0.005895" calcext:value-type="float">
            <text:p>0.005895</text:p>
          </table:table-cell>
          <table:table-cell office:value-type="float" office:value="26.95416" calcext:value-type="float">
            <text:p>26.95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alc8</text:p>
          </table:table-cell>
          <table:table-cell office:value-type="float" office:value="12" calcext:value-type="float">
            <text:p>12</text:p>
          </table:table-cell>
          <table:table-cell office:value-type="float" office:value="0.00504" calcext:value-type="float">
            <text:p>0.00504</text:p>
          </table:table-cell>
          <table:table-cell office:value-type="float" office:value="62.10733" calcext:value-type="float">
            <text:p>62.107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ensch</text:p>
          </table:table-cell>
          <table:table-cell office:value-type="float" office:value="7" calcext:value-type="float">
            <text:p>7</text:p>
          </table:table-cell>
          <table:table-cell office:value-type="float" office:value="0.032392" calcext:value-type="float">
            <text:p>0.032392</text:p>
          </table:table-cell>
          <table:table-cell office:value-type="float" office:value="12003.28" calcext:value-type="float">
            <text:p>12003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.429307" calcext:value-type="float">
            <text:p>-1.429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2</text:p>
          </table:table-cell>
          <table:table-cell office:value-type="float" office:value="4" calcext:value-type="float">
            <text:p>4</text:p>
          </table:table-cell>
          <table:table-cell office:value-type="float" office:value="0.016693" calcext:value-type="float">
            <text:p>0.016693</text:p>
          </table:table-cell>
          <table:table-cell office:value-type="float" office:value="-185.0718" calcext:value-type="float">
            <text:p>-185.07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g3</text:p>
          </table:table-cell>
          <table:table-cell office:value-type="float" office:value="143" calcext:value-type="float">
            <text:p>143</text:p>
          </table:table-cell>
          <table:table-cell office:value-type="float" office:value="0.123967" calcext:value-type="float">
            <text:p>0.123967</text:p>
          </table:table-cell>
          <table:table-cell office:value-type="float" office:value="0.06717998" calcext:value-type="float">
            <text:p>0.06717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</text:p>
          </table:table-cell>
          <table:table-cell office:value-type="float" office:value="28" calcext:value-type="float">
            <text:p>28</text:p>
          </table:table-cell>
          <table:table-cell office:value-type="float" office:value="0.055658" calcext:value-type="float">
            <text:p>0.055658</text:p>
          </table:table-cell>
          <table:table-cell office:value-type="float" office:value="0.0000001186851" calcext:value-type="float">
            <text:p>1.186851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2</text:p>
          </table:table-cell>
          <table:table-cell office:value-type="float" office:value="29" calcext:value-type="float">
            <text:p>29</text:p>
          </table:table-cell>
          <table:table-cell office:value-type="float" office:value="0.103448" calcext:value-type="float">
            <text:p>0.103448</text:p>
          </table:table-cell>
          <table:table-cell office:value-type="float" office:value="45.83333" calcext:value-type="float">
            <text:p>45.83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co</text:p>
          </table:table-cell>
          <table:table-cell office:value-type="float" office:value="3" calcext:value-type="float">
            <text:p>3</text:p>
          </table:table-cell>
          <table:table-cell office:value-type="float" office:value="0.011472" calcext:value-type="float">
            <text:p>0.01147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als</text:p>
          </table:table-cell>
          <table:table-cell office:value-type="float" office:value="25" calcext:value-type="float">
            <text:p>25</text:p>
          </table:table-cell>
          <table:table-cell office:value-type="float" office:value="0.107397" calcext:value-type="float">
            <text:p>0.107397</text:p>
          </table:table-cell>
          <table:table-cell office:value-type="float" office:value="2.533281E-024" calcext:value-type="float">
            <text:p>2.533281E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</text:p>
          </table:table-cell>
          <table:table-cell office:value-type="float" office:value="109" calcext:value-type="float">
            <text:p>109</text:p>
          </table:table-cell>
          <table:table-cell office:value-type="float" office:value="0.188579" calcext:value-type="float">
            <text:p>0.188579</text:p>
          </table:table-cell>
          <table:table-cell office:value-type="float" office:value="9.477321E-019" calcext:value-type="float">
            <text:p>9.477321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2</text:p>
          </table:table-cell>
          <table:table-cell office:value-type="float" office:value="21" calcext:value-type="float">
            <text:p>21</text:p>
          </table:table-cell>
          <table:table-cell office:value-type="float" office:value="0.054634" calcext:value-type="float">
            <text:p>0.05463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co</text:p>
          </table:table-cell>
          <table:table-cell office:value-type="float" office:value="89" calcext:value-type="float">
            <text:p>89</text:p>
          </table:table-cell>
          <table:table-cell office:value-type="float" office:value="0.25895" calcext:value-type="float">
            <text:p>0.25895</text:p>
          </table:table-cell>
          <table:table-cell office:value-type="float" office:value="5.626609E-019" calcext:value-type="float">
            <text:p>5.626609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bls</text:p>
          </table:table-cell>
          <table:table-cell office:value-type="float" office:value="111" calcext:value-type="float">
            <text:p>111</text:p>
          </table:table-cell>
          <table:table-cell office:value-type="float" office:value="0.394066" calcext:value-type="float">
            <text:p>0.394066</text:p>
          </table:table-cell>
          <table:table-cell office:value-type="float" office:value="7.556487E-018" calcext:value-type="float">
            <text:p>7.556487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en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igencco</text:p>
          </table:table-cell>
          <table:table-cell office:value-type="float" office:value="13" calcext:value-type="float">
            <text:p>13</text:p>
          </table:table-cell>
          <table:table-cell office:value-type="float" office:value="0.004666" calcext:value-type="float">
            <text:p>0.004666</text:p>
          </table:table-cell>
          <table:table-cell office:value-type="float" office:value="3.977727E-022" calcext:value-type="float">
            <text:p>3.977727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axa</text:p>
          </table:table-cell>
          <table:table-cell office:value-type="float" office:value="21" calcext:value-type="float">
            <text:p>21</text:p>
          </table:table-cell>
          <table:table-cell office:value-type="float" office:value="0.025384" calcext:value-type="float">
            <text:p>0.02538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axb</text:p>
          </table:table-cell>
          <table:table-cell office:value-type="float" office:value="8" calcext:value-type="float">
            <text:p>8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-0.0009674354" calcext:value-type="float">
            <text:p>-0.0009674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axc</text:p>
          </table:table-cell>
          <table:table-cell office:value-type="float" office:value="6" calcext:value-type="float">
            <text:p>6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ina</text:p>
          </table:table-cell>
          <table:table-cell office:value-type="float" office:value="23" calcext:value-type="float">
            <text:p>23</text:p>
          </table:table-cell>
          <table:table-cell office:value-type="float" office:value="0.014874" calcext:value-type="float">
            <text:p>0.01487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inb</text:p>
          </table:table-cell>
          <table:table-cell office:value-type="float" office:value="8" calcext:value-type="float">
            <text:p>8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09674354" calcext:value-type="float">
            <text:p>0.0009674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gminc</text:p>
          </table:table-cell>
          <table:table-cell office:value-type="float" office:value="7" calcext:value-type="float">
            <text:p>7</text:p>
          </table:table-cell>
          <table:table-cell office:value-type="float" office:value="0.010183" calcext:value-type="float">
            <text:p>0.01018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val1</text:p>
          </table:table-cell>
          <table:table-cell office:value-type="float" office:value="8" calcext:value-type="float">
            <text:p>8</text:p>
          </table:table-cell>
          <table:table-cell office:value-type="float" office:value="0.074206" calcext:value-type="float">
            <text:p>0.074206</text:p>
          </table:table-cell>
          <table:table-cell office:value-type="float" office:value="4474.733" calcext:value-type="float">
            <text:p>4474.7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gval2</text:p>
          </table:table-cell>
          <table:table-cell office:value-type="float" office:value="21" calcext:value-type="float">
            <text:p>21</text:p>
          </table:table-cell>
          <table:table-cell office:value-type="float" office:value="0.014104" calcext:value-type="float">
            <text:p>0.014104</text:p>
          </table:table-cell>
          <table:table-cell office:value-type="float" office:value="3.82963E-021" calcext:value-type="float">
            <text:p>3.82963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rrinros</text:p>
          </table:table-cell>
          <table:table-cell office:value-type="float" office:value="28" calcext:value-type="float">
            <text:p>28</text:p>
          </table:table-cell>
          <table:table-cell office:value-type="float" office:value="0.014102" calcext:value-type="float">
            <text:p>0.014102</text:p>
          </table:table-cell>
          <table:table-cell office:value-type="float" office:value="0.04833189" calcext:value-type="float">
            <text:p>0.048331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</text:p>
          </table:table-cell>
          <table:table-cell office:value-type="float" office:value="8" calcext:value-type="float">
            <text:p>8</text:p>
          </table:table-cell>
          <table:table-cell office:value-type="float" office:value="0.004865" calcext:value-type="float">
            <text:p>0.004865</text:p>
          </table:table-cell>
          <table:table-cell office:value-type="float" office:value="0.2405106" calcext:value-type="float">
            <text:p>0.2405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a</text:p>
          </table:table-cell>
          <table:table-cell office:value-type="float" office:value="29" calcext:value-type="float">
            <text:p>29</text:p>
          </table:table-cell>
          <table:table-cell office:value-type="float" office:value="0.008596" calcext:value-type="float">
            <text:p>0.008596</text:p>
          </table:table-cell>
          <table:table-cell office:value-type="float" office:value="0.0001414312" calcext:value-type="float">
            <text:p>0.0001414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b</text:p>
          </table:table-cell>
          <table:table-cell office:value-type="float" office:value="34" calcext:value-type="float">
            <text:p>34</text:p>
          </table:table-cell>
          <table:table-cell office:value-type="float" office:value="0.022797" calcext:value-type="float">
            <text:p>0.022797</text:p>
          </table:table-cell>
          <table:table-cell office:value-type="float" office:value="0.0001249092" calcext:value-type="float">
            <text:p>0.00012490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fitc</text:p>
          </table:table-cell>
          <table:table-cell office:value-type="float" office:value="49" calcext:value-type="float">
            <text:p>49</text:p>
          </table:table-cell>
          <table:table-cell office:value-type="float" office:value="0.075027" calcext:value-type="float">
            <text:p>0.075027</text:p>
          </table:table-cell>
          <table:table-cell office:value-type="float" office:value="0.0001159858" calcext:value-type="float">
            <text:p>0.00011598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n</text:p>
          </table:table-cell>
          <table:table-cell office:value-type="float" office:value="21" calcext:value-type="float">
            <text:p>21</text:p>
          </table:table-cell>
          <table:table-cell office:value-type="float" office:value="0.009277" calcext:value-type="float">
            <text:p>0.009277</text:p>
          </table:table-cell>
          <table:table-cell office:value-type="float" office:value="-60313.02" calcext:value-type="float">
            <text:p>-60313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in2</text:p>
          </table:table-cell>
          <table:table-cell office:value-type="float" office:value="18" calcext:value-type="float">
            <text:p>18</text:p>
          </table:table-cell>
          <table:table-cell office:value-type="float" office:value="0.004892" calcext:value-type="float">
            <text:p>0.004892</text:p>
          </table:table-cell>
          <table:table-cell office:value-type="float" office:value="-60371.6" calcext:value-type="float">
            <text:p>-6037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quad</text:p>
          </table:table-cell>
          <table:table-cell office:value-type="float" office:value="26" calcext:value-type="float">
            <text:p>26</text:p>
          </table:table-cell>
          <table:table-cell office:value-type="float" office:value="0.029792" calcext:value-type="float">
            <text:p>0.029792</text:p>
          </table:table-cell>
          <table:table-cell office:value-type="float" office:value="-302050" calcext:value-type="float">
            <text:p>-3020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sim</text:p>
          </table:table-cell>
          <table:table-cell office:value-type="float" office:value="5" calcext:value-type="float">
            <text:p>5</text:p>
          </table:table-cell>
          <table:table-cell office:value-type="float" office:value="0.002651" calcext:value-type="float">
            <text:p>0.0026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osnb</text:p>
          </table:table-cell>
          <table:table-cell office:value-type="float" office:value="0" calcext:value-type="float">
            <text:p>0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ccu</text:p>
          </table:table-cell>
          <table:table-cell office:value-type="float" office:value="1" calcext:value-type="float">
            <text:p>1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3.71637" calcext:value-type="float">
            <text:p>3.716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bv2</text:p>
          </table:table-cell>
          <table:table-cell office:value-type="float" office:value="2" calcext:value-type="float">
            <text:p>2</text:p>
          </table:table-cell>
          <table:table-cell office:value-type="float" office:value="0.002973" calcext:value-type="float">
            <text:p>0.002973</text:p>
          </table:table-cell>
          <table:table-cell office:value-type="float" office:value="-0.5140068" calcext:value-type="float">
            <text:p>-0.5140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bv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etchb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etchcr</text:p>
          </table:table-cell>
          <table:table-cell office:value-type="float" office:value="37" calcext:value-type="float">
            <text:p>37</text:p>
          </table:table-cell>
          <table:table-cell office:value-type="float" office:value="0.034582" calcext:value-type="float">
            <text:p>0.034582</text:p>
          </table:table-cell>
          <table:table-cell office:value-type="float" office:value="2.600293E-018" calcext:value-type="float">
            <text:p>2.600293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etcher</text:p>
          </table:table-cell>
          <table:table-cell office:value-type="float" office:value="24" calcext:value-type="float">
            <text:p>24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19.52537" calcext:value-type="float">
            <text:p>19.525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h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sp2hl</text:p>
          </table:table-cell>
          <table:table-cell office:value-type="float" office:value="5" calcext:value-type="float">
            <text:p>5</text:p>
          </table:table-cell>
          <table:table-cell office:value-type="float" office:value="0.065025" calcext:value-type="float">
            <text:p>0.065025</text:p>
          </table:table-cell>
          <table:table-cell office:value-type="float" office:value="0.01598295" calcext:value-type="float">
            <text:p>0.01598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hm</text:p>
          </table:table-cell>
          <table:table-cell office:value-type="float" office:value="5" calcext:value-type="float">
            <text:p>5</text:p>
          </table:table-cell>
          <table:table-cell office:value-type="float" office:value="0.088715" calcext:value-type="float">
            <text:p>0.088715</text:p>
          </table:table-cell>
          <table:table-cell office:value-type="float" office:value="0.01598325" calcext:value-type="float">
            <text:p>0.01598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th</text:p>
          </table:table-cell>
          <table:table-cell office:value-type="float" office:value="31" calcext:value-type="float">
            <text:p>31</text:p>
          </table:table-cell>
          <table:table-cell office:value-type="float" office:value="0.362933" calcext:value-type="float">
            <text:p>0.362933</text:p>
          </table:table-cell>
          <table:table-cell office:value-type="float" office:value="0.00411204" calcext:value-type="float">
            <text:p>0.00411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tl</text:p>
          </table:table-cell>
          <table:table-cell office:value-type="float" office:value="5" calcext:value-type="float">
            <text:p>5</text:p>
          </table:table-cell>
          <table:table-cell office:value-type="float" office:value="0.054719" calcext:value-type="float">
            <text:p>0.054719</text:p>
          </table:table-cell>
          <table:table-cell office:value-type="float" office:value="0.004111842" calcext:value-type="float">
            <text:p>0.004111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osp2tm</text:p>
          </table:table-cell>
          <table:table-cell office:value-type="float" office:value="7" calcext:value-type="float">
            <text:p>7</text:p>
          </table:table-cell>
          <table:table-cell office:value-type="float" office:value="0.080362" calcext:value-type="float">
            <text:p>0.080362</text:p>
          </table:table-cell>
          <table:table-cell office:value-type="float" office:value="0.004111842" calcext:value-type="float">
            <text:p>0.004111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minsrf2</text:p>
          </table:table-cell>
          <table:table-cell office:value-type="float" office:value="25" calcext:value-type="float">
            <text:p>25</text:p>
          </table:table-cell>
          <table:table-cell office:value-type="float" office:value="0.185741" calcext:value-type="float">
            <text:p>0.18574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minsurf</text:p>
          </table:table-cell>
          <table:table-cell office:value-type="float" office:value="35" calcext:value-type="float">
            <text:p>35</text:p>
          </table:table-cell>
          <table:table-cell office:value-type="float" office:value="8.748135" calcext:value-type="float">
            <text:p>8.74813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euroth</text:p>
          </table:table-cell>
          <table:table-cell office:value-type="float" office:value="8" calcext:value-type="float">
            <text:p>8</text:p>
          </table:table-cell>
          <table:table-cell office:value-type="float" office:value="0.107258" calcext:value-type="float">
            <text:p>0.107258</text:p>
          </table:table-cell>
          <table:table-cell office:value-type="float" office:value="44586.45" calcext:value-type="float">
            <text:p>44586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usselm</text:p>
          </table:table-cell>
          <table:table-cell office:value-type="float" office:value="967" calcext:value-type="float">
            <text:p>967</text:p>
          </table:table-cell>
          <table:table-cell office:value-type="float" office:value="12.27023" calcext:value-type="float">
            <text:p>12.27023</text:p>
          </table:table-cell>
          <table:table-cell office:value-type="float" office:value="-16.62282" calcext:value-type="float">
            <text:p>-16.62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hs28</text:p>
          </table:table-cell>
          <table:table-cell office:value-type="float" office:value="1" calcext:value-type="float">
            <text:p>1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9271737" calcext:value-type="float">
            <text:p>0.92717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humps</text:p>
          </table:table-cell>
          <table:table-cell office:value-type="float" office:value="274" calcext:value-type="float">
            <text:p>274</text:p>
          </table:table-cell>
          <table:table-cell office:value-type="float" office:value="0.13476" calcext:value-type="float">
            <text:p>0.13476</text:p>
          </table:table-cell>
          <table:table-cell office:value-type="float" office:value="9.22133E-020" calcext:value-type="float">
            <text:p>9.22133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enrose</text:p>
          </table:table-cell>
          <table:table-cell office:value-type="float" office:value="744" calcext:value-type="float">
            <text:p>744</text:p>
          </table:table-cell>
          <table:table-cell office:value-type="float" office:value="0.453671" calcext:value-type="float">
            <text:p>0.45367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gomez1</text:p>
          </table:table-cell>
          <table:table-cell office:value-type="float" office:value="15" calcext:value-type="float">
            <text:p>15</text:p>
          </table:table-cell>
          <table:table-cell office:value-type="float" office:value="0.005516" calcext:value-type="float">
            <text:p>0.005516</text:p>
          </table:table-cell>
          <table:table-cell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lbert</text:p>
          </table:table-cell>
          <table:table-cell office:value-type="float" office:value="19" calcext:value-type="float">
            <text:p>19</text:p>
          </table:table-cell>
          <table:table-cell office:value-type="float" office:value="0.040276" calcext:value-type="float">
            <text:p>0.040276</text:p>
          </table:table-cell>
          <table:table-cell office:value-type="float" office:value="482.0273" calcext:value-type="float">
            <text:p>482.0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ffin</text:p>
          </table:table-cell>
          <table:table-cell office:value-type="float" office:value="8" calcext:value-type="float">
            <text:p>8</text:p>
          </table:table-cell>
          <table:table-cell office:value-type="float" office:value="0.015969" calcext:value-type="float">
            <text:p>0.015969</text:p>
          </table:table-cell>
          <table:table-cell office:value-type="float" office:value="0.0000001152905" calcext:value-type="float">
            <text:p>1.152905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tfr</text:p>
          </table:table-cell>
          <table:table-cell office:value-type="float" office:value="22" calcext:value-type="float">
            <text:p>22</text:p>
          </table:table-cell>
          <table:table-cell office:value-type="float" office:value="0.014949" calcext:value-type="float">
            <text:p>0.014949</text:p>
          </table:table-cell>
          <table:table-cell office:value-type="float" office:value="2.474844E-023" calcext:value-type="float">
            <text:p>2.474844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uldqp2</text:p>
          </table:table-cell>
          <table:table-cell office:value-type="float" office:value="14" calcext:value-type="float">
            <text:p>14</text:p>
          </table:table-cell>
          <table:table-cell office:value-type="float" office:value="0.017592" calcext:value-type="float">
            <text:p>0.017592</text:p>
          </table:table-cell>
          <table:table-cell office:value-type="float" office:value="0.0001882434" calcext:value-type="float">
            <text:p>0.0001882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uldqp3</text:p>
          </table:table-cell>
          <table:table-cell office:value-type="float" office:value="15" calcext:value-type="float">
            <text:p>15</text:p>
          </table:table-cell>
          <table:table-cell office:value-type="float" office:value="0.019242" calcext:value-type="float">
            <text:p>0.019242</text:p>
          </table:table-cell>
          <table:table-cell office:value-type="float" office:value="2.065155" calcext:value-type="float">
            <text:p>2.065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22" calcext:value-type="float">
            <text:p>22</text:p>
          </table:table-cell>
          <table:table-cell office:value-type="float" office:value="0.268553" calcext:value-type="float">
            <text:p>0.268553</text:p>
          </table:table-cell>
          <table:table-cell office:value-type="float" office:value="5783.505" calcext:value-type="float">
            <text:p>5783.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a</text:p>
          </table:table-cell>
          <table:table-cell office:value-type="float" office:value="21" calcext:value-type="float">
            <text:p>21</text:p>
          </table:table-cell>
          <table:table-cell office:value-type="float" office:value="0.231647" calcext:value-type="float">
            <text:p>0.231647</text:p>
          </table:table-cell>
          <table:table-cell office:value-type="float" office:value="304.983" calcext:value-type="float">
            <text:p>304.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b</text:p>
          </table:table-cell>
          <table:table-cell office:value-type="float" office:value="2" calcext:value-type="float">
            <text:p>2</text:p>
          </table:table-cell>
          <table:table-cell office:value-type="float" office:value="0.114998" calcext:value-type="float">
            <text:p>0.114998</text:p>
          </table:table-cell>
          <table:table-cell office:value-type="float" office:value="143.3232" calcext:value-type="float">
            <text:p>143.32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c</text:p>
          </table:table-cell>
          <table:table-cell office:value-type="float" office:value="27" calcext:value-type="float">
            <text:p>27</text:p>
          </table:table-cell>
          <table:table-cell office:value-type="float" office:value="0.373707" calcext:value-type="float">
            <text:p>0.373707</text:p>
          </table:table-cell>
          <table:table-cell office:value-type="float" office:value="161.8703" calcext:value-type="float">
            <text:p>161.8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d</text:p>
          </table:table-cell>
          <table:table-cell office:value-type="float" office:value="20" calcext:value-type="float">
            <text:p>20</text:p>
          </table:table-cell>
          <table:table-cell office:value-type="float" office:value="0.299518" calcext:value-type="float">
            <text:p>0.299518</text:p>
          </table:table-cell>
          <table:table-cell office:value-type="float" office:value="566.4444" calcext:value-type="float">
            <text:p>566.4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e</text:p>
          </table:table-cell>
          <table:table-cell office:value-type="float" office:value="5" calcext:value-type="float">
            <text:p>5</text:p>
          </table:table-cell>
          <table:table-cell office:value-type="float" office:value="0.383507" calcext:value-type="float">
            <text:p>0.383507</text:p>
          </table:table-cell>
          <table:table-cell office:value-type="float" office:value="206.5547" calcext:value-type="float">
            <text:p>206.55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f</text:p>
          </table:table-cell>
          <table:table-cell office:value-type="float" office:value="27" calcext:value-type="float">
            <text:p>27</text:p>
          </table:table-cell>
          <table:table-cell office:value-type="float" office:value="1.078628" calcext:value-type="float">
            <text:p>1.078628</text:p>
          </table:table-cell>
          <table:table-cell office:value-type="float" office:value="242.109" calcext:value-type="float">
            <text:p>242.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g</text:p>
          </table:table-cell>
          <table:table-cell office:value-type="float" office:value="10" calcext:value-type="float">
            <text:p>10</text:p>
          </table:table-cell>
          <table:table-cell office:value-type="float" office:value="0.005166" calcext:value-type="float">
            <text:p>0.005166</text:p>
          </table:table-cell>
          <table:table-cell office:value-type="float" office:value="73.31703" calcext:value-type="float">
            <text:p>73.317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h</text:p>
          </table:table-cell>
          <table:table-cell office:value-type="float" office:value="6" calcext:value-type="float">
            <text:p>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39.62627" calcext:value-type="float">
            <text:p>39.626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idneti</text:p>
          </table:table-cell>
          <table:table-cell office:value-type="float" office:value="13" calcext:value-type="float">
            <text:p>13</text:p>
          </table:table-cell>
          <table:table-cell office:value-type="float" office:value="0.007319" calcext:value-type="float">
            <text:p>0.007319</text:p>
          </table:table-cell>
          <table:table-cell office:value-type="float" office:value="40.24746" calcext:value-type="float">
            <text:p>40.247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69" calcext:value-type="float">
            <text:p>69</text:p>
          </table:table-cell>
          <table:table-cell office:value-type="float" office:value="0.030938" calcext:value-type="float">
            <text:p>0.030938</text:p>
          </table:table-cell>
          <table:table-cell office:value-type="float" office:value="0.00007351714" calcext:value-type="float">
            <text:p>7.351714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wthls</text:p>
          </table:table-cell>
          <table:table-cell office:value-type="float" office:value="71" calcext:value-type="float">
            <text:p>71</text:p>
          </table:table-cell>
          <table:table-cell office:value-type="float" office:value="0.03354" calcext:value-type="float">
            <text:p>0.03354</text:p>
          </table:table-cell>
          <table:table-cell office:value-type="float" office:value="0.00007351714" calcext:value-type="float">
            <text:p>7.351714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lf</text:p>
          </table:table-cell>
          <table:table-cell office:value-type="float" office:value="22" calcext:value-type="float">
            <text:p>22</text:p>
          </table:table-cell>
          <table:table-cell office:value-type="float" office:value="0.017143" calcext:value-type="float">
            <text:p>0.017143</text:p>
          </table:table-cell>
          <table:table-cell office:value-type="float" office:value="4.1629E-028" calcext:value-type="float">
            <text:p>4.1629E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mals</text:p>
          </table:table-cell>
          <table:table-cell office:value-type="float" office:value="133" calcext:value-type="float">
            <text:p>133</text:p>
          </table:table-cell>
          <table:table-cell office:value-type="float" office:value="0.21644" calcext:value-type="float">
            <text:p>0.21644</text:p>
          </table:table-cell>
          <table:table-cell office:value-type="float" office:value="19.8094" calcext:value-type="float">
            <text:p>19.80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damard</text:p>
          </table:table-cell>
          <table:table-cell office:value-type="float" office:value="8" calcext:value-type="float">
            <text:p>8</text:p>
          </table:table-cell>
          <table:table-cell office:value-type="float" office:value="0.052172" calcext:value-type="float">
            <text:p>0.0521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1</text:p>
          </table:table-cell>
          <table:table-cell office:value-type="float" office:value="1" calcext:value-type="float">
            <text:p>1</text:p>
          </table:table-cell>
          <table:table-cell office:value-type="float" office:value="0.024871" calcext:value-type="float">
            <text:p>0.024871</text:p>
          </table:table-cell>
          <table:table-cell office:value-type="float" office:value="0.8807971" calcext:value-type="float">
            <text:p>0.8807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2</text:p>
          </table:table-cell>
          <table:table-cell office:value-type="float" office:value="1" calcext:value-type="float">
            <text:p>1</text:p>
          </table:table-cell>
          <table:table-cell office:value-type="float" office:value="0.023634" calcext:value-type="float">
            <text:p>0.023634</text:p>
          </table:table-cell>
          <table:table-cell office:value-type="float" office:value="0.4320823" calcext:value-type="float">
            <text:p>0.43208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3</text:p>
          </table:table-cell>
          <table:table-cell office:value-type="float" office:value="1" calcext:value-type="float">
            <text:p>1</text:p>
          </table:table-cell>
          <table:table-cell office:value-type="float" office:value="0.041957" calcext:value-type="float">
            <text:p>0.041957</text:p>
          </table:table-cell>
          <table:table-cell office:value-type="float" office:value="0.1409613" calcext:value-type="float">
            <text:p>0.1409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ger4</text:p>
          </table:table-cell>
          <table:table-cell office:value-type="float" office:value="10" calcext:value-type="float">
            <text:p>10</text:p>
          </table:table-cell>
          <table:table-cell office:value-type="float" office:value="0.145141" calcext:value-type="float">
            <text:p>0.145141</text:p>
          </table:table-cell>
          <table:table-cell office:value-type="float" office:value="2.794033" calcext:value-type="float">
            <text:p>2.794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fam</text:p>
          </table:table-cell>
          <table:table-cell office:value-type="float" office:value="62" calcext:value-type="float">
            <text:p>62</text:p>
          </table:table-cell>
          <table:table-cell office:value-type="float" office:value="0.083697" calcext:value-type="float">
            <text:p>0.083697</text:p>
          </table:table-cell>
          <table:table-cell office:value-type="float" office:value="-45.00036" calcext:value-type="float">
            <text:p>-45.000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fas</text:p>
          </table:table-cell>
          <table:table-cell office:value-type="float" office:value="8" calcext:value-type="float">
            <text:p>8</text:p>
          </table:table-cell>
          <table:table-cell office:value-type="float" office:value="0.005314" calcext:value-type="float">
            <text:p>0.005314</text:p>
          </table:table-cell>
          <table:table-cell office:value-type="float" office:value="-0.45" calcext:value-type="float">
            <text:p>-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iry</text:p>
          </table:table-cell>
          <table:table-cell office:value-type="float" office:value="74" calcext:value-type="float">
            <text:p>74</text:p>
          </table:table-cell>
          <table:table-cell office:value-type="float" office:value="0.031171" calcext:value-type="float">
            <text:p>0.031171</text:p>
          </table:table-cell>
          <table:table-cell office:value-type="float" office:value="16.39999" calcext:value-type="float">
            <text:p>16.399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ldmads</text:p>
          </table:table-cell>
          <table:table-cell office:value-type="float" office:value="110" calcext:value-type="float">
            <text:p>110</text:p>
          </table:table-cell>
          <table:table-cell office:value-type="float" office:value="0.075252" calcext:value-type="float">
            <text:p>0.075252</text:p>
          </table:table-cell>
          <table:table-cell office:value-type="float" office:value="1.555283" calcext:value-type="float">
            <text:p>1.555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ging</text:p>
          </table:table-cell>
          <table:table-cell office:value-type="float" office:value="17" calcext:value-type="float">
            <text:p>17</text:p>
          </table:table-cell>
          <table:table-cell office:value-type="float" office:value="0.022983" calcext:value-type="float">
            <text:p>0.022983</text:p>
          </table:table-cell>
          <table:table-cell office:value-type="float" office:value="-620.1761" calcext:value-type="float">
            <text:p>-620.17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kerp2</text:p>
          </table:table-cell>
          <table:table-cell office:value-type="float" office:value="17" calcext:value-type="float">
            <text:p>17</text:p>
          </table:table-cell>
          <table:table-cell office:value-type="float" office:value="0.038455" calcext:value-type="float">
            <text:p>0.038455</text:p>
          </table:table-cell>
          <table:table-cell office:value-type="float" office:value="-0.00003698885" calcext:value-type="float">
            <text:p>-3.698885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rt6</text:p>
          </table:table-cell>
          <table:table-cell office:value-type="float" office:value="8" calcext:value-type="float">
            <text:p>8</text:p>
          </table:table-cell>
          <table:table-cell office:value-type="float" office:value="0.004139" calcext:value-type="float">
            <text:p>0.004139</text:p>
          </table:table-cell>
          <table:table-cell office:value-type="float" office:value="-3.322887" calcext:value-type="float">
            <text:p>-3.3228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a</text:p>
          </table:table-cell>
          <table:table-cell office:value-type="float" office:value="10" calcext:value-type="float">
            <text:p>10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7.237037E-016" calcext:value-type="float">
            <text:p>7.237037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b</text:p>
          </table:table-cell>
          <table:table-cell office:value-type="float" office:value="10" calcext:value-type="float">
            <text:p>10</text:p>
          </table:table-cell>
          <table:table-cell office:value-type="float" office:value="0.004377" calcext:value-type="float">
            <text:p>0.004377</text:p>
          </table:table-cell>
          <table:table-cell office:value-type="float" office:value="0.005572812" calcext:value-type="float">
            <text:p>0.0055728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c</text:p>
          </table:table-cell>
          <table:table-cell office:value-type="float" office:value="5" calcext:value-type="float">
            <text:p>5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2.953061E-018" calcext:value-type="float">
            <text:p>2.953061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d</text:p>
          </table:table-cell>
          <table:table-cell office:value-type="float" office:value="21" calcext:value-type="float">
            <text:p>21</text:p>
          </table:table-cell>
          <table:table-cell office:value-type="float" office:value="0.012337" calcext:value-type="float">
            <text:p>0.012337</text:p>
          </table:table-cell>
          <table:table-cell office:value-type="float" office:value="0.00000006615114" calcext:value-type="float">
            <text:p>6.615114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e</text:p>
          </table:table-cell>
          <table:table-cell office:value-type="float" office:value="20" calcext:value-type="float">
            <text:p>20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000005120377" calcext:value-type="float">
            <text:p>5.120377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f</text:p>
          </table:table-cell>
          <table:table-cell office:value-type="float" office:value="36" calcext:value-type="float">
            <text:p>36</text:p>
          </table:table-cell>
          <table:table-cell office:value-type="float" office:value="0.020622" calcext:value-type="float">
            <text:p>0.020622</text:p>
          </table:table-cell>
          <table:table-cell office:value-type="float" office:value="3.786214E-018" calcext:value-type="float">
            <text:p>3.786214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g</text:p>
          </table:table-cell>
          <table:table-cell office:value-type="float" office:value="14" calcext:value-type="float">
            <text:p>14</text:p>
          </table:table-cell>
          <table:table-cell office:value-type="float" office:value="0.005981" calcext:value-type="float">
            <text:p>0.005981</text:p>
          </table:table-cell>
          <table:table-cell office:value-type="float" office:value="5.433778E-027" calcext:value-type="float">
            <text:p>5.433778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tfldh</text:p>
          </table:table-cell>
          <table:table-cell office:value-type="float" office:value="18" calcext:value-type="float">
            <text:p>18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-24.5" calcext:value-type="float">
            <text:p>-24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6</text:p>
          </table:table-cell>
          <table:table-cell office:value-type="float" office:value="885" calcext:value-type="float">
            <text:p>885</text:p>
          </table:table-cell>
          <table:table-cell office:value-type="float" office:value="0.266687" calcext:value-type="float">
            <text:p>0.266687</text:p>
          </table:table-cell>
          <table:table-cell office:value-type="float" office:value="2.290386E-024" calcext:value-type="float">
            <text:p>2.290386E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6ls</text:p>
          </table:table-cell>
          <table:table-cell office:value-type="float" office:value="885" calcext:value-type="float">
            <text:p>885</text:p>
          </table:table-cell>
          <table:table-cell office:value-type="float" office:value="0.247308" calcext:value-type="float">
            <text:p>0.247308</text:p>
          </table:table-cell>
          <table:table-cell office:value-type="float" office:value="2.290386E-024" calcext:value-type="float">
            <text:p>2.290386E-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8</text:p>
          </table:table-cell>
          <table:table-cell office:value-type="float" office:value="106" calcext:value-type="float">
            <text:p>106</text:p>
          </table:table-cell>
          <table:table-cell office:value-type="float" office:value="0.040204" calcext:value-type="float">
            <text:p>0.040204</text:p>
          </table:table-cell>
          <table:table-cell office:value-type="float" office:value="2.94065E-029" calcext:value-type="float">
            <text:p>2.94065E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art8ls</text:p>
          </table:table-cell>
          <table:table-cell office:value-type="float" office:value="106" calcext:value-type="float">
            <text:p>106</text:p>
          </table:table-cell>
          <table:table-cell office:value-type="float" office:value="0.059112" calcext:value-type="float">
            <text:p>0.059112</text:p>
          </table:table-cell>
          <table:table-cell office:value-type="float" office:value="1.984684E-029" calcext:value-type="float">
            <text:p>1.984684E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ix</text:p>
          </table:table-cell>
          <table:table-cell office:value-type="float" office:value="13" calcext:value-type="float">
            <text:p>13</text:p>
          </table:table-cell>
          <table:table-cell office:value-type="float" office:value="0.006245" calcext:value-type="float">
            <text:p>0.006245</text:p>
          </table:table-cell>
          <table:table-cell office:value-type="float" office:value="3.794741E-026" calcext:value-type="float">
            <text:p>3.794741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berta</text:p>
          </table:table-cell>
          <table:table-cell office:value-type="float" office:value="1" calcext:value-type="float">
            <text:p>1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3.440912E-020" calcext:value-type="float">
            <text:p>3.440912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lbertb</text:p>
          </table:table-cell>
          <table:table-cell office:value-type="float" office:value="1" calcext:value-type="float">
            <text:p>1</text:p>
          </table:table-cell>
          <table:table-cell office:value-type="float" office:value="0.002208" calcext:value-type="float">
            <text:p>0.002208</text:p>
          </table:table-cell>
          <table:table-cell office:value-type="float" office:value="2.676949E-029" calcext:value-type="float">
            <text:p>2.676949E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a</text:p>
          </table:table-cell>
          <table:table-cell office:value-type="float" office:value="1" calcext:value-type="float">
            <text:p>1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b</text:p>
          </table:table-cell>
          <table:table-cell office:value-type="float" office:value="11" calcext:value-type="float">
            <text:p>11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1.709612E-022" calcext:value-type="float">
            <text:p>1.709612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c</text:p>
          </table:table-cell>
          <table:table-cell office:value-type="float" office:value="6" calcext:value-type="float">
            <text:p>6</text:p>
          </table:table-cell>
          <table:table-cell office:value-type="float" office:value="0.0008" calcext:value-type="float">
            <text:p>0.0008</text:p>
          </table:table-cell>
          <table:table-cell office:value-type="float" office:value="5.804005E-025" calcext:value-type="float">
            <text:p>5.804005E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d</text:p>
          </table:table-cell>
          <table:table-cell office:value-type="float" office:value="19" calcext:value-type="float">
            <text:p>19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.00006699286" calcext:value-type="float">
            <text:p>6.699286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e</text:p>
          </table:table-cell>
          <table:table-cell office:value-type="float" office:value="8" calcext:value-type="float">
            <text:p>8</text:p>
          </table:table-cell>
          <table:table-cell office:value-type="float" office:value="0.006715" calcext:value-type="float">
            <text:p>0.006715</text:p>
          </table:table-cell>
          <table:table-cell office:value-type="float" office:value="4.77532E-028" calcext:value-type="float">
            <text:p>4.77532E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f</text:p>
          </table:table-cell>
          <table:table-cell office:value-type="float" office:value="10" calcext:value-type="float">
            <text:p>10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3.640806" calcext:value-type="float">
            <text:p>3.640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g</text:p>
          </table:table-cell>
          <table:table-cell office:value-type="float" office:value="6" calcext:value-type="float">
            <text:p>6</text:p>
          </table:table-cell>
          <table:table-cell office:value-type="float" office:value="0.001497" calcext:value-type="float">
            <text:p>0.001497</text:p>
          </table:table-cell>
          <table:table-cell office:value-type="float" office:value="3.633E-022" calcext:value-type="float">
            <text:p>3.633E-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h</text:p>
          </table:table-cell>
          <table:table-cell office:value-type="float" office:value="4" calcext:value-type="float">
            <text:p>4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i</text:p>
          </table:table-cell>
          <table:table-cell office:value-type="float" office:value="22" calcext:value-type="float">
            <text:p>22</text:p>
          </table:table-cell>
          <table:table-cell office:value-type="float" office:value="0.022374" calcext:value-type="float">
            <text:p>0.022374</text:p>
          </table:table-cell>
          <table:table-cell office:value-type="float" office:value="-1755" calcext:value-type="float">
            <text:p>-1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b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mmelbk</text:p>
          </table:table-cell>
          <table:table-cell office:value-type="float" office:value="18" calcext:value-type="float">
            <text:p>18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.05181436" calcext:value-type="float">
            <text:p>0.05181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1</text:p>
          </table:table-cell>
          <table:table-cell office:value-type="float" office:value="11" calcext:value-type="float">
            <text:p>11</text:p>
          </table:table-cell>
          <table:table-cell office:value-type="float" office:value="0.008983" calcext:value-type="float">
            <text:p>0.008983</text:p>
          </table:table-cell>
          <table:table-cell office:value-type="float" office:value="-62.05387" calcext:value-type="float">
            <text:p>-62.05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2</text:p>
          </table:table-cell>
          <table:table-cell office:value-type="float" office:value="18" calcext:value-type="float">
            <text:p>18</text:p>
          </table:table-cell>
          <table:table-cell office:value-type="float" office:value="0.006824" calcext:value-type="float">
            <text:p>0.006824</text:p>
          </table:table-cell>
          <table:table-cell office:value-type="float" office:value="-8.198032" calcext:value-type="float">
            <text:p>-8.198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3</text:p>
          </table:table-cell>
          <table:table-cell office:value-type="float" office:value="12" calcext:value-type="float">
            <text:p>12</text:p>
          </table:table-cell>
          <table:table-cell office:value-type="float" office:value="0.006294" calcext:value-type="float">
            <text:p>0.006294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4</text:p>
          </table:table-cell>
          <table:table-cell office:value-type="float" office:value="24" calcext:value-type="float">
            <text:p>24</text:p>
          </table:table-cell>
          <table:table-cell office:value-type="float" office:value="0.004855" calcext:value-type="float">
            <text:p>0.004855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5</text:p>
          </table:table-cell>
          <table:table-cell office:value-type="float" office:value="85" calcext:value-type="float">
            <text:p>85</text:p>
          </table:table-cell>
          <table:table-cell office:value-type="float" office:value="0.059316" calcext:value-type="float">
            <text:p>0.059316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mmelp6</text:p>
          </table:table-cell>
          <table:table-cell office:value-type="float" office:value="8" calcext:value-type="float">
            <text:p>8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-59.01312" calcext:value-type="float">
            <text:p>-59.01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12" calcext:value-type="float">
            <text:p>12</text:p>
          </table:table-cell>
          <table:table-cell office:value-type="float" office:value="0.001174" calcext:value-type="float">
            <text:p>0.001174</text:p>
          </table:table-cell>
          <table:table-cell office:value-type="float" office:value="0.3964576" calcext:value-type="float">
            <text:p>0.39645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1</text:p>
          </table:table-cell>
          <table:table-cell office:value-type="float" office:value="25" calcext:value-type="float">
            <text:p>25</text:p>
          </table:table-cell>
          <table:table-cell office:value-type="float" office:value="0.013985" calcext:value-type="float">
            <text:p>0.013985</text:p>
          </table:table-cell>
          <table:table-cell office:value-type="float" office:value="2.449969E-017" calcext:value-type="float">
            <text:p>2.449969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2</text:p>
          </table:table-cell>
          <table:table-cell office:value-type="float" office:value="11" calcext:value-type="float">
            <text:p>11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2053711" calcext:value-type="float">
            <text:p>0.20537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4</text:p>
          </table:table-cell>
          <table:table-cell office:value-type="float" office:value="5" calcext:value-type="float">
            <text:p>5</text:p>
          </table:table-cell>
          <table:table-cell office:value-type="float" office:value="0.003822" calcext:value-type="float">
            <text:p>0.003822</text:p>
          </table:table-cell>
          <table:table-cell office:value-type="float" office:value="2.666667" calcext:value-type="float">
            <text:p>2.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5</text:p>
          </table:table-cell>
          <table:table-cell office:value-type="float" office:value="8" calcext:value-type="float">
            <text:p>8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-1.913223" calcext:value-type="float">
            <text:p>-1.9132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6</text:p>
          </table:table-cell>
          <table:table-cell office:value-type="float" office:value="5" calcext:value-type="float">
            <text:p>5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7</text:p>
          </table:table-cell>
          <table:table-cell office:value-type="float" office:value="27" calcext:value-type="float">
            <text:p>27</text:p>
          </table:table-cell>
          <table:table-cell office:value-type="float" office:value="0.017585" calcext:value-type="float">
            <text:p>0.017585</text:p>
          </table:table-cell>
          <table:table-cell office:value-type="float" office:value="-1.732051" calcext:value-type="float">
            <text:p>-1.732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8</text:p>
          </table:table-cell>
          <table:table-cell office:value-type="float" office:value="5" calcext:value-type="float">
            <text:p>5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09</text:p>
          </table:table-cell>
          <table:table-cell office:value-type="float" office:value="3" calcext:value-type="float">
            <text:p>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-0.5" calcext:value-type="float">
            <text:p>-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0</text:p>
          </table:table-cell>
          <table:table-cell office:value-type="float" office:value="12" calcext:value-type="float">
            <text:p>12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1</text:p>
          </table:table-cell>
          <table:table-cell office:value-type="float" office:value="8" calcext:value-type="float">
            <text:p>8</text:p>
          </table:table-cell>
          <table:table-cell office:value-type="float" office:value="0.003901" calcext:value-type="float">
            <text:p>0.003901</text:p>
          </table:table-cell>
          <table:table-cell office:value-type="float" office:value="-8.498464" calcext:value-type="float">
            <text:p>-8.498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2</text:p>
          </table:table-cell>
          <table:table-cell office:value-type="float" office:value="8" calcext:value-type="float">
            <text:p>8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-30" calcext:value-type="float">
            <text:p>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3</text:p>
          </table:table-cell>
          <table:table-cell office:value-type="float" office:value="55" calcext:value-type="float">
            <text:p>55</text:p>
          </table:table-cell>
          <table:table-cell office:value-type="float" office:value="0.006464" calcext:value-type="float">
            <text:p>0.006464</text:p>
          </table:table-cell>
          <table:table-cell office:value-type="float" office:value="0.9945785" calcext:value-type="float">
            <text:p>0.99457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4</text:p>
          </table:table-cell>
          <table:table-cell office:value-type="float" office:value="7" calcext:value-type="float">
            <text:p>7</text:p>
          </table:table-cell>
          <table:table-cell office:value-type="float" office:value="0.003784" calcext:value-type="float">
            <text:p>0.003784</text:p>
          </table:table-cell>
          <table:table-cell office:value-type="float" office:value="1.393465" calcext:value-type="float">
            <text:p>1.393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5</text:p>
          </table:table-cell>
          <table:table-cell office:value-type="float" office:value="16" calcext:value-type="float">
            <text:p>16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12.73898" calcext:value-type="float">
            <text:p>12.73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6</text:p>
          </table:table-cell>
          <table:table-cell office:value-type="float" office:value="19" calcext:value-type="float">
            <text:p>19</text:p>
          </table:table-cell>
          <table:table-cell office:value-type="float" office:value="0.003667" calcext:value-type="float">
            <text:p>0.003667</text:p>
          </table:table-cell>
          <table:table-cell office:value-type="float" office:value="0.01039069" calcext:value-type="float">
            <text:p>0.010390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7</text:p>
          </table:table-cell>
          <table:table-cell office:value-type="float" office:value="17" calcext:value-type="float">
            <text:p>17</text:p>
          </table:table-cell>
          <table:table-cell office:value-type="float" office:value="0.011401" calcext:value-type="float">
            <text:p>0.011401</text:p>
          </table:table-cell>
          <table:table-cell office:value-type="float" office:value="0.04156276" calcext:value-type="float">
            <text:p>0.04156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8</text:p>
          </table:table-cell>
          <table:table-cell office:value-type="float" office:value="17" calcext:value-type="float">
            <text:p>17</text:p>
          </table:table-cell>
          <table:table-cell office:value-type="float" office:value="0.011018" calcext:value-type="float">
            <text:p>0.011018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157.377" calcext:value-type="float">
            <text:p>-1157.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0</text:p>
          </table:table-cell>
          <table:table-cell office:value-type="float" office:value="6" calcext:value-type="float">
            <text:p>6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1.67077" calcext:value-type="float">
            <text:p>1.670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1</text:p>
          </table:table-cell>
          <table:table-cell office:value-type="float" office:value="8" calcext:value-type="float">
            <text:p>8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-99.96" calcext:value-type="float">
            <text:p>-99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2</text:p>
          </table:table-cell>
          <table:table-cell office:value-type="float" office:value="6" calcext:value-type="float">
            <text:p>6</text:p>
          </table:table-cell>
          <table:table-cell office:value-type="float" office:value="0.00253" calcext:value-type="float">
            <text:p>0.002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3</text:p>
          </table:table-cell>
          <table:table-cell office:value-type="float" office:value="10" calcext:value-type="float">
            <text:p>10</text:p>
          </table:table-cell>
          <table:table-cell office:value-type="float" office:value="0.004266" calcext:value-type="float">
            <text:p>0.00426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4</text:p>
          </table:table-cell>
          <table:table-cell office:value-type="float" office:value="10" calcext:value-type="float">
            <text:p>10</text:p>
          </table:table-cell>
          <table:table-cell office:value-type="float" office:value="0.004003" calcext:value-type="float">
            <text:p>0.00400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5</text:p>
          </table:table-cell>
          <table:table-cell office:value-type="float" office:value="36" calcext:value-type="float">
            <text:p>36</text:p>
          </table:table-cell>
          <table:table-cell office:value-type="float" office:value="0.009072" calcext:value-type="float">
            <text:p>0.009072</text:p>
          </table:table-cell>
          <table:table-cell office:value-type="float" office:value="8.52759E-016" calcext:value-type="float">
            <text:p>8.52759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6</text:p>
          </table:table-cell>
          <table:table-cell office:value-type="float" office:value="25" calcext:value-type="float">
            <text:p>25</text:p>
          </table:table-cell>
          <table:table-cell office:value-type="float" office:value="0.003474" calcext:value-type="float">
            <text:p>0.003474</text:p>
          </table:table-cell>
          <table:table-cell office:value-type="float" office:value="1.291384E-016" calcext:value-type="float">
            <text:p>1.291384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7</text:p>
          </table:table-cell>
          <table:table-cell office:value-type="float" office:value="56" calcext:value-type="float">
            <text:p>56</text:p>
          </table:table-cell>
          <table:table-cell office:value-type="float" office:value="0.013142" calcext:value-type="float">
            <text:p>0.013142</text:p>
          </table:table-cell>
          <table:table-cell office:value-type="float" office:value="0.04" calcext:value-type="float">
            <text:p>0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8</text:p>
          </table:table-cell>
          <table:table-cell office:value-type="float" office:value="1" calcext:value-type="float">
            <text:p>1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1.195617E-030" calcext:value-type="float">
            <text:p>1.195617E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29</text:p>
          </table:table-cell>
          <table:table-cell office:value-type="float" office:value="8" calcext:value-type="float">
            <text:p>8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-22.62742" calcext:value-type="float">
            <text:p>-22.627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0</text:p>
          </table:table-cell>
          <table:table-cell office:value-type="float" office:value="18" calcext:value-type="float">
            <text:p>18</text:p>
          </table:table-cell>
          <table:table-cell office:value-type="float" office:value="0.010062" calcext:value-type="float">
            <text:p>0.01006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1</text:p>
          </table:table-cell>
          <table:table-cell office:value-type="float" office:value="7" calcext:value-type="float">
            <text:p>7</text:p>
          </table:table-cell>
          <table:table-cell office:value-type="float" office:value="0.003714" calcext:value-type="float">
            <text:p>0.003714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2</text:p>
          </table:table-cell>
          <table:table-cell office:value-type="float" office:value="16" calcext:value-type="float">
            <text:p>16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3</text:p>
          </table:table-cell>
          <table:table-cell office:value-type="float" office:value="11" calcext:value-type="float">
            <text:p>11</text:p>
          </table:table-cell>
          <table:table-cell office:value-type="float" office:value="0.004104" calcext:value-type="float">
            <text:p>0.004104</text:p>
          </table:table-cell>
          <table:table-cell office:value-type="float" office:value="-4.585787" calcext:value-type="float">
            <text:p>-4.585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0.8340324" calcext:value-type="float">
            <text:p>-0.8340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5</text:p>
          </table:table-cell>
          <table:table-cell office:value-type="float" office:value="7" calcext:value-type="float">
            <text:p>7</text:p>
          </table:table-cell>
          <table:table-cell office:value-type="float" office:value="0.004668" calcext:value-type="float">
            <text:p>0.004668</text:p>
          </table:table-cell>
          <table:table-cell office:value-type="float" office:value="0.1111111" calcext:value-type="float">
            <text:p>0.1111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6</text:p>
          </table:table-cell>
          <table:table-cell office:value-type="float" office:value="12" calcext:value-type="float">
            <text:p>12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-3300" calcext:value-type="float">
            <text:p>-3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7</text:p>
          </table:table-cell>
          <table:table-cell office:value-type="float" office:value="12" calcext:value-type="float">
            <text:p>12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-3456" calcext:value-type="float">
            <text:p>-3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8</text:p>
          </table:table-cell>
          <table:table-cell office:value-type="float" office:value="40" calcext:value-type="float">
            <text:p>40</text:p>
          </table:table-cell>
          <table:table-cell office:value-type="float" office:value="0.01361" calcext:value-type="float">
            <text:p>0.01361</text:p>
          </table:table-cell>
          <table:table-cell office:value-type="float" office:value="2.299506E-021" calcext:value-type="float">
            <text:p>2.299506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39</text:p>
          </table:table-cell>
          <table:table-cell office:value-type="float" office:value="13" calcext:value-type="float">
            <text:p>13</text:p>
          </table:table-cell>
          <table:table-cell office:value-type="float" office:value="0.004278" calcext:value-type="float">
            <text:p>0.004278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1</text:p>
          </table:table-cell>
          <table:table-cell office:value-type="float" office:value="9" calcext:value-type="float">
            <text:p>9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1.925926" calcext:value-type="float">
            <text:p>1.925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2</text:p>
          </table:table-cell>
          <table:table-cell office:value-type="float" office:value="6" calcext:value-type="float">
            <text:p>6</text:p>
          </table:table-cell>
          <table:table-cell office:value-type="float" office:value="0.003599" calcext:value-type="float">
            <text:p>0.003599</text:p>
          </table:table-cell>
          <table:table-cell office:value-type="float" office:value="13.85786" calcext:value-type="float">
            <text:p>13.857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3</text:p>
          </table:table-cell>
          <table:table-cell office:value-type="float" office:value="9" calcext:value-type="float">
            <text:p>9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-44" calcext:value-type="float">
            <text:p>-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4</text:p>
          </table:table-cell>
          <table:table-cell office:value-type="float" office:value="18" calcext:value-type="float">
            <text:p>18</text:p>
          </table:table-cell>
          <table:table-cell office:value-type="float" office:value="0.013516" calcext:value-type="float">
            <text:p>0.013516</text:p>
          </table:table-cell>
          <table:table-cell office:value-type="float" office:value="-13" calcext:value-type="float">
            <text:p>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5</text:p>
          </table:table-cell>
          <table:table-cell office:value-type="float" office:value="23" calcext:value-type="float">
            <text:p>23</text:p>
          </table:table-cell>
          <table:table-cell office:value-type="float" office:value="0.006642" calcext:value-type="float">
            <text:p>0.00664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6</text:p>
          </table:table-cell>
          <table:table-cell office:value-type="float" office:value="19" calcext:value-type="float">
            <text:p>19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8.553352E-016" calcext:value-type="float">
            <text:p>8.553352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7</text:p>
          </table:table-cell>
          <table:table-cell office:value-type="float" office:value="19" calcext:value-type="float">
            <text:p>19</text:p>
          </table:table-cell>
          <table:table-cell office:value-type="float" office:value="0.006993" calcext:value-type="float">
            <text:p>0.006993</text:p>
          </table:table-cell>
          <table:table-cell office:value-type="float" office:value="0.0000000000000657516" calcext:value-type="float">
            <text:p>6.57516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2152E-031" calcext:value-type="float">
            <text:p>1.972152E-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49</text:p>
          </table:table-cell>
          <table:table-cell office:value-type="float" office:value="19" calcext:value-type="float">
            <text:p>19</text:p>
          </table:table-cell>
          <table:table-cell office:value-type="float" office:value="0.008267" calcext:value-type="float">
            <text:p>0.008267</text:p>
          </table:table-cell>
          <table:table-cell office:value-type="float" office:value="0.00000000000414061" calcext:value-type="float">
            <text:p>4.14061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0</text:p>
          </table:table-cell>
          <table:table-cell office:value-type="float" office:value="9" calcext:value-type="float">
            <text:p>9</text:p>
          </table:table-cell>
          <table:table-cell office:value-type="float" office:value="0.005014" calcext:value-type="float">
            <text:p>0.0050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1</text:p>
          </table:table-cell>
          <table:table-cell office:value-type="float" office:value="1" calcext:value-type="float">
            <text:p>1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4.930381E-032" calcext:value-type="float">
            <text:p>4.930381E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326648" calcext:value-type="float">
            <text:p>5.326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3</text:p>
          </table:table-cell>
          <table:table-cell office:value-type="float" office:value="6" calcext:value-type="float">
            <text:p>6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4.093023" calcext:value-type="float">
            <text:p>4.0930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4</text:p>
          </table:table-cell>
          <table:table-cell office:value-type="float" office:value="7" calcext:value-type="float">
            <text:p>7</text:p>
          </table:table-cell>
          <table:table-cell office:value-type="float" office:value="0.002887" calcext:value-type="float">
            <text:p>0.002887</text:p>
          </table:table-cell>
          <table:table-cell office:value-type="float" office:value="0.1928571" calcext:value-type="float">
            <text:p>0.19285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5</text:p>
          </table:table-cell>
          <table:table-cell office:value-type="float" office:value="3" calcext:value-type="float">
            <text:p>3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6.714889" calcext:value-type="float">
            <text:p>6.7148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6</text:p>
          </table:table-cell>
          <table:table-cell office:value-type="float" office:value="38" calcext:value-type="float">
            <text:p>38</text:p>
          </table:table-cell>
          <table:table-cell office:value-type="float" office:value="0.012509" calcext:value-type="float">
            <text:p>0.012509</text:p>
          </table:table-cell>
          <table:table-cell office:value-type="float" office:value="-3.456" calcext:value-type="float">
            <text:p>-3.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7</text:p>
          </table:table-cell>
          <table:table-cell office:value-type="float" office:value="22" calcext:value-type="float">
            <text:p>22</text:p>
          </table:table-cell>
          <table:table-cell office:value-type="float" office:value="0.011816" calcext:value-type="float">
            <text:p>0.011816</text:p>
          </table:table-cell>
          <table:table-cell office:value-type="float" office:value="0.03064762" calcext:value-type="float">
            <text:p>0.030647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59</text:p>
          </table:table-cell>
          <table:table-cell office:value-type="float" office:value="43" calcext:value-type="float">
            <text:p>43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-7.80279" calcext:value-type="float">
            <text:p>-7.802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0</text:p>
          </table:table-cell>
          <table:table-cell office:value-type="float" office:value="7" calcext:value-type="float">
            <text:p>7</text:p>
          </table:table-cell>
          <table:table-cell office:value-type="float" office:value="0.005595" calcext:value-type="float">
            <text:p>0.005595</text:p>
          </table:table-cell>
          <table:table-cell office:value-type="float" office:value="0.0325682" calcext:value-type="float">
            <text:p>0.0325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1</text:p>
          </table:table-cell>
          <table:table-cell office:value-type="float" office:value="9" calcext:value-type="float">
            <text:p>9</text:p>
          </table:table-cell>
          <table:table-cell office:value-type="float" office:value="0.004029" calcext:value-type="float">
            <text:p>0.004029</text:p>
          </table:table-cell>
          <table:table-cell office:value-type="float" office:value="-143.6461" calcext:value-type="float">
            <text:p>-143.6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2</text:p>
          </table:table-cell>
          <table:table-cell office:value-type="float" office:value="7" calcext:value-type="float">
            <text:p>7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-262.4873" calcext:value-type="float">
            <text:p>-262.4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3</text:p>
          </table:table-cell>
          <table:table-cell office:value-type="float" office:value="7" calcext:value-type="float">
            <text:p>7</text:p>
          </table:table-cell>
          <table:table-cell office:value-type="float" office:value="0.005431" calcext:value-type="float">
            <text:p>0.005431</text:p>
          </table:table-cell>
          <table:table-cell office:value-type="float" office:value="961.7152" calcext:value-type="float">
            <text:p>961.7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4</text:p>
          </table:table-cell>
          <table:table-cell office:value-type="float" office:value="17" calcext:value-type="float">
            <text:p>17</text:p>
          </table:table-cell>
          <table:table-cell office:value-type="float" office:value="0.000983" calcext:value-type="float">
            <text:p>0.000983</text:p>
          </table:table-cell>
          <table:table-cell office:value-type="float" office:value="4.375194" calcext:value-type="float">
            <text:p>4.3751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5</text:p>
          </table:table-cell>
          <table:table-cell office:value-type="float" office:value="28" calcext:value-type="float">
            <text:p>28</text:p>
          </table:table-cell>
          <table:table-cell office:value-type="float" office:value="0.018294" calcext:value-type="float">
            <text:p>0.018294</text:p>
          </table:table-cell>
          <table:table-cell office:value-type="float" office:value="0.9535288" calcext:value-type="float">
            <text:p>0.9535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6</text:p>
          </table:table-cell>
          <table:table-cell office:value-type="float" office:value="7" calcext:value-type="float">
            <text:p>7</text:p>
          </table:table-cell>
          <table:table-cell office:value-type="float" office:value="0.004582" calcext:value-type="float">
            <text:p>0.004582</text:p>
          </table:table-cell>
          <table:table-cell office:value-type="float" office:value="0.5181633" calcext:value-type="float">
            <text:p>0.51816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67</text:p>
          </table:table-cell>
          <table:table-cell office:value-type="float" office:value="11" calcext:value-type="float">
            <text:p>11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-605.0892" calcext:value-type="float">
            <text:p>-605.0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0</text:p>
          </table:table-cell>
          <table:table-cell office:value-type="float" office:value="20" calcext:value-type="float">
            <text:p>20</text:p>
          </table:table-cell>
          <table:table-cell office:value-type="float" office:value="0.016253" calcext:value-type="float">
            <text:p>0.016253</text:p>
          </table:table-cell>
          <table:table-cell office:value-type="float" office:value="0.009401973" calcext:value-type="float">
            <text:p>0.0094019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1</text:p>
          </table:table-cell>
          <table:table-cell office:value-type="float" office:value="8" calcext:value-type="float">
            <text:p>8</text:p>
          </table:table-cell>
          <table:table-cell office:value-type="float" office:value="0.004732" calcext:value-type="float">
            <text:p>0.004732</text:p>
          </table:table-cell>
          <table:table-cell office:value-type="float" office:value="17.01402" calcext:value-type="float">
            <text:p>17.01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2</text:p>
          </table:table-cell>
          <table:table-cell office:value-type="float" office:value="16" calcext:value-type="float">
            <text:p>16</text:p>
          </table:table-cell>
          <table:table-cell office:value-type="float" office:value="0.009665" calcext:value-type="float">
            <text:p>0.009665</text:p>
          </table:table-cell>
          <table:table-cell office:value-type="float" office:value="727.6789" calcext:value-type="float">
            <text:p>727.67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3</text:p>
          </table:table-cell>
          <table:table-cell office:value-type="float" office:value="8" calcext:value-type="float">
            <text:p>8</text:p>
          </table:table-cell>
          <table:table-cell office:value-type="float" office:value="0.004186" calcext:value-type="float">
            <text:p>0.004186</text:p>
          </table:table-cell>
          <table:table-cell office:value-type="float" office:value="29.89438" calcext:value-type="float">
            <text:p>29.89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4</text:p>
          </table:table-cell>
          <table:table-cell office:value-type="float" office:value="9" calcext:value-type="float">
            <text:p>9</text:p>
          </table:table-cell>
          <table:table-cell office:value-type="float" office:value="0.0089" calcext:value-type="float">
            <text:p>0.0089</text:p>
          </table:table-cell>
          <table:table-cell office:value-type="float" office:value="5126.498" calcext:value-type="float">
            <text:p>5126.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5</text:p>
          </table:table-cell>
          <table:table-cell office:value-type="float" office:value="9" calcext:value-type="float">
            <text:p>9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5174.413" calcext:value-type="float">
            <text:p>5174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6</text:p>
          </table:table-cell>
          <table:table-cell office:value-type="float" office:value="7" calcext:value-type="float">
            <text:p>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-4.681818" calcext:value-type="float">
            <text:p>-4.6818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7</text:p>
          </table:table-cell>
          <table:table-cell office:value-type="float" office:value="11" calcext:value-type="float">
            <text:p>11</text:p>
          </table:table-cell>
          <table:table-cell office:value-type="float" office:value="0.007479" calcext:value-type="float">
            <text:p>0.007479</text:p>
          </table:table-cell>
          <table:table-cell office:value-type="float" office:value="0.2415051" calcext:value-type="float">
            <text:p>0.24150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8</text:p>
          </table:table-cell>
          <table:table-cell office:value-type="float" office:value="4" calcext:value-type="float">
            <text:p>4</text:p>
          </table:table-cell>
          <table:table-cell office:value-type="float" office:value="0.001514" calcext:value-type="float">
            <text:p>0.001514</text:p>
          </table:table-cell>
          <table:table-cell office:value-type="float" office:value="-2.9197" calcext:value-type="float">
            <text:p>-2.9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79</text:p>
          </table:table-cell>
          <table:table-cell office:value-type="float" office:value="4" calcext:value-type="float">
            <text:p>4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7877682" calcext:value-type="float">
            <text:p>0.078776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0</text:p>
          </table:table-cell>
          <table:table-cell office:value-type="float" office:value="6" calcext:value-type="float">
            <text:p>6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0.05394985" calcext:value-type="float">
            <text:p>0.05394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1</text:p>
          </table:table-cell>
          <table:table-cell office:value-type="float" office:value="7" calcext:value-type="float">
            <text:p>7</text:p>
          </table:table-cell>
          <table:table-cell office:value-type="float" office:value="0.004086" calcext:value-type="float">
            <text:p>0.004086</text:p>
          </table:table-cell>
          <table:table-cell office:value-type="float" office:value="0.05394985" calcext:value-type="float">
            <text:p>0.053949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3</text:p>
          </table:table-cell>
          <table:table-cell office:value-type="float" office:value="14" calcext:value-type="float">
            <text:p>14</text:p>
          </table:table-cell>
          <table:table-cell office:value-type="float" office:value="0.005943" calcext:value-type="float">
            <text:p>0.005943</text:p>
          </table:table-cell>
          <table:table-cell office:value-type="float" office:value="-10599.02" calcext:value-type="float">
            <text:p>-105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4</text:p>
          </table:table-cell>
          <table:table-cell office:value-type="float" office:value="11" calcext:value-type="float">
            <text:p>11</text:p>
          </table:table-cell>
          <table:table-cell office:value-type="float" office:value="0.008526" calcext:value-type="float">
            <text:p>0.008526</text:p>
          </table:table-cell>
          <table:table-cell office:value-type="float" office:value="-287.2406" calcext:value-type="float">
            <text:p>-287.2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5</text:p>
          </table:table-cell>
          <table:table-cell office:value-type="float" office:value="19" calcext:value-type="float">
            <text:p>19</text:p>
          </table:table-cell>
          <table:table-cell office:value-type="float" office:value="0.007471" calcext:value-type="float">
            <text:p>0.007471</text:p>
          </table:table-cell>
          <table:table-cell office:value-type="float" office:value="-1.905155" calcext:value-type="float">
            <text:p>-1.905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32.34868" calcext:value-type="float">
            <text:p>-32.34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7</text:p>
          </table:table-cell>
          <table:table-cell office:value-type="float" office:value="10" calcext:value-type="float">
            <text:p>10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8827.598" calcext:value-type="float">
            <text:p>8827.5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8</text:p>
          </table:table-cell>
          <table:table-cell office:value-type="float" office:value="16" calcext:value-type="float">
            <text:p>16</text:p>
          </table:table-cell>
          <table:table-cell office:value-type="float" office:value="0.008192" calcext:value-type="float">
            <text:p>0.008192</text:p>
          </table:table-cell>
          <table:table-cell office:value-type="float" office:value="1.362646" calcext:value-type="float">
            <text:p>1.36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89</text:p>
          </table:table-cell>
          <table:table-cell office:value-type="float" office:value="20" calcext:value-type="float">
            <text:p>20</text:p>
          </table:table-cell>
          <table:table-cell office:value-type="float" office:value="0.021702" calcext:value-type="float">
            <text:p>0.021702</text:p>
          </table:table-cell>
          <table:table-cell office:value-type="float" office:value="1.362646" calcext:value-type="float">
            <text:p>1.36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0</text:p>
          </table:table-cell>
          <table:table-cell office:value-type="float" office:value="21" calcext:value-type="float">
            <text:p>21</text:p>
          </table:table-cell>
          <table:table-cell office:value-type="float" office:value="0.021655" calcext:value-type="float">
            <text:p>0.021655</text:p>
          </table:table-cell>
          <table:table-cell office:value-type="float" office:value="1.362646" calcext:value-type="float">
            <text:p>1.36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1</text:p>
          </table:table-cell>
          <table:table-cell office:value-type="float" office:value="14" calcext:value-type="float">
            <text:p>14</text:p>
          </table:table-cell>
          <table:table-cell office:value-type="float" office:value="0.018388" calcext:value-type="float">
            <text:p>0.018388</text:p>
          </table:table-cell>
          <table:table-cell office:value-type="float" office:value="1.362646" calcext:value-type="float">
            <text:p>1.36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2</text:p>
          </table:table-cell>
          <table:table-cell office:value-type="float" office:value="19" calcext:value-type="float">
            <text:p>19</text:p>
          </table:table-cell>
          <table:table-cell office:value-type="float" office:value="0.019353" calcext:value-type="float">
            <text:p>0.019353</text:p>
          </table:table-cell>
          <table:table-cell office:value-type="float" office:value="1.362646" calcext:value-type="float">
            <text:p>1.3626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3</text:p>
          </table:table-cell>
          <table:table-cell office:value-type="float" office:value="8" calcext:value-type="float">
            <text:p>8</text:p>
          </table:table-cell>
          <table:table-cell office:value-type="float" office:value="0.00321" calcext:value-type="float">
            <text:p>0.00321</text:p>
          </table:table-cell>
          <table:table-cell office:value-type="float" office:value="110.2206" calcext:value-type="float">
            <text:p>110.22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5</text:p>
          </table:table-cell>
          <table:table-cell office:value-type="float" office:value="14" calcext:value-type="float">
            <text:p>14</text:p>
          </table:table-cell>
          <table:table-cell office:value-type="float" office:value="0.008974" calcext:value-type="float">
            <text:p>0.008974</text:p>
          </table:table-cell>
          <table:table-cell office:value-type="float" office:value="0.01561773" calcext:value-type="float">
            <text:p>0.01561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6</text:p>
          </table:table-cell>
          <table:table-cell office:value-type="float" office:value="19" calcext:value-type="float">
            <text:p>19</text:p>
          </table:table-cell>
          <table:table-cell office:value-type="float" office:value="0.006915" calcext:value-type="float">
            <text:p>0.006915</text:p>
          </table:table-cell>
          <table:table-cell office:value-type="float" office:value="0.01561773" calcext:value-type="float">
            <text:p>0.01561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7</text:p>
          </table:table-cell>
          <table:table-cell office:value-type="float" office:value="23" calcext:value-type="float">
            <text:p>23</text:p>
          </table:table-cell>
          <table:table-cell office:value-type="float" office:value="0.021078" calcext:value-type="float">
            <text:p>0.021078</text:p>
          </table:table-cell>
          <table:table-cell office:value-type="float" office:value="3.135806" calcext:value-type="float">
            <text:p>3.135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8</text:p>
          </table:table-cell>
          <table:table-cell office:value-type="float" office:value="20" calcext:value-type="float">
            <text:p>20</text:p>
          </table:table-cell>
          <table:table-cell office:value-type="float" office:value="0.012283" calcext:value-type="float">
            <text:p>0.012283</text:p>
          </table:table-cell>
          <table:table-cell office:value-type="float" office:value="3.135806" calcext:value-type="float">
            <text:p>3.135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0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345.6347" calcext:value-type="float">
            <text:p>-345.63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0</text:p>
          </table:table-cell>
          <table:table-cell office:value-type="float" office:value="11" calcext:value-type="float">
            <text:p>11</text:p>
          </table:table-cell>
          <table:table-cell office:value-type="float" office:value="0.002155" calcext:value-type="float">
            <text:p>0.002155</text:p>
          </table:table-cell>
          <table:table-cell office:value-type="float" office:value="680.6301" calcext:value-type="float">
            <text:p>680.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0lnp</text:p>
          </table:table-cell>
          <table:table-cell office:value-type="float" office:value="20" calcext:value-type="float">
            <text:p>20</text:p>
          </table:table-cell>
          <table:table-cell office:value-type="float" office:value="0.010506" calcext:value-type="float">
            <text:p>0.010506</text:p>
          </table:table-cell>
          <table:table-cell office:value-type="float" office:value="680.6301" calcext:value-type="float">
            <text:p>680.6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0mod</text:p>
          </table:table-cell>
          <table:table-cell office:value-type="float" office:value="10" calcext:value-type="float">
            <text:p>10</text:p>
          </table:table-cell>
          <table:table-cell office:value-type="float" office:value="0.003956" calcext:value-type="float">
            <text:p>0.003956</text:p>
          </table:table-cell>
          <table:table-cell office:value-type="float" office:value="678.7547" calcext:value-type="float">
            <text:p>678.75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1</text:p>
          </table:table-cell>
          <table:table-cell office:value-type="float" office:value="64" calcext:value-type="float">
            <text:p>64</text:p>
          </table:table-cell>
          <table:table-cell office:value-type="float" office:value="0.036712" calcext:value-type="float">
            <text:p>0.036712</text:p>
          </table:table-cell>
          <table:table-cell office:value-type="float" office:value="246.1046" calcext:value-type="float">
            <text:p>246.10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2</text:p>
          </table:table-cell>
          <table:table-cell office:value-type="float" office:value="19" calcext:value-type="float">
            <text:p>19</text:p>
          </table:table-cell>
          <table:table-cell office:value-type="float" office:value="0.013222" calcext:value-type="float">
            <text:p>0.013222</text:p>
          </table:table-cell>
          <table:table-cell office:value-type="float" office:value="123.918" calcext:value-type="float">
            <text:p>123.9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3</text:p>
          </table:table-cell>
          <table:table-cell office:value-type="float" office:value="31" calcext:value-type="float">
            <text:p>31</text:p>
          </table:table-cell>
          <table:table-cell office:value-type="float" office:value="0.022416" calcext:value-type="float">
            <text:p>0.022416</text:p>
          </table:table-cell>
          <table:table-cell office:value-type="float" office:value="73.78044" calcext:value-type="float">
            <text:p>73.78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4</text:p>
          </table:table-cell>
          <table:table-cell office:value-type="float" office:value="9" calcext:value-type="float">
            <text:p>9</text:p>
          </table:table-cell>
          <table:table-cell office:value-type="float" office:value="0.004625" calcext:value-type="float">
            <text:p>0.004625</text:p>
          </table:table-cell>
          <table:table-cell office:value-type="float" office:value="3.951163" calcext:value-type="float">
            <text:p>3.951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5</text:p>
          </table:table-cell>
          <table:table-cell office:value-type="float" office:value="20" calcext:value-type="float">
            <text:p>20</text:p>
          </table:table-cell>
          <table:table-cell office:value-type="float" office:value="0.053152" calcext:value-type="float">
            <text:p>0.053152</text:p>
          </table:table-cell>
          <table:table-cell office:value-type="float" office:value="591.8833" calcext:value-type="float">
            <text:p>591.8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6</text:p>
          </table:table-cell>
          <table:table-cell office:value-type="float" office:value="14" calcext:value-type="float">
            <text:p>14</text:p>
          </table:table-cell>
          <table:table-cell office:value-type="float" office:value="0.005377" calcext:value-type="float">
            <text:p>0.005377</text:p>
          </table:table-cell>
          <table:table-cell office:value-type="float" office:value="7049.248" calcext:value-type="float">
            <text:p>7049.2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7</text:p>
          </table:table-cell>
          <table:table-cell office:value-type="float" office:value="10" calcext:value-type="float">
            <text:p>10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102.7441" calcext:value-type="float">
            <text:p>102.7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8</text:p>
          </table:table-cell>
          <table:table-cell office:value-type="float" office:value="16" calcext:value-type="float">
            <text:p>16</text:p>
          </table:table-cell>
          <table:table-cell office:value-type="float" office:value="0.00639" calcext:value-type="float">
            <text:p>0.00639</text:p>
          </table:table-cell>
          <table:table-cell office:value-type="float" office:value="-0.6749814" calcext:value-type="float">
            <text:p>-0.67498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09</text:p>
          </table:table-cell>
          <table:table-cell office:value-type="float" office:value="21" calcext:value-type="float">
            <text:p>21</text:p>
          </table:table-cell>
          <table:table-cell office:value-type="float" office:value="0.007488" calcext:value-type="float">
            <text:p>0.007488</text:p>
          </table:table-cell>
          <table:table-cell office:value-type="float" office:value="5326.851" calcext:value-type="float">
            <text:p>5326.8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0</text:p>
          </table:table-cell>
          <table:table-cell office:value-type="float" office:value="6" calcext:value-type="float">
            <text:p>6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-45.77847" calcext:value-type="float">
            <text:p>-45.77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1</text:p>
          </table:table-cell>
          <table:table-cell office:value-type="float" office:value="15" calcext:value-type="float">
            <text:p>15</text:p>
          </table:table-cell>
          <table:table-cell office:value-type="float" office:value="0.009021" calcext:value-type="float">
            <text:p>0.009021</text:p>
          </table:table-cell>
          <table:table-cell office:value-type="float" office:value="-47.76109" calcext:value-type="float">
            <text:p>-47.76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1lnp</text:p>
          </table:table-cell>
          <table:table-cell office:value-type="float" office:value="15" calcext:value-type="float">
            <text:p>15</text:p>
          </table:table-cell>
          <table:table-cell office:value-type="float" office:value="0.005739" calcext:value-type="float">
            <text:p>0.005739</text:p>
          </table:table-cell>
          <table:table-cell office:value-type="float" office:value="-47.76109" calcext:value-type="float">
            <text:p>-47.76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2</text:p>
          </table:table-cell>
          <table:table-cell office:value-type="float" office:value="17" calcext:value-type="float">
            <text:p>17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-47.76109" calcext:value-type="float">
            <text:p>-47.76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3</text:p>
          </table:table-cell>
          <table:table-cell office:value-type="float" office:value="11" calcext:value-type="float">
            <text:p>11</text:p>
          </table:table-cell>
          <table:table-cell office:value-type="float" office:value="0.004255" calcext:value-type="float">
            <text:p>0.004255</text:p>
          </table:table-cell>
          <table:table-cell office:value-type="float" office:value="21.70197" calcext:value-type="float">
            <text:p>21.701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4</text:p>
          </table:table-cell>
          <table:table-cell office:value-type="float" office:value="19" calcext:value-type="float">
            <text:p>19</text:p>
          </table:table-cell>
          <table:table-cell office:value-type="float" office:value="0.008633" calcext:value-type="float">
            <text:p>0.008633</text:p>
          </table:table-cell>
          <table:table-cell office:value-type="float" office:value="-921.1388" calcext:value-type="float">
            <text:p>-921.1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6</text:p>
          </table:table-cell>
          <table:table-cell office:value-type="float" office:value="25" calcext:value-type="float">
            <text:p>25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97.58747" calcext:value-type="float">
            <text:p>97.587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7</text:p>
          </table:table-cell>
          <table:table-cell office:value-type="float" office:value="22" calcext:value-type="float">
            <text:p>22</text:p>
          </table:table-cell>
          <table:table-cell office:value-type="float" office:value="0.013683" calcext:value-type="float">
            <text:p>0.013683</text:p>
          </table:table-cell>
          <table:table-cell office:value-type="float" office:value="32.34868" calcext:value-type="float">
            <text:p>32.348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64.8204" calcext:value-type="float">
            <text:p>664.82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119</text:p>
          </table:table-cell>
          <table:table-cell office:value-type="float" office:value="14" calcext:value-type="float">
            <text:p>14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1.313276" calcext:value-type="float">
            <text:p>1.313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21mod</text:p>
          </table:table-cell>
          <table:table-cell office:value-type="float" office:value="16" calcext:value-type="float">
            <text:p>16</text:p>
          </table:table-cell>
          <table:table-cell office:value-type="float" office:value="0.005219" calcext:value-type="float">
            <text:p>0.005219</text:p>
          </table:table-cell>
          <table:table-cell office:value-type="float" office:value="-95.96" calcext:value-type="float">
            <text:p>-95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268</text:p>
          </table:table-cell>
          <table:table-cell office:value-type="float" office:value="16" calcext:value-type="float">
            <text:p>16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000000002054539" calcext:value-type="float">
            <text:p>2.054539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35mod</text:p>
          </table:table-cell>
          <table:table-cell office:value-type="float" office:value="15" calcext:value-type="float">
            <text:p>15</text:p>
          </table:table-cell>
          <table:table-cell office:value-type="float" office:value="0.005206" calcext:value-type="float">
            <text:p>0.005206</text:p>
          </table:table-cell>
          <table:table-cell office:value-type="float" office:value="0.25" calcext:value-type="float">
            <text:p>0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3mod</text:p>
          </table:table-cell>
          <table:table-cell office:value-type="float" office:value="5" calcext:value-type="float">
            <text:p>5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-0.000000007494096" calcext:value-type="float">
            <text:p>-7.49409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44new</text:p>
          </table:table-cell>
          <table:table-cell office:value-type="float" office:value="13" calcext:value-type="float">
            <text:p>13</text:p>
          </table:table-cell>
          <table:table-cell office:value-type="float" office:value="0.006858" calcext:value-type="float">
            <text:p>0.006858</text:p>
          </table:table-cell>
          <table:table-cell office:value-type="float" office:value="-15" calcext:value-type="float">
            <text:p>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s99exp</text:p>
          </table:table-cell>
          <table:table-cell office:value-type="float" office:value="24" calcext:value-type="float">
            <text:p>24</text:p>
          </table:table-cell>
          <table:table-cell office:value-type="float" office:value="0.009406" calcext:value-type="float">
            <text:p>0.009406</text:p>
          </table:table-cell>
          <table:table-cell office:value-type="float" office:value="-1008062000" calcext:value-type="float">
            <text:p>-100806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bfit</text:p>
          </table:table-cell>
          <table:table-cell office:value-type="float" office:value="8" calcext:value-type="float">
            <text:p>8</text:p>
          </table:table-cell>
          <table:table-cell office:value-type="float" office:value="0.002771" calcext:value-type="float">
            <text:p>0.002771</text:p>
          </table:table-cell>
          <table:table-cell office:value-type="float" office:value="0.0168935" calcext:value-type="float">
            <text:p>0.01689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-mod</text:p>
          </table:table-cell>
          <table:table-cell office:value-type="float" office:value="30" calcext:value-type="float">
            <text:p>30</text:p>
          </table:table-cell>
          <table:table-cell office:value-type="float" office:value="0.249089" calcext:value-type="float">
            <text:p>0.249089</text:p>
          </table:table-cell>
          <table:table-cell office:value-type="float" office:value="34824490" calcext:value-type="float">
            <text:p>348244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estis</text:p>
          </table:table-cell>
          <table:table-cell office:value-type="float" office:value="28" calcext:value-type="float">
            <text:p>28</text:p>
          </table:table-cell>
          <table:table-cell office:value-type="float" office:value="0.229956" calcext:value-type="float">
            <text:p>0.229956</text:p>
          </table:table-cell>
          <table:table-cell office:value-type="float" office:value="348244900000" calcext:value-type="float">
            <text:p>34824490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ps</text:p>
          </table:table-cell>
          <table:table-cell office:value-type="float" office:value="219" calcext:value-type="float">
            <text:p>219</text:p>
          </table:table-cell>
          <table:table-cell office:value-type="float" office:value="0.078037" calcext:value-type="float">
            <text:p>0.078037</text:p>
          </table:table-cell>
          <table:table-cell office:value-type="float" office:value="1.170952E-019" calcext:value-type="float">
            <text:p>1.170952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vycrash</text:p>
          </table:table-cell>
          <table:table-cell office:value-type="float" office:value="165" calcext:value-type="float">
            <text:p>165</text:p>
          </table:table-cell>
          <table:table-cell office:value-type="float" office:value="0.202935" calcext:value-type="float">
            <text:p>0.202935</text:p>
          </table:table-cell>
          <table:table-cell office:value-type="float" office:value="-0.17043" calcext:value-type="float">
            <text:p>-0.170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pcir</text:p>
          </table:table-cell>
          <table:table-cell office:value-type="float" office:value="6" calcext:value-type="float">
            <text:p>6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2.954451E-018" calcext:value-type="float">
            <text:p>2.954451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eq</text:p>
          </table:table-cell>
          <table:table-cell office:value-type="float" office:value="3" calcext:value-type="float">
            <text:p>3</text:p>
          </table:table-cell>
          <table:table-cell office:value-type="float" office:value="0.17962" calcext:value-type="float">
            <text:p>0.17962</text:p>
          </table:table-cell>
          <table:table-cell office:value-type="float" office:value="3.00374E-021" calcext:value-type="float">
            <text:p>3.00374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ensmp</text:p>
          </table:table-cell>
          <table:table-cell office:value-type="float" office:value="9" calcext:value-type="float">
            <text:p>9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1422873" calcext:value-type="float">
            <text:p>0.14228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ssing</text:p>
          </table:table-cell>
          <table:table-cell office:value-type="float" office:value="389" calcext:value-type="float">
            <text:p>389</text:p>
          </table:table-cell>
          <table:table-cell office:value-type="float" office:value="3.124216" calcext:value-type="float">
            <text:p>3.124216</text:p>
          </table:table-cell>
          <table:table-cell office:value-type="float" office:value="0.8444538" calcext:value-type="float">
            <text:p>0.84445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iwcresc</text:p>
          </table:table-cell>
          <table:table-cell office:value-type="float" office:value="9" calcext:value-type="float">
            <text:p>9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-0.000000004987339" calcext:value-type="float">
            <text:p>-4.987339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wosb</text:p>
          </table:table-cell>
          <table:table-cell office:value-type="float" office:value="8" calcext:value-type="float">
            <text:p>8</text:p>
          </table:table-cell>
          <table:table-cell office:value-type="float" office:value="0.004585" calcext:value-type="float">
            <text:p>0.004585</text:p>
          </table:table-cell>
          <table:table-cell office:value-type="float" office:value="0.0003075056" calcext:value-type="float">
            <text:p>0.00030750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sip</text:p>
          </table:table-cell>
          <table:table-cell office:value-type="float" office:value="26" calcext:value-type="float">
            <text:p>26</text:p>
          </table:table-cell>
          <table:table-cell office:value-type="float" office:value="0.188253" calcext:value-type="float">
            <text:p>0.188253</text:p>
          </table:table-cell>
          <table:table-cell office:value-type="float" office:value="0.5757979" calcext:value-type="float">
            <text:p>0.5757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kes</text:p>
          </table:table-cell>
          <table:table-cell office:value-type="float" office:value="15" calcext:value-type="float">
            <text:p>15</text:p>
          </table:table-cell>
          <table:table-cell office:value-type="float" office:value="0.011979" calcext:value-type="float">
            <text:p>0.011979</text:p>
          </table:table-cell>
          <table:table-cell office:value-type="float" office:value="62.9814" calcext:value-type="float">
            <text:p>62.98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un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h</text:p>
          </table:table-cell>
          <table:table-cell office:value-type="float" office:value="22" calcext:value-type="float">
            <text:p>22</text:p>
          </table:table-cell>
          <table:table-cell office:value-type="float" office:value="0.032841" calcext:value-type="float">
            <text:p>0.032841</text:p>
          </table:table-cell>
          <table:table-cell office:value-type="float" office:value="-0.01649122" calcext:value-type="float">
            <text:p>-0.0164912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wisp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arwhd</text:p>
          </table:table-cell>
          <table:table-cell office:value-type="float" office:value="12" calcext:value-type="float">
            <text:p>12</text:p>
          </table:table-cell>
          <table:table-cell office:value-type="float" office:value="0.162246" calcext:value-type="float">
            <text:p>0.162246</text:p>
          </table:table-cell>
          <table:table-cell office:value-type="float" office:value="8.546836E-026" calcext:value-type="float">
            <text:p>8.546836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spanh</text:p>
          </table:table-cell>
          <table:table-cell office:value-type="float" office:value="14" calcext:value-type="float">
            <text:p>14</text:p>
          </table:table-cell>
          <table:table-cell office:value-type="float" office:value="0.017265" calcext:value-type="float">
            <text:p>0.017265</text:p>
          </table:table-cell>
          <table:table-cell office:value-type="float" office:value="-77.00005" calcext:value-type="float">
            <text:p>-77.000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</text:p>
          </table:table-cell>
          <table:table-cell office:value-type="float" office:value="39" calcext:value-type="float">
            <text:p>39</text:p>
          </table:table-cell>
          <table:table-cell office:value-type="float" office:value="0.499429" calcext:value-type="float">
            <text:p>0.499429</text:p>
          </table:table-cell>
          <table:table-cell office:value-type="float" office:value="27.12029" calcext:value-type="float">
            <text:p>27.12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0</text:p>
          </table:table-cell>
          <table:table-cell office:value-type="float" office:value="129" calcext:value-type="float">
            <text:p>129</text:p>
          </table:table-cell>
          <table:table-cell office:value-type="float" office:value="1.429805" calcext:value-type="float">
            <text:p>1.429805</text:p>
          </table:table-cell>
          <table:table-cell office:value-type="float" office:value="39.30236" calcext:value-type="float">
            <text:p>39.302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1</text:p>
          </table:table-cell>
          <table:table-cell office:value-type="float" office:value="64" calcext:value-type="float">
            <text:p>64</text:p>
          </table:table-cell>
          <table:table-cell office:value-type="float" office:value="0.773017" calcext:value-type="float">
            <text:p>0.773017</text:p>
          </table:table-cell>
          <table:table-cell office:value-type="float" office:value="46.52759" calcext:value-type="float">
            <text:p>46.527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12</text:p>
          </table:table-cell>
          <table:table-cell office:value-type="float" office:value="97" calcext:value-type="float">
            <text:p>97</text:p>
          </table:table-cell>
          <table:table-cell office:value-type="float" office:value="1.126162" calcext:value-type="float">
            <text:p>1.126162</text:p>
          </table:table-cell>
          <table:table-cell office:value-type="float" office:value="-3379.107" calcext:value-type="float">
            <text:p>-3379.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2</text:p>
          </table:table-cell>
          <table:table-cell office:value-type="float" office:value="33" calcext:value-type="float">
            <text:p>33</text:p>
          </table:table-cell>
          <table:table-cell office:value-type="float" office:value="0.41011" calcext:value-type="float">
            <text:p>0.41011</text:p>
          </table:table-cell>
          <table:table-cell office:value-type="float" office:value="24.99986" calcext:value-type="float">
            <text:p>24.999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3</text:p>
          </table:table-cell>
          <table:table-cell office:value-type="float" office:value="33" calcext:value-type="float">
            <text:p>33</text:p>
          </table:table-cell>
          <table:table-cell office:value-type="float" office:value="0.443138" calcext:value-type="float">
            <text:p>0.443138</text:p>
          </table:table-cell>
          <table:table-cell office:value-type="float" office:value="24.9998" calcext:value-type="float">
            <text:p>24.99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4</text:p>
          </table:table-cell>
          <table:table-cell office:value-type="float" office:value="39" calcext:value-type="float">
            <text:p>39</text:p>
          </table:table-cell>
          <table:table-cell office:value-type="float" office:value="0.467704" calcext:value-type="float">
            <text:p>0.467704</text:p>
          </table:table-cell>
          <table:table-cell office:value-type="float" office:value="24.99978" calcext:value-type="float">
            <text:p>24.999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5</text:p>
          </table:table-cell>
          <table:table-cell office:value-type="float" office:value="34" calcext:value-type="float">
            <text:p>34</text:p>
          </table:table-cell>
          <table:table-cell office:value-type="float" office:value="0.413141" calcext:value-type="float">
            <text:p>0.413141</text:p>
          </table:table-cell>
          <table:table-cell office:value-type="float" office:value="24.99979" calcext:value-type="float">
            <text:p>24.999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6</text:p>
          </table:table-cell>
          <table:table-cell office:value-type="float" office:value="32" calcext:value-type="float">
            <text:p>32</text:p>
          </table:table-cell>
          <table:table-cell office:value-type="float" office:value="0.403412" calcext:value-type="float">
            <text:p>0.403412</text:p>
          </table:table-cell>
          <table:table-cell office:value-type="float" office:value="24.99983" calcext:value-type="float">
            <text:p>24.999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7</text:p>
          </table:table-cell>
          <table:table-cell office:value-type="float" office:value="20" calcext:value-type="float">
            <text:p>20</text:p>
          </table:table-cell>
          <table:table-cell office:value-type="float" office:value="0.276069" calcext:value-type="float">
            <text:p>0.276069</text:p>
          </table:table-cell>
          <table:table-cell office:value-type="float" office:value="391.152" calcext:value-type="float">
            <text:p>391.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8</text:p>
          </table:table-cell>
          <table:table-cell office:value-type="float" office:value="108" calcext:value-type="float">
            <text:p>108</text:p>
          </table:table-cell>
          <table:table-cell office:value-type="float" office:value="1.275398" calcext:value-type="float">
            <text:p>1.275398</text:p>
          </table:table-cell>
          <table:table-cell office:value-type="float" office:value="650.9716" calcext:value-type="float">
            <text:p>650.97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swet9</text:p>
          </table:table-cell>
          <table:table-cell office:value-type="float" office:value="65" calcext:value-type="float">
            <text:p>65</text:p>
          </table:table-cell>
          <table:table-cell office:value-type="float" office:value="0.761335" calcext:value-type="float">
            <text:p>0.761335</text:p>
          </table:table-cell>
          <table:table-cell office:value-type="float" office:value="1899.426" calcext:value-type="float">
            <text:p>1899.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minsurf</text:p>
          </table:table-cell>
          <table:table-cell office:value-type="float" office:value="56" calcext:value-type="float">
            <text:p>56</text:p>
          </table:table-cell>
          <table:table-cell office:value-type="float" office:value="6.335895" calcext:value-type="float">
            <text:p>6.335895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adbal</text:p>
          </table:table-cell>
          <table:table-cell office:value-type="float" office:value="15" calcext:value-type="float">
            <text:p>15</text:p>
          </table:table-cell>
          <table:table-cell office:value-type="float" office:value="0.005462" calcext:value-type="float">
            <text:p>0.005462</text:p>
          </table:table-cell>
          <table:table-cell office:value-type="float" office:value="0.4528511" calcext:value-type="float">
            <text:p>0.4528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hai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ros</text:p>
          </table:table-cell>
          <table:table-cell office:value-type="float" office:value="65" calcext:value-type="float">
            <text:p>65</text:p>
          </table:table-cell>
          <table:table-cell office:value-type="float" office:value="0.038284" calcext:value-type="float">
            <text:p>0.03828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otsma</text:p>
          </table:table-cell>
          <table:table-cell office:value-type="float" office:value="11" calcext:value-type="float">
            <text:p>11</text:p>
          </table:table-cell>
          <table:table-cell office:value-type="float" office:value="0.005834" calcext:value-type="float">
            <text:p>0.005834</text:p>
          </table:table-cell>
          <table:table-cell office:value-type="float" office:value="1.414213" calcext:value-type="float">
            <text:p>1.4142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tschd</text:p>
          </table:table-cell>
          <table:table-cell office:value-type="float" office:value="14" calcext:value-type="float">
            <text:p>14</text:p>
          </table:table-cell>
          <table:table-cell office:value-type="float" office:value="0.007668" calcext:value-type="float">
            <text:p>0.007668</text:p>
          </table:table-cell>
          <table:table-cell office:value-type="float" office:value="2398.416" calcext:value-type="float">
            <text:p>2398.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nnodoc</text:p>
          </table:table-cell>
          <table:table-cell office:value-type="float" office:value="11" calcext:value-type="float">
            <text:p>11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4.808004" calcext:value-type="float">
            <text:p>4.8080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sqfit</text:p>
          </table:table-cell>
          <table:table-cell office:value-type="float" office:value="7" calcext:value-type="float">
            <text:p>7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3378699" calcext:value-type="float">
            <text:p>0.033786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sen</text:p>
          </table:table-cell>
          <table:table-cell office:value-type="float" office:value="20" calcext:value-type="float">
            <text:p>20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0.6164324" calcext:value-type="float">
            <text:p>0.6164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dsschj</text:p>
          </table:table-cell>
          <table:table-cell office:value-type="float" office:value="85" calcext:value-type="float">
            <text:p>85</text:p>
          </table:table-cell>
          <table:table-cell office:value-type="float" office:value="0.779233" calcext:value-type="float">
            <text:p>0.779233</text:p>
          </table:table-cell>
          <table:table-cell office:value-type="float" office:value="-797.2837" calcext:value-type="float">
            <text:p>-797.28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1</text:p>
          </table:table-cell>
          <table:table-cell office:value-type="float" office:value="18" calcext:value-type="float">
            <text:p>18</text:p>
          </table:table-cell>
          <table:table-cell office:value-type="float" office:value="0.009852" calcext:value-type="float">
            <text:p>0.009852</text:p>
          </table:table-cell>
          <table:table-cell office:value-type="float" office:value="-1.414214" calcext:value-type="float">
            <text:p>-1.414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2</text:p>
          </table:table-cell>
          <table:table-cell office:value-type="float" office:value="7" calcext:value-type="float">
            <text:p>7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7.2" calcext:value-type="float">
            <text:p>7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000004011808" calcext:value-type="float">
            <text:p>4.01180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kela4</text:p>
          </table:table-cell>
          <table:table-cell office:value-type="float" office:value="7" calcext:value-type="float">
            <text:p>7</text:p>
          </table:table-cell>
          <table:table-cell office:value-type="float" office:value="0.003873" calcext:value-type="float">
            <text:p>0.003873</text:p>
          </table:table-cell>
          <table:table-cell office:value-type="float" office:value="0.0000000902362" calcext:value-type="float">
            <text:p>9.02362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cino</text:p>
          </table:table-cell>
          <table:table-cell office:value-type="float" office:value="4" calcext:value-type="float">
            <text:p>4</text:p>
          </table:table-cell>
          <table:table-cell office:value-type="float" office:value="0.064152" calcext:value-type="float">
            <text:p>0.064152</text:p>
          </table:table-cell>
          <table:table-cell office:value-type="float" office:value="6.498379E-025" calcext:value-type="float">
            <text:p>6.498379E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n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atos</text:p>
          </table:table-cell>
          <table:table-cell office:value-type="float" office:value="4" calcext:value-type="float">
            <text:p>4</text:p>
          </table:table-cell>
          <table:table-cell office:value-type="float" office:value="0.003602" calcext:value-type="float">
            <text:p>0.003602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atosb</text:p>
          </table:table-cell>
          <table:table-cell office:value-type="float" office:value="32" calcext:value-type="float">
            <text:p>32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rix2</text:p>
          </table:table-cell>
          <table:table-cell office:value-type="float" office:value="20" calcext:value-type="float">
            <text:p>20</text:p>
          </table:table-cell>
          <table:table-cell office:value-type="float" office:value="0.005279" calcext:value-type="float">
            <text:p>0.005279</text:p>
          </table:table-cell>
          <table:table-cell office:value-type="float" office:value="0.000000005105425" calcext:value-type="float">
            <text:p>5.105425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xlika</text:p>
          </table:table-cell>
          <table:table-cell office:value-type="float" office:value="20" calcext:value-type="float">
            <text:p>20</text:p>
          </table:table-cell>
          <table:table-cell office:value-type="float" office:value="0.067106" calcext:value-type="float">
            <text:p>0.067106</text:p>
          </table:table-cell>
          <table:table-cell office:value-type="float" office:value="591.8833" calcext:value-type="float">
            <text:p>591.88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cormck</text:p>
          </table:table-cell>
          <table:table-cell office:value-type="float" office:value="7" calcext:value-type="float">
            <text:p>7</text:p>
          </table:table-cell>
          <table:table-cell office:value-type="float" office:value="0.271157" calcext:value-type="float">
            <text:p>0.271157</text:p>
          </table:table-cell>
          <table:table-cell office:value-type="float" office:value="-45661.61" calcext:value-type="float">
            <text:p>-4566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concon</text:p>
          </table:table-cell>
          <table:table-cell office:value-type="float" office:value="9" calcext:value-type="float">
            <text:p>9</text:p>
          </table:table-cell>
          <table:table-cell office:value-type="float" office:value="0.007761" calcext:value-type="float">
            <text:p>0.007761</text:p>
          </table:table-cell>
          <table:table-cell office:value-type="float" office:value="-6230.796" calcext:value-type="float">
            <text:p>-6230.7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hole</text:p>
          </table:table-cell>
          <table:table-cell office:value-type="float" office:value="42" calcext:value-type="float">
            <text:p>42</text:p>
          </table:table-cell>
          <table:table-cell office:value-type="float" office:value="0.022441" calcext:value-type="float">
            <text:p>0.022441</text:p>
          </table:table-cell>
          <table:table-cell office:value-type="float" office:value="0.000000002031458" calcext:value-type="float">
            <text:p>2.031458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hanb8</text:p>
          </table:table-cell>
          <table:table-cell office:value-type="float" office:value="8" calcext:value-type="float">
            <text:p>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1.394332E-026" calcext:value-type="float">
            <text:p>1.394332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hanl8</text:p>
          </table:table-cell>
          <table:table-cell office:value-type="float" office:value="40" calcext:value-type="float">
            <text:p>40</text:p>
          </table:table-cell>
          <table:table-cell office:value-type="float" office:value="0.033938" calcext:value-type="float">
            <text:p>0.033938</text:p>
          </table:table-cell>
          <table:table-cell office:value-type="float" office:value="1.149709E-019" calcext:value-type="float">
            <text:p>1.149709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xhat</text:p>
          </table:table-cell>
          <table:table-cell office:value-type="float" office:value="4" calcext:value-type="float">
            <text:p>4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-0.0401" calcext:value-type="float">
            <text:p>-0.0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yer3</text:p>
          </table:table-cell>
          <table:table-cell office:value-type="float" office:value="193" calcext:value-type="float">
            <text:p>193</text:p>
          </table:table-cell>
          <table:table-cell office:value-type="float" office:value="0.089888" calcext:value-type="float">
            <text:p>0.089888</text:p>
          </table:table-cell>
          <table:table-cell office:value-type="float" office:value="0.0000008794586" calcext:value-type="float">
            <text:p>8.794586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fflin1</text:p>
          </table:table-cell>
          <table:table-cell office:value-type="float" office:value="6" calcext:value-type="float">
            <text:p>6</text:p>
          </table:table-cell>
          <table:table-cell office:value-type="float" office:value="0.003091" calcext:value-type="float">
            <text:p>0.00309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fflin2</text:p>
          </table:table-cell>
          <table:table-cell office:value-type="float" office:value="15" calcext:value-type="float">
            <text:p>15</text:p>
          </table:table-cell>
          <table:table-cell office:value-type="float" office:value="0.004848" calcext:value-type="float">
            <text:p>0.004848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c44</text:p>
          </table:table-cell>
          <table:table-cell office:value-type="float" office:value="15" calcext:value-type="float">
            <text:p>15</text:p>
          </table:table-cell>
          <table:table-cell office:value-type="float" office:value="0.149244" calcext:value-type="float">
            <text:p>0.149244</text:p>
          </table:table-cell>
          <table:table-cell office:value-type="float" office:value="0.002573029" calcext:value-type="float">
            <text:p>0.0025730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maxbd</text:p>
          </table:table-cell>
          <table:table-cell office:value-type="float" office:value="53" calcext:value-type="float">
            <text:p>53</text:p>
          </table:table-cell>
          <table:table-cell office:value-type="float" office:value="0.029562" calcext:value-type="float">
            <text:p>0.029562</text:p>
          </table:table-cell>
          <table:table-cell office:value-type="float" office:value="115.7064" calcext:value-type="float">
            <text:p>115.7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maxrb</text:p>
          </table:table-cell>
          <table:table-cell office:value-type="float" office:value="9" calcext:value-type="float">
            <text:p>9</text:p>
          </table:table-cell>
          <table:table-cell office:value-type="float" office:value="0.006185" calcext:value-type="float">
            <text:p>0.006185</text:p>
          </table:table-cell>
          <table:table-cell office:value-type="float" office:value="0.00000000002361477" calcext:value-type="float">
            <text:p>2.361477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perm</text:p>
          </table:table-cell>
          <table:table-cell office:value-type="float" office:value="6" calcext:value-type="float">
            <text:p>6</text:p>
          </table:table-cell>
          <table:table-cell office:value-type="float" office:value="2.960845" calcext:value-type="float">
            <text:p>2.960845</text:p>
          </table:table-cell>
          <table:table-cell office:value-type="float" office:value="0.00036288" calcext:value-type="float">
            <text:p>0.000362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4" calcext:value-type="float">
            <text:p>4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take</text:p>
          </table:table-cell>
          <table:table-cell office:value-type="float" office:value="14" calcext:value-type="float">
            <text:p>14</text:p>
          </table:table-cell>
          <table:table-cell office:value-type="float" office:value="0.005563" calcext:value-type="float">
            <text:p>0.005563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el</text:p>
          </table:table-cell>
          <table:table-cell office:value-type="float" office:value="14" calcext:value-type="float">
            <text:p>14</text:p>
          </table:table-cell>
          <table:table-cell office:value-type="float" office:value="0.005127" calcext:value-type="float">
            <text:p>0.005127</text:p>
          </table:table-cell>
          <table:table-cell office:value-type="float" office:value="116.3559" calcext:value-type="float">
            <text:p>116.35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rebv</text:p>
          </table:table-cell>
          <table:table-cell office:value-type="float" office:value="1" calcext:value-type="float">
            <text:p>1</text:p>
          </table:table-cell>
          <table:table-cell office:value-type="float" office:value="0.017311" calcext:value-type="float">
            <text:p>0.017311</text:p>
          </table:table-cell>
          <table:table-cell office:value-type="float" office:value="5.81962E-015" calcext:value-type="float">
            <text:p>5.81962E-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arqp1</text:p>
          </table:table-cell>
          <table:table-cell office:value-type="float" office:value="15" calcext:value-type="float">
            <text:p>15</text:p>
          </table:table-cell>
          <table:table-cell office:value-type="float" office:value="0.085849" calcext:value-type="float">
            <text:p>0.085849</text:p>
          </table:table-cell>
          <table:table-cell office:value-type="float" office:value="-952.8755" calcext:value-type="float">
            <text:p>-952.87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arqp2</text:p>
          </table:table-cell>
          <table:table-cell office:value-type="float" office:value="14" calcext:value-type="float">
            <text:p>14</text:p>
          </table:table-cell>
          <table:table-cell office:value-type="float" office:value="0.068728" calcext:value-type="float">
            <text:p>0.068728</text:p>
          </table:table-cell>
          <table:table-cell office:value-type="float" office:value="-1597.482" calcext:value-type="float">
            <text:p>-1597.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a</text:p>
          </table:table-cell>
          <table:table-cell office:value-type="float" office:value="24" calcext:value-type="float">
            <text:p>24</text:p>
          </table:table-cell>
          <table:table-cell office:value-type="float" office:value="9.425641" calcext:value-type="float">
            <text:p>9.425641</text:p>
          </table:table-cell>
          <table:table-cell office:value-type="float" office:value="4.223697E-016" calcext:value-type="float">
            <text:p>4.223697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als</text:p>
          </table:table-cell>
          <table:table-cell office:value-type="float" office:value="24" calcext:value-type="float">
            <text:p>24</text:p>
          </table:table-cell>
          <table:table-cell office:value-type="float" office:value="9.213998" calcext:value-type="float">
            <text:p>9.213998</text:p>
          </table:table-cell>
          <table:table-cell office:value-type="float" office:value="4.223697E-016" calcext:value-type="float">
            <text:p>4.223697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b</text:p>
          </table:table-cell>
          <table:table-cell office:value-type="float" office:value="28" calcext:value-type="float">
            <text:p>28</text:p>
          </table:table-cell>
          <table:table-cell office:value-type="float" office:value="10.80374" calcext:value-type="float">
            <text:p>10.80374</text:p>
          </table:table-cell>
          <table:table-cell office:value-type="float" office:value="8.0293E-019" calcext:value-type="float">
            <text:p>8.0293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sqrtbls</text:p>
          </table:table-cell>
          <table:table-cell office:value-type="float" office:value="28" calcext:value-type="float">
            <text:p>28</text:p>
          </table:table-cell>
          <table:table-cell office:value-type="float" office:value="10.75798" calcext:value-type="float">
            <text:p>10.75798</text:p>
          </table:table-cell>
          <table:table-cell office:value-type="float" office:value="8.0293E-019" calcext:value-type="float">
            <text:p>8.0293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wright</text:p>
          </table:table-cell>
          <table:table-cell office:value-type="float" office:value="10" calcext:value-type="float">
            <text:p>10</text:p>
          </table:table-cell>
          <table:table-cell office:value-type="float" office:value="0.008988" calcext:value-type="float">
            <text:p>0.008988</text:p>
          </table:table-cell>
          <table:table-cell office:value-type="float" office:value="23.12853" calcext:value-type="float">
            <text:p>23.128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sty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bqp1</text:p>
          </table:table-cell>
          <table:table-cell office:value-type="float" office:value="143" calcext:value-type="float">
            <text:p>143</text:p>
          </table:table-cell>
          <table:table-cell office:value-type="float" office:value="14.62029" calcext:value-type="float">
            <text:p>14.62029</text:p>
          </table:table-cell>
          <table:table-cell office:value-type="float" office:value="-37819880" calcext:value-type="float">
            <text:p>-378198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bqp2</text:p>
          </table:table-cell>
          <table:table-cell office:value-type="float" office:value="455" calcext:value-type="float">
            <text:p>455</text:p>
          </table:table-cell>
          <table:table-cell office:value-type="float" office:value="53.28399" calcext:value-type="float">
            <text:p>53.28399</text:p>
          </table:table-cell>
          <table:table-cell office:value-type="float" office:value="-35506950" calcext:value-type="float">
            <text:p>-355069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bqp3</text:p>
          </table:table-cell>
          <table:table-cell office:value-type="float" office:value="741" calcext:value-type="float">
            <text:p>741</text:p>
          </table:table-cell>
          <table:table-cell office:value-type="float" office:value="90.38446" calcext:value-type="float">
            <text:p>90.38446</text:p>
          </table:table-cell>
          <table:table-cell office:value-type="float" office:value="-17167070" calcext:value-type="float">
            <text:p>-171670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1</text:p>
          </table:table-cell>
          <table:table-cell office:value-type="float" office:value="188" calcext:value-type="float">
            <text:p>188</text:p>
          </table:table-cell>
          <table:table-cell office:value-type="float" office:value="6.020926" calcext:value-type="float">
            <text:p>6.020926</text:p>
          </table:table-cell>
          <table:table-cell office:value-type="float" office:value="-1362154" calcext:value-type="float">
            <text:p>-1362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2</text:p>
          </table:table-cell>
          <table:table-cell office:value-type="float" office:value="238" calcext:value-type="float">
            <text:p>238</text:p>
          </table:table-cell>
          <table:table-cell office:value-type="float" office:value="8.150347" calcext:value-type="float">
            <text:p>8.150347</text:p>
          </table:table-cell>
          <table:table-cell office:value-type="float" office:value="-1541020" calcext:value-type="float">
            <text:p>-15410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3</text:p>
          </table:table-cell>
          <table:table-cell office:value-type="float" office:value="289" calcext:value-type="float">
            <text:p>289</text:p>
          </table:table-cell>
          <table:table-cell office:value-type="float" office:value="9.832497" calcext:value-type="float">
            <text:p>9.832497</text:p>
          </table:table-cell>
          <table:table-cell office:value-type="float" office:value="-814317" calcext:value-type="float">
            <text:p>-814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4</text:p>
          </table:table-cell>
          <table:table-cell office:value-type="float" office:value="191" calcext:value-type="float">
            <text:p>191</text:p>
          </table:table-cell>
          <table:table-cell office:value-type="float" office:value="2.912267" calcext:value-type="float">
            <text:p>2.912267</text:p>
          </table:table-cell>
          <table:table-cell office:value-type="float" office:value="-1789977" calcext:value-type="float">
            <text:p>-1789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5</text:p>
          </table:table-cell>
          <table:table-cell office:value-type="float" office:value="227" calcext:value-type="float">
            <text:p>227</text:p>
          </table:table-cell>
          <table:table-cell office:value-type="float" office:value="3.544942" calcext:value-type="float">
            <text:p>3.544942</text:p>
          </table:table-cell>
          <table:table-cell office:value-type="float" office:value="-1766743" calcext:value-type="float">
            <text:p>-17667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6</text:p>
          </table:table-cell>
          <table:table-cell office:value-type="float" office:value="301" calcext:value-type="float">
            <text:p>301</text:p>
          </table:table-cell>
          <table:table-cell office:value-type="float" office:value="4.516438" calcext:value-type="float">
            <text:p>4.516438</text:p>
          </table:table-cell>
          <table:table-cell office:value-type="float" office:value="-908803.4" calcext:value-type="float">
            <text:p>-90880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7</text:p>
          </table:table-cell>
          <table:table-cell office:value-type="float" office:value="177" calcext:value-type="float">
            <text:p>177</text:p>
          </table:table-cell>
          <table:table-cell office:value-type="float" office:value="12.83452" calcext:value-type="float">
            <text:p>12.83452</text:p>
          </table:table-cell>
          <table:table-cell office:value-type="float" office:value="-827044.4" calcext:value-type="float">
            <text:p>-82704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8</text:p>
          </table:table-cell>
          <table:table-cell office:value-type="float" office:value="209" calcext:value-type="float">
            <text:p>209</text:p>
          </table:table-cell>
          <table:table-cell office:value-type="float" office:value="15.43771" calcext:value-type="float">
            <text:p>15.43771</text:p>
          </table:table-cell>
          <table:table-cell office:value-type="float" office:value="-810031.9" calcext:value-type="float">
            <text:p>-810031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cvxqp9</text:p>
          </table:table-cell>
          <table:table-cell office:value-type="float" office:value="207" calcext:value-type="float">
            <text:p>207</text:p>
          </table:table-cell>
          <table:table-cell office:value-type="float" office:value="14.42485" calcext:value-type="float">
            <text:p>14.42485</text:p>
          </table:table-cell>
          <table:table-cell office:value-type="float" office:value="-573846.7" calcext:value-type="float">
            <text:p>-57384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one</text:p>
          </table:table-cell>
          <table:table-cell office:value-type="float" office:value="38" calcext:value-type="float">
            <text:p>38</text:p>
          </table:table-cell>
          <table:table-cell office:value-type="float" office:value="0.199704" calcext:value-type="float">
            <text:p>0.199704</text:p>
          </table:table-cell>
          <table:table-cell office:value-type="float" office:value="-0.6332839" calcext:value-type="float">
            <text:p>-0.6332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cvxu2</text:p>
          </table:table-cell>
          <table:table-cell office:value-type="float" office:value="32" calcext:value-type="float">
            <text:p>32</text:p>
          </table:table-cell>
          <table:table-cell office:value-type="float" office:value="0.034591" calcext:value-type="float">
            <text:p>0.034591</text:p>
          </table:table-cell>
          <table:table-cell office:value-type="float" office:value="115.8739" calcext:value-type="float">
            <text:p>115.8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cvxun</text:p>
          </table:table-cell>
          <table:table-cell office:value-type="float" office:value="32" calcext:value-type="float">
            <text:p>32</text:p>
          </table:table-cell>
          <table:table-cell office:value-type="float" office:value="0.0525" calcext:value-type="float">
            <text:p>0.0525</text:p>
          </table:table-cell>
          <table:table-cell office:value-type="float" office:value="115.8739" calcext:value-type="float">
            <text:p>115.87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dia</text:p>
          </table:table-cell>
          <table:table-cell office:value-type="float" office:value="4" calcext:value-type="float">
            <text:p>4</text:p>
          </table:table-cell>
          <table:table-cell office:value-type="float" office:value="0.061834" calcext:value-type="float">
            <text:p>0.061834</text:p>
          </table:table-cell>
          <table:table-cell office:value-type="float" office:value="6.511825E-018" calcext:value-type="float">
            <text:p>6.511825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dquar</text:p>
          </table:table-cell>
          <table:table-cell office:value-type="float" office:value="19" calcext:value-type="float">
            <text:p>19</text:p>
          </table:table-cell>
          <table:table-cell office:value-type="float" office:value="0.156857" calcext:value-type="float">
            <text:p>0.156857</text:p>
          </table:table-cell>
          <table:table-cell office:value-type="float" office:value="0.000000000001035152" calcext:value-type="float">
            <text:p>1.035152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msq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scomp</text:p>
          </table:table-cell>
          <table:table-cell office:value-type="float" office:value="21" calcext:value-type="float">
            <text:p>21</text:p>
          </table:table-cell>
          <table:table-cell office:value-type="float" office:value="0.316267" calcext:value-type="float">
            <text:p>0.316267</text:p>
          </table:table-cell>
          <table:table-cell office:value-type="float" office:value="0.000001992585" calcext:value-type="float">
            <text:p>1.992585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clal</text:p>
          </table:table-cell>
          <table:table-cell office:value-type="float" office:value="14" calcext:value-type="float">
            <text:p>14</text:p>
          </table:table-cell>
          <table:table-cell office:value-type="float" office:value="0.01566" calcext:value-type="float">
            <text:p>0.01566</text:p>
          </table:table-cell>
          <table:table-cell office:value-type="float" office:value="1.397898" calcext:value-type="float">
            <text:p>1.397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clb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875038" calcext:value-type="float">
            <text:p>2.875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tclbu</text:p>
          </table:table-cell>
          <table:table-cell office:value-type="float" office:value="12" calcext:value-type="float">
            <text:p>12</text:p>
          </table:table-cell>
          <table:table-cell office:value-type="float" office:value="0.003272" calcext:value-type="float">
            <text:p>0.003272</text:p>
          </table:table-cell>
          <table:table-cell office:value-type="float" office:value="2.875038" calcext:value-type="float">
            <text:p>2.875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fits</text:p>
          </table:table-cell>
          <table:table-cell office:value-type="float" office:value="10" calcext:value-type="float">
            <text:p>10</text:p>
          </table:table-cell>
          <table:table-cell office:value-type="float" office:value="0.004662" calcext:value-type="float">
            <text:p>0.004662</text:p>
          </table:table-cell>
          <table:table-cell office:value-type="float" office:value="-2380.027" calcext:value-type="float">
            <text:p>-2380.0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1</text:p>
          </table:table-cell>
          <table:table-cell office:value-type="float" office:value="27" calcext:value-type="float">
            <text:p>27</text:p>
          </table:table-cell>
          <table:table-cell office:value-type="float" office:value="0.044187" calcext:value-type="float">
            <text:p>0.044187</text:p>
          </table:table-cell>
          <table:table-cell office:value-type="float" office:value="0.5382431" calcext:value-type="float">
            <text:p>0.5382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2</text:p>
          </table:table-cell>
          <table:table-cell office:value-type="float" office:value="64" calcext:value-type="float">
            <text:p>64</text:p>
          </table:table-cell>
          <table:table-cell office:value-type="float" office:value="0.149488" calcext:value-type="float">
            <text:p>0.149488</text:p>
          </table:table-cell>
          <table:table-cell office:value-type="float" office:value="0.08715963" calcext:value-type="float">
            <text:p>0.087159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3</text:p>
          </table:table-cell>
          <table:table-cell office:value-type="float" office:value="16" calcext:value-type="float">
            <text:p>16</text:p>
          </table:table-cell>
          <table:table-cell office:value-type="float" office:value="0.029761" calcext:value-type="float">
            <text:p>0.029761</text:p>
          </table:table-cell>
          <table:table-cell office:value-type="float" office:value="0.004505054" calcext:value-type="float">
            <text:p>0.004505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et7</text:p>
          </table:table-cell>
          <table:table-cell office:value-type="float" office:value="291" calcext:value-type="float">
            <text:p>291</text:p>
          </table:table-cell>
          <table:table-cell office:value-type="float" office:value="1.047205" calcext:value-type="float">
            <text:p>1.047205</text:p>
          </table:table-cell>
          <table:table-cell office:value-type="float" office:value="0.00004450504" calcext:value-type="float">
            <text:p>4.450504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deg2</text:p>
          </table:table-cell>
          <table:table-cell office:value-type="float" office:value="29" calcext:value-type="float">
            <text:p>29</text:p>
          </table:table-cell>
          <table:table-cell office:value-type="float" office:value="0.072256" calcext:value-type="float">
            <text:p>0.072256</text:p>
          </table:table-cell>
          <table:table-cell office:value-type="float" office:value="229.5734" calcext:value-type="float">
            <text:p>229.57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deg3</text:p>
          </table:table-cell>
          <table:table-cell office:value-type="float" office:value="25" calcext:value-type="float">
            <text:p>25</text:p>
          </table:table-cell>
          <table:table-cell office:value-type="float" office:value="0.032826" calcext:value-type="float">
            <text:p>0.032826</text:p>
          </table:table-cell>
          <table:table-cell office:value-type="float" office:value="46.14567" calcext:value-type="float">
            <text:p>46.145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ntrl</text:p>
          </table:table-cell>
          <table:table-cell office:value-type="float" office:value="38" calcext:value-type="float">
            <text:p>38</text:p>
          </table:table-cell>
          <table:table-cell office:value-type="float" office:value="0.019775" calcext:value-type="float">
            <text:p>0.019775</text:p>
          </table:table-cell>
          <table:table-cell office:value-type="float" office:value="550" calcext:value-type="float">
            <text:p>5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trl3</text:p>
          </table:table-cell>
          <table:table-cell office:value-type="float" office:value="20" calcext:value-type="float">
            <text:p>20</text:p>
          </table:table-cell>
          <table:table-cell office:value-type="float" office:value="0.00883" calcext:value-type="float">
            <text:p>0.00883</text:p>
          </table:table-cell>
          <table:table-cell office:value-type="float" office:value="0.5120041" calcext:value-type="float">
            <text:p>0.512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ctrl6</text:p>
          </table:table-cell>
          <table:table-cell office:value-type="float" office:value="20" calcext:value-type="float">
            <text:p>20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5120041" calcext:value-type="float">
            <text:p>0.51200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mass</text:p>
          </table:table-cell>
          <table:table-cell office:value-type="float" office:value="22" calcext:value-type="float">
            <text:p>22</text:p>
          </table:table-cell>
          <table:table-cell office:value-type="float" office:value="0.009641" calcext:value-type="float">
            <text:p>0.009641</text:p>
          </table:table-cell>
          <table:table-cell office:value-type="float" office:value="-0.1895425" calcext:value-type="float">
            <text:p>-0.1895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prloc</text:p>
          </table:table-cell>
          <table:table-cell office:value-type="float" office:value="18" calcext:value-type="float">
            <text:p>18</text:p>
          </table:table-cell>
          <table:table-cell office:value-type="float" office:value="0.004006" calcext:value-type="float">
            <text:p>0.004006</text:p>
          </table:table-cell>
          <table:table-cell office:value-type="float" office:value="-16.41977" calcext:value-type="float">
            <text:p>-16.41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dm2</text:p>
          </table:table-cell>
          <table:table-cell office:value-type="float" office:value="6" calcext:value-type="float">
            <text:p>6</text:p>
          </table:table-cell>
          <table:table-cell office:value-type="float" office:value="0.102214" calcext:value-type="float">
            <text:p>0.102214</text:p>
          </table:table-cell>
          <table:table-cell office:value-type="float" office:value="155.5328" calcext:value-type="float">
            <text:p>155.5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ds2</text:p>
          </table:table-cell>
          <table:table-cell office:value-type="float" office:value="44" calcext:value-type="float">
            <text:p>44</text:p>
          </table:table-cell>
          <table:table-cell office:value-type="float" office:value="0.076722" calcext:value-type="float">
            <text:p>0.076722</text:p>
          </table:table-cell>
          <table:table-cell office:value-type="float" office:value="1544.297" calcext:value-type="float">
            <text:p>1544.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a</text:p>
          </table:table-cell>
          <table:table-cell office:value-type="float" office:value="70" calcext:value-type="float">
            <text:p>70</text:p>
          </table:table-cell>
          <table:table-cell office:value-type="float" office:value="0.150486" calcext:value-type="float">
            <text:p>0.150486</text:p>
          </table:table-cell>
          <table:table-cell office:value-type="float" office:value="1508.636" calcext:value-type="float">
            <text:p>1508.6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524608E-020" calcext:value-type="float">
            <text:p>4.524608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c</text:p>
          </table:table-cell>
          <table:table-cell office:value-type="float" office:value="14" calcext:value-type="float">
            <text:p>14</text:p>
          </table:table-cell>
          <table:table-cell office:value-type="float" office:value="0.783972" calcext:value-type="float">
            <text:p>0.783972</text:p>
          </table:table-cell>
          <table:table-cell office:value-type="float" office:value="189.5977" calcext:value-type="float">
            <text:p>189.59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d</text:p>
          </table:table-cell>
          <table:table-cell office:value-type="float" office:value="6" calcext:value-type="float">
            <text:p>6</text:p>
          </table:table-cell>
          <table:table-cell office:value-type="float" office:value="0.174967" calcext:value-type="float">
            <text:p>0.174967</text:p>
          </table:table-cell>
          <table:table-cell office:value-type="float" office:value="1523.9" calcext:value-type="float">
            <text:p>152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e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thrgdm</text:p>
          </table:table-cell>
          <table:table-cell office:value-type="float" office:value="6" calcext:value-type="float">
            <text:p>6</text:p>
          </table:table-cell>
          <table:table-cell office:value-type="float" office:value="0.173668" calcext:value-type="float">
            <text:p>0.173668</text:p>
          </table:table-cell>
          <table:table-cell office:value-type="float" office:value="1513.802" calcext:value-type="float">
            <text:p>1513.8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rthrgds</text:p>
          </table:table-cell>
          <table:table-cell office:value-type="float" office:value="16" calcext:value-type="float">
            <text:p>16</text:p>
          </table:table-cell>
          <table:table-cell office:value-type="float" office:value="0.546275" calcext:value-type="float">
            <text:p>0.546275</text:p>
          </table:table-cell>
          <table:table-cell office:value-type="float" office:value="1523.9" calcext:value-type="float">
            <text:p>1523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bornea</text:p>
          </table:table-cell>
          <table:table-cell office:value-type="float" office:value="64" calcext:value-type="float">
            <text:p>64</text:p>
          </table:table-cell>
          <table:table-cell office:value-type="float" office:value="0.022494" calcext:value-type="float">
            <text:p>0.022494</text:p>
          </table:table-cell>
          <table:table-cell office:value-type="float" office:value="0.00001327539" calcext:value-type="float">
            <text:p>1.327539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borneb</text:p>
          </table:table-cell>
          <table:table-cell office:value-type="float" office:value="19" calcext:value-type="float">
            <text:p>19</text:p>
          </table:table-cell>
          <table:table-cell office:value-type="float" office:value="0.013563" calcext:value-type="float">
            <text:p>0.013563</text:p>
          </table:table-cell>
          <table:table-cell office:value-type="float" office:value="0.04013774" calcext:value-type="float">
            <text:p>0.040137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lbqp</text:p>
          </table:table-cell>
          <table:table-cell office:value-type="float" office:value="14" calcext:value-type="float">
            <text:p>14</text:p>
          </table:table-cell>
          <table:table-cell office:value-type="float" office:value="0.004416" calcext:value-type="float">
            <text:p>0.004416</text:p>
          </table:table-cell>
          <table:table-cell office:value-type="float" office:value="6.25" calcext:value-type="float">
            <text:p>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</text:p>
          </table:table-cell>
          <table:table-cell office:value-type="float" office:value="697" calcext:value-type="float">
            <text:p>697</text:p>
          </table:table-cell>
          <table:table-cell office:value-type="float" office:value="0.223626" calcext:value-type="float">
            <text:p>0.223626</text:p>
          </table:table-cell>
          <table:table-cell office:value-type="float" office:value="426.2081" calcext:value-type="float">
            <text:p>426.20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a</text:p>
          </table:table-cell>
          <table:table-cell office:value-type="float" office:value="38" calcext:value-type="float">
            <text:p>38</text:p>
          </table:table-cell>
          <table:table-cell office:value-type="float" office:value="0.019683" calcext:value-type="float">
            <text:p>0.019683</text:p>
          </table:table-cell>
          <table:table-cell office:value-type="float" office:value="0.000421386" calcext:value-type="float">
            <text:p>0.000421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b</text:p>
          </table:table-cell>
          <table:table-cell office:value-type="float" office:value="20" calcext:value-type="float">
            <text:p>20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2409219" calcext:value-type="float">
            <text:p>0.02409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c</text:p>
          </table:table-cell>
          <table:table-cell office:value-type="float" office:value="1" calcext:value-type="float">
            <text:p>1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0000001984316" calcext:value-type="float">
            <text:p>1.984316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d</text:p>
          </table:table-cell>
          <table:table-cell office:value-type="float" office:value="1" calcext:value-type="float">
            <text:p>1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0001550473" calcext:value-type="float">
            <text:p>1.550473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1e</text:p>
          </table:table-cell>
          <table:table-cell office:value-type="float" office:value="65" calcext:value-type="float">
            <text:p>65</text:p>
          </table:table-cell>
          <table:table-cell office:value-type="float" office:value="0.018798" calcext:value-type="float">
            <text:p>0.018798</text:p>
          </table:table-cell>
          <table:table-cell office:value-type="float" office:value="0.00000002481164" calcext:value-type="float">
            <text:p>2.481164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</text:p>
          </table:table-cell>
          <table:table-cell office:value-type="float" office:value="32" calcext:value-type="float">
            <text:p>32</text:p>
          </table:table-cell>
          <table:table-cell office:value-type="float" office:value="0.01349" calcext:value-type="float">
            <text:p>0.01349</text:p>
          </table:table-cell>
          <table:table-cell office:value-type="float" office:value="264.6634" calcext:value-type="float">
            <text:p>264.66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a</text:p>
          </table:table-cell>
          <table:table-cell office:value-type="float" office:value="110" calcext:value-type="float">
            <text:p>110</text:p>
          </table:table-cell>
          <table:table-cell office:value-type="float" office:value="0.051976" calcext:value-type="float">
            <text:p>0.051976</text:p>
          </table:table-cell>
          <table:table-cell office:value-type="float" office:value="0.0003838581" calcext:value-type="float">
            <text:p>0.00038385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b</text:p>
          </table:table-cell>
          <table:table-cell office:value-type="float" office:value="18" calcext:value-type="float">
            <text:p>18</text:p>
          </table:table-cell>
          <table:table-cell office:value-type="float" office:value="0.005408" calcext:value-type="float">
            <text:p>0.005408</text:p>
          </table:table-cell>
          <table:table-cell office:value-type="float" office:value="0.01952286" calcext:value-type="float">
            <text:p>0.019522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c</text:p>
          </table:table-cell>
          <table:table-cell office:value-type="float" office:value="1" calcext:value-type="float">
            <text:p>1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000003935677" calcext:value-type="float">
            <text:p>3.935677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2e</text:p>
          </table:table-cell>
          <table:table-cell office:value-type="float" office:value="25" calcext:value-type="float">
            <text:p>25</text:p>
          </table:table-cell>
          <table:table-cell office:value-type="float" office:value="0.012046" calcext:value-type="float">
            <text:p>0.012046</text:p>
          </table:table-cell>
          <table:table-cell office:value-type="float" office:value="0.0000000568126" calcext:value-type="float">
            <text:p>5.68126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</text:p>
          </table:table-cell>
          <table:table-cell office:value-type="float" office:value="208" calcext:value-type="float">
            <text:p>208</text:p>
          </table:table-cell>
          <table:table-cell office:value-type="float" office:value="0.084074" calcext:value-type="float">
            <text:p>0.084074</text:p>
          </table:table-cell>
          <table:table-cell office:value-type="float" office:value="158.0928" calcext:value-type="float">
            <text:p>158.09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a</text:p>
          </table:table-cell>
          <table:table-cell office:value-type="float" office:value="87" calcext:value-type="float">
            <text:p>87</text:p>
          </table:table-cell>
          <table:table-cell office:value-type="float" office:value="0.023912" calcext:value-type="float">
            <text:p>0.023912</text:p>
          </table:table-cell>
          <table:table-cell office:value-type="float" office:value="0.0004343676" calcext:value-type="float">
            <text:p>0.0004343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b</text:p>
          </table:table-cell>
          <table:table-cell office:value-type="float" office:value="14" calcext:value-type="float">
            <text:p>14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1373521" calcext:value-type="float">
            <text:p>0.1373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c</text:p>
          </table:table-cell>
          <table:table-cell office:value-type="float" office:value="1" calcext:value-type="float">
            <text:p>1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0001843055" calcext:value-type="float">
            <text:p>1.843055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3e</text:p>
          </table:table-cell>
          <table:table-cell office:value-type="float" office:value="63" calcext:value-type="float">
            <text:p>63</text:p>
          </table:table-cell>
          <table:table-cell office:value-type="float" office:value="0.040622" calcext:value-type="float">
            <text:p>0.040622</text:p>
          </table:table-cell>
          <table:table-cell office:value-type="float" office:value="0.00000003273248" calcext:value-type="float">
            <text:p>3.27324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</text:p>
          </table:table-cell>
          <table:table-cell office:value-type="float" office:value="440" calcext:value-type="float">
            <text:p>440</text:p>
          </table:table-cell>
          <table:table-cell office:value-type="float" office:value="0.156863" calcext:value-type="float">
            <text:p>0.156863</text:p>
          </table:table-cell>
          <table:table-cell office:value-type="float" office:value="151.0705" calcext:value-type="float">
            <text:p>151.07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a</text:p>
          </table:table-cell>
          <table:table-cell office:value-type="float" office:value="60" calcext:value-type="float">
            <text:p>60</text:p>
          </table:table-cell>
          <table:table-cell office:value-type="float" office:value="0.020209" calcext:value-type="float">
            <text:p>0.020209</text:p>
          </table:table-cell>
          <table:table-cell office:value-type="float" office:value="0.000790898" calcext:value-type="float">
            <text:p>0.0007908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b</text:p>
          </table:table-cell>
          <table:table-cell office:value-type="float" office:value="15" calcext:value-type="float">
            <text:p>15</text:p>
          </table:table-cell>
          <table:table-cell office:value-type="float" office:value="0.008672" calcext:value-type="float">
            <text:p>0.008672</text:p>
          </table:table-cell>
          <table:table-cell office:value-type="float" office:value="0.2097297" calcext:value-type="float">
            <text:p>0.2097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c</text:p>
          </table:table-cell>
          <table:table-cell office:value-type="float" office:value="1" calcext:value-type="float">
            <text:p>1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00004753927" calcext:value-type="float">
            <text:p>4.753927E-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4e</text:p>
          </table:table-cell>
          <table:table-cell office:value-type="float" office:value="23" calcext:value-type="float">
            <text:p>23</text:p>
          </table:table-cell>
          <table:table-cell office:value-type="float" office:value="0.004683" calcext:value-type="float">
            <text:p>0.004683</text:p>
          </table:table-cell>
          <table:table-cell office:value-type="float" office:value="0.00000009720882" calcext:value-type="float">
            <text:p>9.720882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er5b</text:p>
          </table:table-cell>
          <table:table-cell office:value-type="float" office:value="82" calcext:value-type="float">
            <text:p>82</text:p>
          </table:table-cell>
          <table:table-cell office:value-type="float" office:value="0.032619" calcext:value-type="float">
            <text:p>0.032619</text:p>
          </table:table-cell>
          <table:table-cell office:value-type="float" office:value="0.000006582649" calcext:value-type="float">
            <text:p>6.582649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c</text:p>
          </table:table-cell>
          <table:table-cell office:value-type="float" office:value="1" calcext:value-type="float">
            <text:p>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263214" calcext:value-type="float">
            <text:p>0.263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d</text:p>
          </table:table-cell>
          <table:table-cell office:value-type="float" office:value="1" calcext:value-type="float">
            <text:p>1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5.193696" calcext:value-type="float">
            <text:p>5.193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5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er6a</text:p>
          </table:table-cell>
          <table:table-cell office:value-type="float" office:value="121" calcext:value-type="float">
            <text:p>121</text:p>
          </table:table-cell>
          <table:table-cell office:value-type="float" office:value="0.057908" calcext:value-type="float">
            <text:p>0.057908</text:p>
          </table:table-cell>
          <table:table-cell office:value-type="float" office:value="0.002800103" calcext:value-type="float">
            <text:p>0.0028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6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1644281" calcext:value-type="float">
            <text:p>1.644281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6e</text:p>
          </table:table-cell>
          <table:table-cell office:value-type="float" office:value="30" calcext:value-type="float">
            <text:p>30</text:p>
          </table:table-cell>
          <table:table-cell office:value-type="float" office:value="0.019407" calcext:value-type="float">
            <text:p>0.019407</text:p>
          </table:table-cell>
          <table:table-cell office:value-type="float" office:value="0.000001482865" calcext:value-type="float">
            <text:p>1.482865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7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er7c</text:p>
          </table:table-cell>
          <table:table-cell office:value-type="float" office:value="1" calcext:value-type="float">
            <text:p>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01385267" calcext:value-type="float">
            <text:p>1.385267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7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er8a</text:p>
          </table:table-cell>
          <table:table-cell office:value-type="float" office:value="45" calcext:value-type="float">
            <text:p>45</text:p>
          </table:table-cell>
          <table:table-cell office:value-type="float" office:value="0.020436" calcext:value-type="float">
            <text:p>0.020436</text:p>
          </table:table-cell>
          <table:table-cell office:value-type="float" office:value="0.001927299" calcext:value-type="float">
            <text:p>0.001927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8c</text:p>
          </table:table-cell>
          <table:table-cell office:value-type="float" office:value="1" calcext:value-type="float">
            <text:p>1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001415888" calcext:value-type="float">
            <text:p>1.415888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lmer8e</text:p>
          </table:table-cell>
          <table:table-cell office:value-type="float" office:value="23" calcext:value-type="float">
            <text:p>23</text:p>
          </table:table-cell>
          <table:table-cell office:value-type="float" office:value="0.012418" calcext:value-type="float">
            <text:p>0.012418</text:p>
          </table:table-cell>
          <table:table-cell office:value-type="float" office:value="0.00005501854" calcext:value-type="float">
            <text:p>5.501854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lty1</text:p>
          </table:table-cell>
          <table:table-cell office:value-type="float" office:value="23" calcext:value-type="float">
            <text:p>23</text:p>
          </table:table-cell>
          <table:table-cell office:value-type="float" office:value="3.615249" calcext:value-type="float">
            <text:p>3.615249</text:p>
          </table:table-cell>
          <table:table-cell office:value-type="float" office:value="0.00000006439498" calcext:value-type="float">
            <text:p>6.439498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alty2</text:p>
          </table:table-cell>
          <table:table-cell office:value-type="float" office:value="18" calcext:value-type="float">
            <text:p>18</text:p>
          </table:table-cell>
          <table:table-cell office:value-type="float" office:value="0.016729" calcext:value-type="float">
            <text:p>0.016729</text:p>
          </table:table-cell>
          <table:table-cell office:value-type="float" office:value="38.48429" calcext:value-type="float">
            <text:p>38.48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tagon</text:p>
          </table:table-cell>
          <table:table-cell office:value-type="float" office:value="16" calcext:value-type="float">
            <text:p>16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.0001365322" calcext:value-type="float">
            <text:p>0.0001365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ntdi</text:p>
          </table:table-cell>
          <table:table-cell office:value-type="float" office:value="15" calcext:value-type="float">
            <text:p>15</text:p>
          </table:table-cell>
          <table:table-cell office:value-type="float" office:value="0.059719" calcext:value-type="float">
            <text:p>0.059719</text:p>
          </table:table-cell>
          <table:table-cell office:value-type="float" office:value="-0.7500035" calcext:value-type="float">
            <text:p>-0.75000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1</text:p>
          </table:table-cell>
          <table:table-cell office:value-type="float" office:value="263" calcext:value-type="float">
            <text:p>263</text:p>
          </table:table-cell>
          <table:table-cell office:value-type="float" office:value="0.133956" calcext:value-type="float">
            <text:p>0.133956</text:p>
          </table:table-cell>
          <table:table-cell office:value-type="float" office:value="2.385981E-029" calcext:value-type="float">
            <text:p>2.385981E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1ls</text:p>
          </table:table-cell>
          <table:table-cell office:value-type="float" office:value="263" calcext:value-type="float">
            <text:p>263</text:p>
          </table:table-cell>
          <table:table-cell office:value-type="float" office:value="0.15213" calcext:value-type="float">
            <text:p>0.15213</text:p>
          </table:table-cell>
          <table:table-cell office:value-type="float" office:value="2.385981E-029" calcext:value-type="float">
            <text:p>2.385981E-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2</text:p>
          </table:table-cell>
          <table:table-cell office:value-type="float" office:value="81" calcext:value-type="float">
            <text:p>81</text:p>
          </table:table-cell>
          <table:table-cell office:value-type="float" office:value="0.04431" calcext:value-type="float">
            <text:p>0.04431</text:p>
          </table:table-cell>
          <table:table-cell office:value-type="float" office:value="1.49213E-026" calcext:value-type="float">
            <text:p>1.49213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2ls</text:p>
          </table:table-cell>
          <table:table-cell office:value-type="float" office:value="81" calcext:value-type="float">
            <text:p>81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1.49213E-026" calcext:value-type="float">
            <text:p>1.49213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3</text:p>
          </table:table-cell>
          <table:table-cell office:value-type="float" office:value="132" calcext:value-type="float">
            <text:p>132</text:p>
          </table:table-cell>
          <table:table-cell office:value-type="float" office:value="0.064423" calcext:value-type="float">
            <text:p>0.064423</text:p>
          </table:table-cell>
          <table:table-cell office:value-type="float" office:value="6.28685E-026" calcext:value-type="float">
            <text:p>6.28685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3ls</text:p>
          </table:table-cell>
          <table:table-cell office:value-type="float" office:value="132" calcext:value-type="float">
            <text:p>132</text:p>
          </table:table-cell>
          <table:table-cell office:value-type="float" office:value="0.04139" calcext:value-type="float">
            <text:p>0.04139</text:p>
          </table:table-cell>
          <table:table-cell office:value-type="float" office:value="6.28685E-026" calcext:value-type="float">
            <text:p>6.28685E-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4</text:p>
          </table:table-cell>
          <table:table-cell office:value-type="float" office:value="215" calcext:value-type="float">
            <text:p>215</text:p>
          </table:table-cell>
          <table:table-cell office:value-type="float" office:value="0.111893" calcext:value-type="float">
            <text:p>0.111893</text:p>
          </table:table-cell>
          <table:table-cell office:value-type="float" office:value="5.020815E-023" calcext:value-type="float">
            <text:p>5.020815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fit4ls</text:p>
          </table:table-cell>
          <table:table-cell office:value-type="float" office:value="215" calcext:value-type="float">
            <text:p>215</text:p>
          </table:table-cell>
          <table:table-cell office:value-type="float" office:value="0.153081" calcext:value-type="float">
            <text:p>0.153081</text:p>
          </table:table-cell>
          <table:table-cell office:value-type="float" office:value="5.020815E-023" calcext:value-type="float">
            <text:p>5.020815E-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718282" calcext:value-type="float">
            <text:p>2.7182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2</text:p>
          </table:table-cell>
          <table:table-cell office:value-type="float" office:value="14" calcext:value-type="float">
            <text:p>14</text:p>
          </table:table-cell>
          <table:table-cell office:value-type="float" office:value="0.009374" calcext:value-type="float">
            <text:p>0.009374</text:p>
          </table:table-cell>
          <table:table-cell office:value-type="float" office:value="54.59815" calcext:value-type="float">
            <text:p>54.598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ak4</text:p>
          </table:table-cell>
          <table:table-cell office:value-type="float" office:value="9" calcext:value-type="float">
            <text:p>9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-0.000000006559927" calcext:value-type="float">
            <text:p>-6.559927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5</text:p>
          </table:table-cell>
          <table:table-cell office:value-type="float" office:value="32" calcext:value-type="float">
            <text:p>32</text:p>
          </table:table-cell>
          <table:table-cell office:value-type="float" office:value="0.013774" calcext:value-type="float">
            <text:p>0.013774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ak6</text:p>
          </table:table-cell>
          <table:table-cell office:value-type="float" office:value="232" calcext:value-type="float">
            <text:p>232</text:p>
          </table:table-cell>
          <table:table-cell office:value-type="float" office:value="0.139569" calcext:value-type="float">
            <text:p>0.139569</text:p>
          </table:table-cell>
          <table:table-cell office:value-type="float" office:value="-44" calcext:value-type="float">
            <text:p>-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ous1</text:p>
          </table:table-cell>
          <table:table-cell office:value-type="float" office:value="36" calcext:value-type="float">
            <text:p>36</text:p>
          </table:table-cell>
          <table:table-cell office:value-type="float" office:value="1.761873" calcext:value-type="float">
            <text:p>1.761873</text:p>
          </table:table-cell>
          <table:table-cell office:value-type="float" office:value="0.000000000006724045" calcext:value-type="float">
            <text:p>6.724045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ous2</text:p>
          </table:table-cell>
          <table:table-cell office:value-type="float" office:value="32" calcext:value-type="float">
            <text:p>32</text:p>
          </table:table-cell>
          <table:table-cell office:value-type="float" office:value="1.843572" calcext:value-type="float">
            <text:p>1.843572</text:p>
          </table:table-cell>
          <table:table-cell office:value-type="float" office:value="4.372397E-027" calcext:value-type="float">
            <text:p>4.372397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1</text:p>
          </table:table-cell>
          <table:table-cell office:value-type="float" office:value="9" calcext:value-type="float">
            <text:p>9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2048629" calcext:value-type="float">
            <text:p>0.020486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2</text:p>
          </table:table-cell>
          <table:table-cell office:value-type="float" office:value="8" calcext:value-type="float">
            <text:p>8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2968926" calcext:value-type="float">
            <text:p>0.029689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3</text:p>
          </table:table-cell>
          <table:table-cell office:value-type="float" office:value="10" calcext:value-type="float">
            <text:p>10</text:p>
          </table:table-cell>
          <table:table-cell office:value-type="float" office:value="0.012134" calcext:value-type="float">
            <text:p>0.012134</text:p>
          </table:table-cell>
          <table:table-cell office:value-type="float" office:value="0.03274971" calcext:value-type="float">
            <text:p>0.032749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4</text:p>
          </table:table-cell>
          <table:table-cell office:value-type="float" office:value="9" calcext:value-type="float">
            <text:p>9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2630696" calcext:value-type="float">
            <text:p>0.026306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rtfl6</text:p>
          </table:table-cell>
          <table:table-cell office:value-type="float" office:value="8" calcext:value-type="float">
            <text:p>8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2579181" calcext:value-type="float">
            <text:p>0.02579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ll20</text:p>
          </table:table-cell>
          <table:table-cell office:value-type="float" office:value="145" calcext:value-type="float">
            <text:p>145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5211962" calcext:value-type="float">
            <text:p>52119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llbs</text:p>
          </table:table-cell>
          <table:table-cell office:value-type="float" office:value="91" calcext:value-type="float">
            <text:p>91</text:p>
          </table:table-cell>
          <table:table-cell office:value-type="float" office:value="0.034755" calcext:value-type="float">
            <text:p>0.034755</text:p>
          </table:table-cell>
          <table:table-cell office:value-type="float" office:value="3.124563E-032" calcext:value-type="float">
            <text:p>3.124563E-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llsq</text:p>
          </table:table-cell>
          <table:table-cell office:value-type="float" office:value="10" calcext:value-type="float">
            <text:p>10</text:p>
          </table:table-cell>
          <table:table-cell office:value-type="float" office:value="0.004017" calcext:value-type="float">
            <text:p>0.004017</text:p>
          </table:table-cell>
          <table:table-cell office:value-type="float" office:value="1.155394E-020" calcext:value-type="float">
            <text:p>1.155394E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float" office:value="0.003315" calcext:value-type="float">
            <text:p>0.003315</text:p>
          </table:table-cell>
          <table:table-cell office:value-type="float" office:value="1.419235E-028" calcext:value-type="float">
            <text:p>1.419235E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bpenl</text:p>
          </table:table-cell>
          <table:table-cell office:value-type="float" office:value="5" calcext:value-type="float">
            <text:p>5</text:p>
          </table:table-cell>
          <table:table-cell office:value-type="float" office:value="0.182501" calcext:value-type="float">
            <text:p>0.182501</text:p>
          </table:table-cell>
          <table:table-cell office:value-type="float" office:value="0.0000000007993995" calcext:value-type="float">
            <text:p>7.993995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pl0</text:p>
          </table:table-cell>
          <table:table-cell office:value-type="float" office:value="15" calcext:value-type="float">
            <text:p>15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60.91923" calcext:value-type="float">
            <text:p>60.919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dpl1</text:p>
          </table:table-cell>
          <table:table-cell office:value-type="float" office:value="16" calcext:value-type="float">
            <text:p>16</text:p>
          </table:table-cell>
          <table:table-cell office:value-type="float" office:value="0.017666" calcext:value-type="float">
            <text:p>0.017666</text:p>
          </table:table-cell>
          <table:table-cell office:value-type="float" office:value="53.03701" calcext:value-type="float">
            <text:p>53.037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pdo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414214" calcext:value-type="float">
            <text:p>2.414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20" calcext:value-type="float">
            <text:p>20</text:p>
          </table:table-cell>
          <table:table-cell office:value-type="float" office:value="0.015134" calcext:value-type="float">
            <text:p>0.015134</text:p>
          </table:table-cell>
          <table:table-cell office:value-type="float" office:value="0.1783942" calcext:value-type="float">
            <text:p>0.17839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cboei1</text:p>
          </table:table-cell>
          <table:table-cell office:value-type="float" office:value="131" calcext:value-type="float">
            <text:p>131</text:p>
          </table:table-cell>
          <table:table-cell office:value-type="float" office:value="0.170323" calcext:value-type="float">
            <text:p>0.170323</text:p>
          </table:table-cell>
          <table:table-cell office:value-type="float" office:value="14433870" calcext:value-type="float">
            <text:p>144338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cboei2</text:p>
          </table:table-cell>
          <table:table-cell office:value-type="float" office:value="93" calcext:value-type="float">
            <text:p>93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8293664" calcext:value-type="float">
            <text:p>82936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cstair</text:p>
          </table:table-cell>
          <table:table-cell office:value-type="float" office:value="221" calcext:value-type="float">
            <text:p>221</text:p>
          </table:table-cell>
          <table:table-cell office:value-type="float" office:value="0.390843" calcext:value-type="float">
            <text:p>0.390843</text:p>
          </table:table-cell>
          <table:table-cell office:value-type="float" office:value="6204392" calcext:value-type="float">
            <text:p>6204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nboei1</text:p>
          </table:table-cell>
          <table:table-cell office:value-type="float" office:value="352" calcext:value-type="float">
            <text:p>352</text:p>
          </table:table-cell>
          <table:table-cell office:value-type="float" office:value="0.560653" calcext:value-type="float">
            <text:p>0.560653</text:p>
          </table:table-cell>
          <table:table-cell office:value-type="float" office:value="8459276" calcext:value-type="float">
            <text:p>84592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nboei2</text:p>
          </table:table-cell>
          <table:table-cell office:value-type="float" office:value="161" calcext:value-type="float">
            <text:p>161</text:p>
          </table:table-cell>
          <table:table-cell office:value-type="float" office:value="0.177158" calcext:value-type="float">
            <text:p>0.177158</text:p>
          </table:table-cell>
          <table:table-cell office:value-type="float" office:value="1276676" calcext:value-type="float">
            <text:p>12766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pnstair</text:p>
          </table:table-cell>
          <table:table-cell office:value-type="float" office:value="244" calcext:value-type="float">
            <text:p>244</text:p>
          </table:table-cell>
          <table:table-cell office:value-type="float" office:value="0.476309" calcext:value-type="float">
            <text:p>0.476309</text:p>
          </table:table-cell>
          <table:table-cell office:value-type="float" office:value="5146033" calcext:value-type="float">
            <text:p>51460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3d</text:p>
          </table:table-cell>
          <table:table-cell office:value-type="float" office:value="49" calcext:value-type="float">
            <text:p>49</text:p>
          </table:table-cell>
          <table:table-cell office:value-type="float" office:value="0.182534" calcext:value-type="float">
            <text:p>0.182534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3dbd</text:p>
          </table:table-cell>
          <table:table-cell office:value-type="float" office:value="26" calcext:value-type="float">
            <text:p>26</text:p>
          </table:table-cell>
          <table:table-cell office:value-type="float" office:value="0.061743" calcext:value-type="float">
            <text:p>0.061743</text:p>
          </table:table-cell>
          <table:table-cell office:value-type="float" office:value="1.050682E-016" calcext:value-type="float">
            <text:p>1.050682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3dls</text:p>
          </table:table-cell>
          <table:table-cell office:value-type="float" office:value="49" calcext:value-type="float">
            <text:p>49</text:p>
          </table:table-cell>
          <table:table-cell office:value-type="float" office:value="0.207215" calcext:value-type="float">
            <text:p>0.207215</text:p>
          </table:table-cell>
          <table:table-cell office:value-type="float" office:value="1.050708E-016" calcext:value-type="float">
            <text:p>1.050708E-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rtquad</text:p>
          </table:table-cell>
          <table:table-cell office:value-type="float" office:value="23" calcext:value-type="float">
            <text:p>23</text:p>
          </table:table-cell>
          <table:table-cell office:value-type="float" office:value="0.021766" calcext:value-type="float">
            <text:p>0.021766</text:p>
          </table:table-cell>
          <table:table-cell office:value-type="float" office:value="-306562" calcext:value-type="float">
            <text:p>-3065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artc</text:p>
          </table:table-cell>
          <table:table-cell office:value-type="float" office:value="24" calcext:value-type="float">
            <text:p>24</text:p>
          </table:table-cell>
          <table:table-cell office:value-type="float" office:value="0.169703" calcext:value-type="float">
            <text:p>0.169703</text:p>
          </table:table-cell>
          <table:table-cell office:value-type="float" office:value="0.000002488809" calcext:value-type="float">
            <text:p>2.488809E-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dlin</text:p>
          </table:table-cell>
          <table:table-cell office:value-type="float" office:value="25" calcext:value-type="float">
            <text:p>25</text:p>
          </table:table-cell>
          <table:table-cell office:value-type="float" office:value="0.010309" calcext:value-type="float">
            <text:p>0.010309</text:p>
          </table:table-cell>
          <table:table-cell office:value-type="float" office:value="-6000" calcext:value-type="float">
            <text:p>-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ing1</text:p>
          </table:table-cell>
          <table:table-cell office:value-type="float" office:value="22" calcext:value-type="float">
            <text:p>22</text:p>
          </table:table-cell>
          <table:table-cell office:value-type="float" office:value="0.342998" calcext:value-type="float">
            <text:p>0.342998</text:p>
          </table:table-cell>
          <table:table-cell office:value-type="float" office:value="-0.1604578" calcext:value-type="float">
            <text:p>-0.1604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ing2</text:p>
          </table:table-cell>
          <table:table-cell office:value-type="float" office:value="15" calcext:value-type="float">
            <text:p>15</text:p>
          </table:table-cell>
          <table:table-cell office:value-type="float" office:value="0.190988" calcext:value-type="float">
            <text:p>0.190988</text:p>
          </table:table-cell>
          <table:table-cell office:value-type="float" office:value="-0.01256994" calcext:value-type="float">
            <text:p>-0.012569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ing3</text:p>
          </table:table-cell>
          <table:table-cell office:value-type="float" office:value="20" calcext:value-type="float">
            <text:p>20</text:p>
          </table:table-cell>
          <table:table-cell office:value-type="float" office:value="0.034222" calcext:value-type="float">
            <text:p>0.034222</text:p>
          </table:table-cell>
          <table:table-cell office:value-type="float" office:value="-0.000000009848631" calcext:value-type="float">
            <text:p>-9.84863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pe</text:p>
          </table:table-cell>
          <table:table-cell office:value-type="float" office:value="29" calcext:value-type="float">
            <text:p>29</text:p>
          </table:table-cell>
          <table:table-cell office:value-type="float" office:value="0.016502" calcext:value-type="float">
            <text:p>0.016502</text:p>
          </table:table-cell>
          <table:table-cell office:value-type="float" office:value="0.000000000003171857" calcext:value-type="float">
            <text:p>3.171857E-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8" calcext:value-type="float">
            <text:p>18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0.00000001813966" calcext:value-type="float">
            <text:p>1.813966E-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k23</text:p>
          </table:table-cell>
          <table:table-cell office:value-type="float" office:value="9" calcext:value-type="float">
            <text:p>9</text:p>
          </table:table-cell>
          <table:table-cell office:value-type="float" office:value="0.006929" calcext:value-type="float">
            <text:p>0.006929</text:p>
          </table:table-cell>
          <table:table-cell office:value-type="float" office:value="0.08333329" calcext:value-type="float">
            <text:p>0.08333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0.01092" calcext:value-type="float">
            <text:p>0.01092</text:p>
          </table:table-cell>
          <table:table-cell office:value-type="float" office:value="13.39073" calcext:value-type="float">
            <text:p>13.390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enbr</text:p>
          </table:table-cell>
          <table:table-cell office:value-type="float" office:value="21" calcext:value-type="float">
            <text:p>21</text:p>
          </table:table-cell>
          <table:table-cell office:value-type="float" office:value="0.006264" calcext:value-type="float">
            <text:p>0.006264</text:p>
          </table:table-cell>
          <table:table-cell office:value-type="float" office:value="1.736538E-021" calcext:value-type="float">
            <text:p>1.736538E-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senmmx</text:p>
          </table:table-cell>
          <table:table-cell office:value-type="float" office:value="18" calcext:value-type="float">
            <text:p>18</text:p>
          </table:table-cell>
          <table:table-cell office:value-type="float" office:value="0.005212" calcext:value-type="float">
            <text:p>0.005212</text:p>
          </table:table-cell>
          <table:table-cell office:value-type="float" office:value="-44" calcext:value-type="float">
            <text:p>-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32</text:p>
          </table:table-cell>
          <table:table-cell office:value-type="float" office:value="15" calcext:value-type="float">
            <text:p>15</text:p>
          </table:table-cell>
          <table:table-cell office:value-type="float" office:value="0.007797" calcext:value-type="float">
            <text:p>0.007797</text:p>
          </table:table-cell>
          <table:table-cell office:value-type="float" office:value="18.74879" calcext:value-type="float">
            <text:p>18.748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65mod</text:p>
          </table:table-cell>
          <table:table-cell office:value-type="float" office:value="26" calcext:value-type="float">
            <text:p>26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52.18908" calcext:value-type="float">
            <text:p>52.189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368</text:p>
          </table:table-cell>
          <table:table-cell office:value-type="float" office:value="6" calcext:value-type="float">
            <text:p>6</text:p>
          </table:table-cell>
          <table:table-cell office:value-type="float" office:value="0.123763" calcext:value-type="float">
            <text:p>0.123763</text:p>
          </table:table-cell>
          <table:table-cell office:value-type="float" office:value="1.626303E-019" calcext:value-type="float">
            <text:p>1.626303E-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wpath</text:p>
          </table:table-cell>
          <table:table-cell office:value-type="float" office:value="11" calcext:value-type="float">
            <text:p>11</text:p>
          </table:table-cell>
          <table:table-cell office:value-type="float" office:value="0.08261" calcext:value-type="float">
            <text:p>0.08261</text:p>
          </table:table-cell>
          <table:table-cell office:value-type="float" office:value="181.573" calcext:value-type="float">
            <text:p>181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n1dls</text:p>
          </table:table-cell>
          <table:table-cell office:value-type="float" office:value="440" calcext:value-type="float">
            <text:p>440</text:p>
          </table:table-cell>
          <table:table-cell office:value-type="float" office:value="0.970184" calcext:value-type="float">
            <text:p>0.970184</text:p>
          </table:table-cell>
          <table:table-cell office:value-type="float" office:value="0.0000000003511378" calcext:value-type="float">
            <text:p>3.511378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osine</text:p>
          </table:table-cell>
          <table:table-cell office:value-type="float" office:value="128" calcext:value-type="float">
            <text:p>128</text:p>
          </table:table-cell>
          <table:table-cell office:value-type="float" office:value="1.445989" calcext:value-type="float">
            <text:p>1.445989</text:p>
          </table:table-cell>
          <table:table-cell office:value-type="float" office:value="-8.553258" calcext:value-type="float">
            <text:p>-8.5532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urly10</text:p>
          </table:table-cell>
          <table:table-cell office:value-type="float" office:value="229" calcext:value-type="float">
            <text:p>229</text:p>
          </table:table-cell>
          <table:table-cell office:value-type="float" office:value="7.10814" calcext:value-type="float">
            <text:p>7.10814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urly20</text:p>
          </table:table-cell>
          <table:table-cell office:value-type="float" office:value="207" calcext:value-type="float">
            <text:p>207</text:p>
          </table:table-cell>
          <table:table-cell office:value-type="float" office:value="13.08025" calcext:value-type="float">
            <text:p>13.08025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urly30</text:p>
          </table:table-cell>
          <table:table-cell office:value-type="float" office:value="192" calcext:value-type="float">
            <text:p>192</text:p>
          </table:table-cell>
          <table:table-cell office:value-type="float" office:value="20.60157" calcext:value-type="float">
            <text:p>20.60157</text:p>
          </table:table-cell>
          <table:table-cell office:value-type="float" office:value="-0.01003163" calcext:value-type="float">
            <text:p>-0.010031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con1</text:p>
          </table:table-cell>
          <table:table-cell office:value-type="float" office:value="440" calcext:value-type="float">
            <text:p>440</text:p>
          </table:table-cell>
          <table:table-cell office:value-type="float" office:value="0.977316" calcext:value-type="float">
            <text:p>0.977316</text:p>
          </table:table-cell>
          <table:table-cell office:value-type="float" office:value="0.0000000003511378" calcext:value-type="float">
            <text:p>3.511378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micon2</text:p>
          </table:table-cell>
          <table:table-cell office:value-type="float" office:value="103" calcext:value-type="float">
            <text:p>103</text:p>
          </table:table-cell>
          <table:table-cell office:value-type="float" office:value="0.274051" calcext:value-type="float">
            <text:p>0.274051</text:p>
          </table:table-cell>
          <table:table-cell office:value-type="float" office:value="0.00000000006257758" calcext:value-type="float">
            <text:p>6.257758E-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sors</text:p>
          </table:table-cell>
          <table:table-cell office:value-type="float" office:value="62" calcext:value-type="float">
            <text:p>62</text:p>
          </table:table-cell>
          <table:table-cell office:value-type="float" office:value="161.3278" calcext:value-type="float">
            <text:p>161.3278</text:p>
          </table:table-cell>
          <table:table-cell office:value-type="float" office:value="-86006.96" calcext:value-type="float">
            <text:p>-8600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2bqp</text:p>
          </table:table-cell>
          <table:table-cell office:value-type="float" office:value="7" calcext:value-type="float">
            <text:p>7</text:p>
          </table:table-cell>
          <table:table-cell office:value-type="float" office:value="0.005062" calcext:value-type="float">
            <text:p>0.005062</text:p>
          </table:table-cell>
          <table:table-cell office:value-type="float" office:value="-0.000000007471066" calcext:value-type="float">
            <text:p>-7.471066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bqp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7276334" calcext:value-type="float">
            <text:p>-7.276334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lpa</text:p>
          </table:table-cell>
          <table:table-cell office:value-type="float" office:value="10" calcext:value-type="float">
            <text:p>10</text:p>
          </table:table-cell>
          <table:table-cell office:value-type="float" office:value="0.006724" calcext:value-type="float">
            <text:p>0.00672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mpllpb</text:p>
          </table:table-cell>
          <table:table-cell office:value-type="float" office:value="10" calcext:value-type="float">
            <text:p>10</text:p>
          </table:table-cell>
          <table:table-cell office:value-type="float" office:value="0.004649" calcext:value-type="float">
            <text:p>0.004649</text:p>
          </table:table-cell>
          <table:table-cell office:value-type="float" office:value="1.1" calcext:value-type="float">
            <text:p>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ea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neval</text:p>
          </table:table-cell>
          <table:table-cell office:value-type="float" office:value="42" calcext:value-type="float">
            <text:p>42</text:p>
          </table:table-cell>
          <table:table-cell office:value-type="float" office:value="0.011239" calcext:value-type="float">
            <text:p>0.011239</text:p>
          </table:table-cell>
          <table:table-cell office:value-type="float" office:value="5.787363E-043" calcext:value-type="float">
            <text:p>5.787363E-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quad</text:p>
          </table:table-cell>
          <table:table-cell office:value-type="float" office:value="20" calcext:value-type="float">
            <text:p>20</text:p>
          </table:table-cell>
          <table:table-cell office:value-type="float" office:value="0.497974" calcext:value-type="float">
            <text:p>0.497974</text:p>
          </table:table-cell>
          <table:table-cell office:value-type="float" office:value="0.0000000000009295517" calcext:value-type="float">
            <text:p>9.295517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rosnb</text:p>
          </table:table-cell>
          <table:table-cell office:value-type="float" office:value="5" calcext:value-type="float">
            <text:p>5</text:p>
          </table:table-cell>
          <table:table-cell office:value-type="float" office:value="0.015033" calcext:value-type="float">
            <text:p>0.015033</text:p>
          </table:table-cell>
          <table:table-cell office:value-type="float" office:value="-99901" calcext:value-type="float">
            <text:p>-999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1</text:p>
          </table:table-cell>
          <table:table-cell office:value-type="float" office:value="26" calcext:value-type="float">
            <text:p>26</text:p>
          </table:table-cell>
          <table:table-cell office:value-type="float" office:value="0.192101" calcext:value-type="float">
            <text:p>0.19210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1m</text:p>
          </table:table-cell>
          <table:table-cell office:value-type="float" office:value="24" calcext:value-type="float">
            <text:p>24</text:p>
          </table:table-cell>
          <table:table-cell office:value-type="float" office:value="0.205927" calcext:value-type="float">
            <text:p>0.205927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2</text:p>
          </table:table-cell>
          <table:table-cell office:value-type="float" office:value="28" calcext:value-type="float">
            <text:p>28</text:p>
          </table:table-cell>
          <table:table-cell office:value-type="float" office:value="0.13981" calcext:value-type="float">
            <text:p>0.13981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2m</text:p>
          </table:table-cell>
          <table:table-cell office:value-type="float" office:value="25" calcext:value-type="float">
            <text:p>25</text:p>
          </table:table-cell>
          <table:table-cell office:value-type="float" office:value="0.128766" calcext:value-type="float">
            <text:p>0.128766</text:p>
          </table:table-cell>
          <table:table-cell office:value-type="float" office:value="-1" calcext:value-type="float">
            <text:p>-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3</text:p>
          </table:table-cell>
          <table:table-cell office:value-type="float" office:value="11" calcext:value-type="float">
            <text:p>11</text:p>
          </table:table-cell>
          <table:table-cell office:value-type="float" office:value="0.200316" calcext:value-type="float">
            <text:p>0.200316</text:p>
          </table:table-cell>
          <table:table-cell office:value-type="float" office:value="0.5356508" calcext:value-type="float">
            <text:p>0.5356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pow4</text:p>
          </table:table-cell>
          <table:table-cell office:value-type="float" office:value="14" calcext:value-type="float">
            <text:p>14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728283" calcext:value-type="float">
            <text:p>0.27282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sser</text:p>
          </table:table-cell>
          <table:table-cell office:value-type="float" office:value="20" calcext:value-type="float">
            <text:p>20</text:p>
          </table:table-cell>
          <table:table-cell office:value-type="float" office:value="0.007597" calcext:value-type="float">
            <text:p>0.007597</text:p>
          </table:table-cell>
          <table:table-cell office:value-type="float" office:value="0.0000000000008121606" calcext:value-type="float">
            <text:p>8.121606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bank</text:p>
          </table:table-cell>
          <table:table-cell office:value-type="float" office:value="17" calcext:value-type="float">
            <text:p>17</text:p>
          </table:table-cell>
          <table:table-cell office:value-type="float" office:value="0.011351" calcext:value-type="float">
            <text:p>0.011351</text:p>
          </table:table-cell>
          <table:table-cell office:value-type="float" office:value="-7129292" calcext:value-type="float">
            <text:p>-7129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mpsf</text:p>
          </table:table-cell>
          <table:table-cell office:value-type="float" office:value="106" calcext:value-type="float">
            <text:p>106</text:p>
          </table:table-cell>
          <table:table-cell office:value-type="float" office:value="0.104047" calcext:value-type="float">
            <text:p>0.104047</text:p>
          </table:table-cell>
          <table:table-cell office:value-type="float" office:value="732157.8" calcext:value-type="float">
            <text:p>73215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12" calcext:value-type="float">
            <text:p>12</text:p>
          </table:table-cell>
          <table:table-cell office:value-type="float" office:value="0.007766" calcext:value-type="float">
            <text:p>0.007766</text:p>
          </table:table-cell>
          <table:table-cell office:value-type="float" office:value="-0.0001999982" calcext:value-type="float">
            <text:p>-0.00019999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sqp2</text:p>
          </table:table-cell>
          <table:table-cell office:value-type="float" office:value="16" calcext:value-type="float">
            <text:p>16</text:p>
          </table:table-cell>
          <table:table-cell office:value-type="float" office:value="0.54093" calcext:value-type="float">
            <text:p>0.54093</text:p>
          </table:table-cell>
          <table:table-cell office:value-type="float" office:value="-4998.7" calcext:value-type="float">
            <text:p>-499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nhyd</text:p>
          </table:table-cell>
          <table:table-cell office:value-type="float" office:value="22" calcext:value-type="float">
            <text:p>22</text:p>
          </table:table-cell>
          <table:table-cell office:value-type="float" office:value="0.01243" calcext:value-type="float">
            <text:p>0.01243</text:p>
          </table:table-cell>
          <table:table-cell office:value-type="float" office:value="0.0005193068" calcext:value-type="float">
            <text:p>0.00051930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63" calcext:value-type="float">
            <text:p>63</text:p>
          </table:table-cell>
          <table:table-cell office:value-type="float" office:value="0.050663" calcext:value-type="float">
            <text:p>0.050663</text:p>
          </table:table-cell>
          <table:table-cell office:value-type="float" office:value="-0.00000000498861" calcext:value-type="float">
            <text:p>-4.98861E-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eadin3</text:p>
          </table:table-cell>
          <table:table-cell office:value-type="float" office:value="8" calcext:value-type="float">
            <text:p>8</text:p>
          </table:table-cell>
          <table:table-cell office:value-type="float" office:value="0.221502" calcext:value-type="float">
            <text:p>0.221502</text:p>
          </table:table-cell>
          <table:table-cell office:value-type="float" office:value="-0.00006446756" calcext:value-type="float">
            <text:p>-6.446756E-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rosenbr</text:p>
          </table:table-cell>
          <table:table-cell office:value-type="float" office:value="21" calcext:value-type="float">
            <text:p>21</text:p>
          </table:table-cell>
          <table:table-cell office:value-type="float" office:value="0.187282" calcext:value-type="float">
            <text:p>0.187282</text:p>
          </table:table-cell>
          <table:table-cell office:value-type="float" office:value="8.682689E-018" calcext:value-type="float">
            <text:p>8.682689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eblin</text:p>
          </table:table-cell>
          <table:table-cell office:value-type="float" office:value="60" calcext:value-type="float">
            <text:p>60</text:p>
          </table:table-cell>
          <table:table-cell office:value-type="float" office:value="0.063306" calcext:value-type="float">
            <text:p>0.063306</text:p>
          </table:table-cell>
          <table:table-cell office:value-type="float" office:value="1078040" calcext:value-type="float">
            <text:p>1078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ebnln</text:p>
          </table:table-cell>
          <table:table-cell office:value-type="float" office:value="138" calcext:value-type="float">
            <text:p>138</text:p>
          </table:table-cell>
          <table:table-cell office:value-type="float" office:value="0.139896" calcext:value-type="float">
            <text:p>0.139896</text:p>
          </table:table-cell>
          <table:table-cell office:value-type="float" office:value="1078040" calcext:value-type="float">
            <text:p>10780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snlbeam</text:p>
          </table:table-cell>
          <table:table-cell office:value-type="float" office:value="21" calcext:value-type="float">
            <text:p>21</text:p>
          </table:table-cell>
          <table:table-cell office:value-type="float" office:value="0.015146" calcext:value-type="float">
            <text:p>0.015146</text:p>
          </table:table-cell>
          <table:table-cell office:value-type="float" office:value="337.7725" calcext:value-type="float">
            <text:p>337.77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ncmin</text:p>
          </table:table-cell>
          <table:table-cell office:value-type="float" office:value="10" calcext:value-type="float">
            <text:p>10</text:p>
          </table:table-cell>
          <table:table-cell office:value-type="float" office:value="0.005116" calcext:value-type="float">
            <text:p>0.005116</text:p>
          </table:table-cell>
          <table:table-cell office:value-type="float" office:value="4.25" calcext:value-type="float">
            <text:p>4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tic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enbra</text:p>
          </table:table-cell>
          <table:table-cell office:value-type="float" office:value="23" calcext:value-type="float">
            <text:p>23</text:p>
          </table:table-cell>
          <table:table-cell office:value-type="float" office:value="0.18756" calcext:value-type="float">
            <text:p>0.18756</text:p>
          </table:table-cell>
          <table:table-cell office:value-type="float" office:value="16957.67" calcext:value-type="float">
            <text:p>1695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b</text:p>
          </table:table-cell>
          <table:table-cell office:value-type="float" office:value="49" calcext:value-type="float">
            <text:p>49</text:p>
          </table:table-cell>
          <table:table-cell office:value-type="float" office:value="0.36721" calcext:value-type="float">
            <text:p>0.36721</text:p>
          </table:table-cell>
          <table:table-cell office:value-type="float" office:value="262.7318" calcext:value-type="float">
            <text:p>262.7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c</text:p>
          </table:table-cell>
          <table:table-cell office:value-type="float" office:value="391" calcext:value-type="float">
            <text:p>391</text:p>
          </table:table-cell>
          <table:table-cell office:value-type="float" office:value="0.732234" calcext:value-type="float">
            <text:p>0.732234</text:p>
          </table:table-cell>
          <table:table-cell office:value-type="float" office:value="10064.93" calcext:value-type="float">
            <text:p>1006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d</text:p>
          </table:table-cell>
          <table:table-cell office:value-type="float" office:value="105" calcext:value-type="float">
            <text:p>105</text:p>
          </table:table-cell>
          <table:table-cell office:value-type="float" office:value="1.175488" calcext:value-type="float">
            <text:p>1.175488</text:p>
          </table:table-cell>
          <table:table-cell office:value-type="float" office:value="261.4067" calcext:value-type="float">
            <text:p>261.40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e</text:p>
          </table:table-cell>
          <table:table-cell office:value-type="float" office:value="75" calcext:value-type="float">
            <text:p>75</text:p>
          </table:table-cell>
          <table:table-cell office:value-type="float" office:value="0.808886" calcext:value-type="float">
            <text:p>0.808886</text:p>
          </table:table-cell>
          <table:table-cell office:value-type="float" office:value="519.737" calcext:value-type="float">
            <text:p>519.7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f</text:p>
          </table:table-cell>
          <table:table-cell office:value-type="float" office:value="377" calcext:value-type="float">
            <text:p>377</text:p>
          </table:table-cell>
          <table:table-cell office:value-type="float" office:value="0.544909" calcext:value-type="float">
            <text:p>0.544909</text:p>
          </table:table-cell>
          <table:table-cell office:value-type="float" office:value="181.6555" calcext:value-type="float">
            <text:p>181.65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eenbrg</text:p>
          </table:table-cell>
          <table:table-cell office:value-type="float" office:value="84" calcext:value-type="float">
            <text:p>84</text:p>
          </table:table-cell>
          <table:table-cell office:value-type="float" office:value="1.304949" calcext:value-type="float">
            <text:p>1.304949</text:p>
          </table:table-cell>
          <table:table-cell office:value-type="float" office:value="500.6421" calcext:value-type="float">
            <text:p>500.6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ersim</text:p>
          </table:table-cell>
          <table:table-cell office:value-type="float" office:value="1" calcext:value-type="float">
            <text:p>1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6666667" calcext:value-type="float">
            <text:p>0.66666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anberg</text:p>
          </table:table-cell>
          <table:table-cell office:value-type="float" office:value="30" calcext:value-type="float">
            <text:p>30</text:p>
          </table:table-cell>
          <table:table-cell office:value-type="float" office:value="1.508817" calcext:value-type="float">
            <text:p>1.508817</text:p>
          </table:table-cell>
          <table:table-cell office:value-type="float" office:value="8361.423" calcext:value-type="float">
            <text:p>8361.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opf</text:p>
          </table:table-cell>
          <table:table-cell office:value-type="float" office:value="16" calcext:value-type="float">
            <text:p>1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0.06786019" calcext:value-type="float">
            <text:p>0.067860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ynthes1</text:p>
          </table:table-cell>
          <table:table-cell office:value-type="float" office:value="9" calcext:value-type="float">
            <text:p>9</text:p>
          </table:table-cell>
          <table:table-cell office:value-type="float" office:value="0.007973" calcext:value-type="float">
            <text:p>0.007973</text:p>
          </table:table-cell>
          <table:table-cell office:value-type="float" office:value="0.7592842" calcext:value-type="float">
            <text:p>0.75928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me</text:p>
          </table:table-cell>
          <table:table-cell office:value-type="float" office:value="5" calcext:value-type="float">
            <text:p>5</text:p>
          </table:table-cell>
          <table:table-cell office:value-type="float" office:value="0.003507" calcext:value-type="float">
            <text:p>0.00350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fi2</text:p>
          </table:table-cell>
          <table:table-cell office:value-type="float" office:value="20" calcext:value-type="float">
            <text:p>20</text:p>
          </table:table-cell>
          <table:table-cell office:value-type="float" office:value="0.280552" calcext:value-type="float">
            <text:p>0.280552</text:p>
          </table:table-cell>
          <table:table-cell office:value-type="float" office:value="0.6490421" calcext:value-type="float">
            <text:p>0.6490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intqor</text:p>
          </table:table-cell>
          <table:table-cell office:value-type="float" office:value="1" calcext:value-type="float">
            <text:p>1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1175.472" calcext:value-type="float">
            <text:p>1175.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f</text:p>
          </table:table-cell>
          <table:table-cell office:value-type="float" office:value="40" calcext:value-type="float">
            <text:p>40</text:p>
          </table:table-cell>
          <table:table-cell office:value-type="float" office:value="0.9715" calcext:value-type="float">
            <text:p>0.9715</text:p>
          </table:table-cell>
          <table:table-cell office:value-type="float" office:value="3.103409" calcext:value-type="float">
            <text:p>3.103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inh</text:p>
          </table:table-cell>
          <table:table-cell office:value-type="float" office:value="69" calcext:value-type="float">
            <text:p>69</text:p>
          </table:table-cell>
          <table:table-cell office:value-type="float" office:value="2.497469" calcext:value-type="float">
            <text:p>2.497469</text:p>
          </table:table-cell>
          <table:table-cell office:value-type="float" office:value="12.312" calcext:value-type="float">
            <text:p>12.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dia</text:p>
          </table:table-cell>
          <table:table-cell office:value-type="float" office:value="1" calcext:value-type="float">
            <text:p>1</text:p>
          </table:table-cell>
          <table:table-cell office:value-type="float" office:value="0.012086" calcext:value-type="float">
            <text:p>0.012086</text:p>
          </table:table-cell>
          <table:table-cell office:value-type="float" office:value="6.205188E-027" calcext:value-type="float">
            <text:p>6.205188E-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mloss</text:p>
          </table:table-cell>
          <table:table-cell office:value-type="float" office:value="31" calcext:value-type="float">
            <text:p>31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9.06" calcext:value-type="float">
            <text:p>9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y-b</text:p>
          </table:table-cell>
          <table:table-cell office:value-type="float" office:value="19" calcext:value-type="float">
            <text:p>19</text:p>
          </table:table-cell>
          <table:table-cell office:value-type="float" office:value="0.009808" calcext:value-type="float">
            <text:p>0.009808</text:p>
          </table:table-cell>
          <table:table-cell office:value-type="float" office:value="1.572208E-018" calcext:value-type="float">
            <text:p>1.572208E-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irism1</text:p>
          </table:table-cell>
          <table:table-cell office:value-type="float" office:value="190" calcext:value-type="float">
            <text:p>190</text:p>
          </table:table-cell>
          <table:table-cell office:value-type="float" office:value="2.018992" calcext:value-type="float">
            <text:p>2.018992</text:p>
          </table:table-cell>
          <table:table-cell office:value-type="float" office:value="-1.005785" calcext:value-type="float">
            <text:p>-1.0057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wobars</text:p>
          </table:table-cell>
          <table:table-cell office:value-type="float" office:value="9" calcext:value-type="float">
            <text:p>9</text:p>
          </table:table-cell>
          <table:table-cell office:value-type="float" office:value="0.003214" calcext:value-type="float">
            <text:p>0.003214</text:p>
          </table:table-cell>
          <table:table-cell office:value-type="float" office:value="1.508652" calcext:value-type="float">
            <text:p>1.5086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h1</text:p>
          </table:table-cell>
          <table:table-cell office:value-type="float" office:value="5" calcext:value-type="float">
            <text:p>5</text:p>
          </table:table-cell>
          <table:table-cell office:value-type="float" office:value="0.102964" calcext:value-type="float">
            <text:p>0.102964</text:p>
          </table:table-cell>
          <table:table-cell office:value-type="float" office:value="1.116001" calcext:value-type="float">
            <text:p>1.116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bh5</text:p>
          </table:table-cell>
          <table:table-cell office:value-type="float" office:value="5" calcext:value-type="float">
            <text:p>5</text:p>
          </table:table-cell>
          <table:table-cell office:value-type="float" office:value="0.165306" calcext:value-type="float">
            <text:p>0.165306</text:p>
          </table:table-cell>
          <table:table-cell office:value-type="float" office:value="1.116001" calcext:value-type="float">
            <text:p>1.1160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1</text:p>
          </table:table-cell>
          <table:table-cell office:value-type="float" office:value="42" calcext:value-type="float">
            <text:p>42</text:p>
          </table:table-cell>
          <table:table-cell office:value-type="float" office:value="0.228281" calcext:value-type="float">
            <text:p>0.228281</text:p>
          </table:table-cell>
          <table:table-cell office:value-type="float" office:value="0.0000000007448667" calcext:value-type="float">
            <text:p>7.448667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2</text:p>
          </table:table-cell>
          <table:table-cell office:value-type="float" office:value="42" calcext:value-type="float">
            <text:p>42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.0000000007448667" calcext:value-type="float">
            <text:p>7.448667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3</text:p>
          </table:table-cell>
          <table:table-cell office:value-type="float" office:value="45" calcext:value-type="float">
            <text:p>4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0000000009387118" calcext:value-type="float">
            <text:p>9.387118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nderm4</text:p>
          </table:table-cell>
          <table:table-cell office:value-type="float" office:value="25" calcext:value-type="float">
            <text:p>25</text:p>
          </table:table-cell>
          <table:table-cell office:value-type="float" office:value="0.018662" calcext:value-type="float">
            <text:p>0.018662</text:p>
          </table:table-cell>
          <table:table-cell office:value-type="float" office:value="0.0000000003815796" calcext:value-type="float">
            <text:p>3.815796E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rdim</text:p>
          </table:table-cell>
          <table:table-cell office:value-type="float" office:value="24" calcext:value-type="float">
            <text:p>24</text:p>
          </table:table-cell>
          <table:table-cell office:value-type="float" office:value="0.013409" calcext:value-type="float">
            <text:p>0.013409</text:p>
          </table:table-cell>
          <table:table-cell office:value-type="float" office:value="2.45913E-017" calcext:value-type="float">
            <text:p>2.45913E-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son</text:p>
          </table:table-cell>
          <table:table-cell office:value-type="float" office:value="13" calcext:value-type="float">
            <text:p>13</text:p>
          </table:table-cell>
          <table:table-cell office:value-type="float" office:value="0.007909" calcext:value-type="float">
            <text:p>0.007909</text:p>
          </table:table-cell>
          <table:table-cell office:value-type="float" office:value="0.0000000000001018287" calcext:value-type="float">
            <text:p>1.018287E-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mflet</text:p>
          </table:table-cell>
          <table:table-cell office:value-type="float" office:value="11" calcext:value-type="float">
            <text:p>11</text:p>
          </table:table-cell>
          <table:table-cell office:value-type="float" office:value="0.003396" calcext:value-type="float">
            <text:p>0.003396</text:p>
          </table:table-cell>
          <table:table-cell office:value-type="float" office:value="6.05" calcext:value-type="float">
            <text:p>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ods</text:p>
          </table:table-cell>
          <table:table-cell office:value-type="float" office:value="40" calcext:value-type="float">
            <text:p>40</text:p>
          </table:table-cell>
          <table:table-cell office:value-type="float" office:value="0.366026" calcext:value-type="float">
            <text:p>0.366026</text:p>
          </table:table-cell>
          <table:table-cell office:value-type="float" office:value="1.007072E-025" calcext:value-type="float">
            <text:p>1.007072E-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7" calcext:value-type="float">
            <text:p>27</text:p>
          </table:table-cell>
          <table:table-cell office:value-type="float" office:value="0.096637" calcext:value-type="float">
            <text:p>0.096637</text:p>
          </table:table-cell>
          <table:table-cell office:value-type="float" office:value="196.1775" calcext:value-type="float">
            <text:p>196.17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fit</text:p>
          </table:table-cell>
          <table:table-cell office:value-type="float" office:value="84" calcext:value-type="float">
            <text:p>84</text:p>
          </table:table-cell>
          <table:table-cell office:value-type="float" office:value="0.038904" calcext:value-type="float">
            <text:p>0.038904</text:p>
          </table:table-cell>
          <table:table-cell office:value-type="float" office:value="0.00000000000001261201" calcext:value-type="float">
            <text:p>1.261201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fitu</text:p>
          </table:table-cell>
          <table:table-cell office:value-type="float" office:value="36" calcext:value-type="float">
            <text:p>36</text:p>
          </table:table-cell>
          <table:table-cell office:value-type="float" office:value="0.004565" calcext:value-type="float">
            <text:p>0.004565</text:p>
          </table:table-cell>
          <table:table-cell office:value-type="float" office:value="0.00000000000001252218" calcext:value-type="float">
            <text:p>1.252218E-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gwil2</text:p>
          </table:table-cell>
          <table:table-cell office:value-type="float" office:value="1" calcext:value-type="float">
            <text:p>1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-18.2" calcext:value-type="float">
            <text:p>-18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angwil3</text:p>
          </table:table-cell>
          <table:table-cell office:value-type="float" office:value="1" calcext:value-type="float">
            <text:p>1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3.06559E-028" calcext:value-type="float">
            <text:p>3.06559E-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cevic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4.125" calcext:value-type="float">
            <text:p>-4.1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cevic3</text:p>
          </table:table-cell>
          <table:table-cell office:value-type="float" office:value="21" calcext:value-type="float">
            <text:p>21</text:p>
          </table:table-cell>
          <table:table-cell office:value-type="float" office:value="0.00858" calcext:value-type="float">
            <text:p>0.00858</text:p>
          </table:table-cell>
          <table:table-cell office:value-type="float" office:value="97.30945" calcext:value-type="float">
            <text:p>97.309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ecevic4</text:p>
          </table:table-cell>
          <table:table-cell office:value-type="float" office:value="9" calcext:value-type="float">
            <text:p>9</text:p>
          </table:table-cell>
          <table:table-cell office:value-type="float" office:value="0.007708" calcext:value-type="float">
            <text:p>0.007708</text:p>
          </table:table-cell>
          <table:table-cell office:value-type="float" office:value="7.557508" calcext:value-type="float">
            <text:p>7.557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igzag</text:p>
          </table:table-cell>
          <table:table-cell office:value-type="float" office:value="22" calcext:value-type="float">
            <text:p>22</text:p>
          </table:table-cell>
          <table:table-cell office:value-type="float" office:value="0.02127" calcext:value-type="float">
            <text:p>0.02127</text:p>
          </table:table-cell>
          <table:table-cell office:value-type="float" office:value="3.161735" calcext:value-type="float">
            <text:p>3.1617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y2</text:p>
          </table:table-cell>
          <table:table-cell office:value-type="float" office:value="9" calcext:value-type="float">
            <text:p>9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78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 style:data-style-name="N2" text:time-value="19:55:50.2447228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1T20:34:26.439245294</dc:date>
    <meta:editing-duration>PT3H9M20S</meta:editing-duration>
    <meta:editing-cycles>7</meta:editing-cycles>
    <meta:generator>LibreOffice/6.0.7.3$Linux_X86_64 LibreOffice_project/00m0$Build-3</meta:generator>
    <meta:document-statistic meta:table-count="1" meta:cell-count="2801" meta:object-count="0"/>
  </office:meta>
</office:document-meta>
</file>